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9" style:family="table">
      <style:table-properties style:width="17.013cm" fo:margin-left="0cm" fo:margin-right="-0.012cm" table:align="margins"/>
    </style:style>
    <style:style style:name="Tabelle9.A" style:family="table-column">
      <style:table-column-properties style:column-width="0.688cm" style:rel-column-width="2649*"/>
    </style:style>
    <style:style style:name="Tabelle9.B" style:family="table-column">
      <style:table-column-properties style:column-width="4.524cm" style:rel-column-width="17428*"/>
    </style:style>
    <style:style style:name="Tabelle9.C" style:family="table-column">
      <style:table-column-properties style:column-width="2.09cm" style:rel-column-width="8051*"/>
    </style:style>
    <style:style style:name="Tabelle9.D" style:family="table-column">
      <style:table-column-properties style:column-width="2.249cm" style:rel-column-width="8663*"/>
    </style:style>
    <style:style style:name="Tabelle9.E" style:family="table-column">
      <style:table-column-properties style:column-width="2.223cm" style:rel-column-width="8561*"/>
    </style:style>
    <style:style style:name="Tabelle9.F" style:family="table-column">
      <style:table-column-properties style:column-width="2.798cm" style:rel-column-width="10776*"/>
    </style:style>
    <style:style style:name="Tabelle9.G" style:family="table-column">
      <style:table-column-properties style:column-width="2.441cm" style:rel-column-width="9407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G1" style:family="table-cell">
      <style:table-cell-properties fo:padding="0.097cm" fo:border="0.002cm solid #000000"/>
    </style:style>
    <style:style style:name="Tabelle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9.B2" style:family="table-cell">
      <style:table-cell-properties fo:padding="0.097cm" fo:border-left="0.002cm solid #000000" fo:border-right="none" fo:border-top="none" fo:border-bottom="0.002cm solid #000000"/>
    </style:style>
    <style:style style:name="Tabelle9.C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elle9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7.013cm" fo:margin-left="0cm" fo:margin-right="-0.012cm" table:align="margins"/>
    </style:style>
    <style:style style:name="Tabelle7.A" style:family="table-column">
      <style:table-column-properties style:column-width="0.688cm" style:rel-column-width="2649*"/>
    </style:style>
    <style:style style:name="Tabelle7.B" style:family="table-column">
      <style:table-column-properties style:column-width="4.524cm" style:rel-column-width="17428*"/>
    </style:style>
    <style:style style:name="Tabelle7.C" style:family="table-column">
      <style:table-column-properties style:column-width="2.09cm" style:rel-column-width="8051*"/>
    </style:style>
    <style:style style:name="Tabelle7.D" style:family="table-column">
      <style:table-column-properties style:column-width="2.249cm" style:rel-column-width="8663*"/>
    </style:style>
    <style:style style:name="Tabelle7.E" style:family="table-column">
      <style:table-column-properties style:column-width="2.223cm" style:rel-column-width="8561*"/>
    </style:style>
    <style:style style:name="Tabelle7.F" style:family="table-column">
      <style:table-column-properties style:column-width="2.798cm" style:rel-column-width="10776*"/>
    </style:style>
    <style:style style:name="Tabelle7.G" style:family="table-column">
      <style:table-column-properties style:column-width="2.441cm" style:rel-column-width="9407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G1" style:family="table-cell">
      <style:table-cell-properties fo:padding="0.097cm" fo:border="0.002cm solid #000000"/>
    </style:style>
    <style:style style:name="Tabelle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7.B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elle7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0" style:family="table">
      <style:table-properties style:width="17.013cm" fo:margin-left="0cm" fo:margin-right="-0.012cm" table:align="margins"/>
    </style:style>
    <style:style style:name="Tabelle10.A" style:family="table-column">
      <style:table-column-properties style:column-width="0.686cm" style:rel-column-width="2643*"/>
    </style:style>
    <style:style style:name="Tabelle10.B" style:family="table-column">
      <style:table-column-properties style:column-width="4.551cm" style:rel-column-width="17530*"/>
    </style:style>
    <style:style style:name="Tabelle10.C" style:family="table-column">
      <style:table-column-properties style:column-width="2.064cm" style:rel-column-width="7949*"/>
    </style:style>
    <style:style style:name="Tabelle10.D" style:family="table-column">
      <style:table-column-properties style:column-width="2.249cm" style:rel-column-width="8663*"/>
    </style:style>
    <style:style style:name="Tabelle10.E" style:family="table-column">
      <style:table-column-properties style:column-width="2.223cm" style:rel-column-width="8561*"/>
    </style:style>
    <style:style style:name="Tabelle10.F" style:family="table-column">
      <style:table-column-properties style:column-width="2.798cm" style:rel-column-width="10776*"/>
    </style:style>
    <style:style style:name="Tabelle10.G" style:family="table-column">
      <style:table-column-properties style:column-width="2.443cm" style:rel-column-width="9413*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G1" style:family="table-cell">
      <style:table-cell-properties fo:padding="0.097cm" fo:border="0.002cm solid #000000"/>
    </style:style>
    <style:style style:name="Tabelle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0.B2" style:family="table-cell">
      <style:table-cell-properties fo:padding="0.097cm" fo:border-left="0.002cm solid #000000" fo:border-right="none" fo:border-top="none" fo:border-bottom="0.002cm solid #000000"/>
    </style:style>
    <style:style style:name="Tabelle10.C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elle10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0.11" style:family="table-row">
      <style:table-row-properties style:min-row-height="1.106cm"/>
    </style:style>
    <style:style style:name="Tabelle8" style:family="table">
      <style:table-properties style:width="17.013cm" fo:margin-left="0cm" fo:margin-right="-0.012cm" table:align="margins"/>
    </style:style>
    <style:style style:name="Tabelle8.A" style:family="table-column">
      <style:table-column-properties style:column-width="0.688cm" style:rel-column-width="2649*"/>
    </style:style>
    <style:style style:name="Tabelle8.B" style:family="table-column">
      <style:table-column-properties style:column-width="4.604cm" style:rel-column-width="17734*"/>
    </style:style>
    <style:style style:name="Tabelle8.C" style:family="table-column">
      <style:table-column-properties style:column-width="2.011cm" style:rel-column-width="7745*"/>
    </style:style>
    <style:style style:name="Tabelle8.D" style:family="table-column">
      <style:table-column-properties style:column-width="2.249cm" style:rel-column-width="8663*"/>
    </style:style>
    <style:style style:name="Tabelle8.E" style:family="table-column">
      <style:table-column-properties style:column-width="2.223cm" style:rel-column-width="8561*"/>
    </style:style>
    <style:style style:name="Tabelle8.F" style:family="table-column">
      <style:table-column-properties style:column-width="2.798cm" style:rel-column-width="10776*"/>
    </style:style>
    <style:style style:name="Tabelle8.G" style:family="table-column">
      <style:table-column-properties style:column-width="2.441cm" style:rel-column-width="9407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G1" style:family="table-cell">
      <style:table-cell-properties fo:padding="0.097cm" fo:border="0.002cm solid #000000"/>
    </style:style>
    <style:style style:name="Tabelle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8.B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elle8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.013cm" fo:margin-left="0cm" fo:margin-right="-0.012cm" table:align="margins"/>
    </style:style>
    <style:style style:name="Tabelle5.A" style:family="table-column">
      <style:table-column-properties style:column-width="0.686cm" style:rel-column-width="2643*"/>
    </style:style>
    <style:style style:name="Tabelle5.B" style:family="table-column">
      <style:table-column-properties style:column-width="4.524cm" style:rel-column-width="17428*"/>
    </style:style>
    <style:style style:name="Tabelle5.C" style:family="table-column">
      <style:table-column-properties style:column-width="2.09cm" style:rel-column-width="8051*"/>
    </style:style>
    <style:style style:name="Tabelle5.D" style:family="table-column">
      <style:table-column-properties style:column-width="2.249cm" style:rel-column-width="8663*"/>
    </style:style>
    <style:style style:name="Tabelle5.E" style:family="table-column">
      <style:table-column-properties style:column-width="2.223cm" style:rel-column-width="8561*"/>
    </style:style>
    <style:style style:name="Tabelle5.F" style:family="table-column">
      <style:table-column-properties style:column-width="2.798cm" style:rel-column-width="10776*"/>
    </style:style>
    <style:style style:name="Tabelle5.G" style:family="table-column">
      <style:table-column-properties style:column-width="2.443cm" style:rel-column-width="9413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G1" style:family="table-cell">
      <style:table-cell-properties fo:padding="0.097cm" fo:border="0.002cm solid #000000"/>
    </style:style>
    <style:style style:name="Tabelle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elle5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7.013cm" fo:margin-left="0cm" fo:margin-right="-0.012cm" table:align="margins"/>
    </style:style>
    <style:style style:name="Tabelle11.A" style:family="table-column">
      <style:table-column-properties style:column-width="0.688cm" style:rel-column-width="2649*"/>
    </style:style>
    <style:style style:name="Tabelle11.B" style:family="table-column">
      <style:table-column-properties style:column-width="4.498cm" style:rel-column-width="17326*"/>
    </style:style>
    <style:style style:name="Tabelle11.C" style:family="table-column">
      <style:table-column-properties style:column-width="2.117cm" style:rel-column-width="8153*"/>
    </style:style>
    <style:style style:name="Tabelle11.D" style:family="table-column">
      <style:table-column-properties style:column-width="2.249cm" style:rel-column-width="8663*"/>
    </style:style>
    <style:style style:name="Tabelle11.E" style:family="table-column">
      <style:table-column-properties style:column-width="2.223cm" style:rel-column-width="8561*"/>
    </style:style>
    <style:style style:name="Tabelle11.F" style:family="table-column">
      <style:table-column-properties style:column-width="2.798cm" style:rel-column-width="10776*"/>
    </style:style>
    <style:style style:name="Tabelle11.G" style:family="table-column">
      <style:table-column-properties style:column-width="2.441cm" style:rel-column-width="9407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G1" style:family="table-cell">
      <style:table-cell-properties fo:padding="0.097cm" fo:border="0.002cm solid #000000"/>
    </style:style>
    <style:style style:name="Tabelle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1.B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elle11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7.013cm" fo:margin-left="0cm" fo:margin-right="-0.012cm" table:align="margins"/>
    </style:style>
    <style:style style:name="Tabelle12.A" style:family="table-column">
      <style:table-column-properties style:column-width="0.688cm" style:rel-column-width="2649*"/>
    </style:style>
    <style:style style:name="Tabelle12.B" style:family="table-column">
      <style:table-column-properties style:column-width="4.419cm" style:rel-column-width="17020*"/>
    </style:style>
    <style:style style:name="Tabelle12.C" style:family="table-column">
      <style:table-column-properties style:column-width="2.196cm" style:rel-column-width="8459*"/>
    </style:style>
    <style:style style:name="Tabelle12.D" style:family="table-column">
      <style:table-column-properties style:column-width="2.249cm" style:rel-column-width="8663*"/>
    </style:style>
    <style:style style:name="Tabelle12.E" style:family="table-column">
      <style:table-column-properties style:column-width="2.223cm" style:rel-column-width="8561*"/>
    </style:style>
    <style:style style:name="Tabelle12.F" style:family="table-column">
      <style:table-column-properties style:column-width="2.798cm" style:rel-column-width="10776*"/>
    </style:style>
    <style:style style:name="Tabelle12.G" style:family="table-column">
      <style:table-column-properties style:column-width="2.441cm" style:rel-column-width="9407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G1" style:family="table-cell">
      <style:table-cell-properties fo:padding="0.097cm" fo:border="0.002cm solid #000000"/>
    </style:style>
    <style:style style:name="Tabelle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2.B2" style:family="table-cell">
      <style:table-cell-properties fo:padding="0.097cm" fo:border-left="0.002cm solid #000000" fo:border-right="none" fo:border-top="none" fo:border-bottom="0.002cm solid #000000"/>
    </style:style>
    <style:style style:name="Tabelle12.C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elle12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7.013cm" fo:margin-left="0cm" fo:margin-right="-0.012cm" table:align="margins"/>
    </style:style>
    <style:style style:name="Tabelle13.A" style:family="table-column">
      <style:table-column-properties style:column-width="0.688cm" style:rel-column-width="2649*"/>
    </style:style>
    <style:style style:name="Tabelle13.B" style:family="table-column">
      <style:table-column-properties style:column-width="4.419cm" style:rel-column-width="17020*"/>
    </style:style>
    <style:style style:name="Tabelle13.C" style:family="table-column">
      <style:table-column-properties style:column-width="2.196cm" style:rel-column-width="8459*"/>
    </style:style>
    <style:style style:name="Tabelle13.D" style:family="table-column">
      <style:table-column-properties style:column-width="2.249cm" style:rel-column-width="8663*"/>
    </style:style>
    <style:style style:name="Tabelle13.E" style:family="table-column">
      <style:table-column-properties style:column-width="2.223cm" style:rel-column-width="8561*"/>
    </style:style>
    <style:style style:name="Tabelle13.F" style:family="table-column">
      <style:table-column-properties style:column-width="2.798cm" style:rel-column-width="10776*"/>
    </style:style>
    <style:style style:name="Tabelle13.G" style:family="table-column">
      <style:table-column-properties style:column-width="2.441cm" style:rel-column-width="9407*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G1" style:family="table-cell">
      <style:table-cell-properties fo:padding="0.097cm" fo:border="0.002cm solid #000000"/>
    </style:style>
    <style:style style:name="Tabelle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3.B2" style:family="table-cell">
      <style:table-cell-properties fo:padding="0.097cm" fo:border-left="0.002cm solid #000000" fo:border-right="none" fo:border-top="none" fo:border-bottom="0.002cm solid #000000"/>
    </style:style>
    <style:style style:name="Tabelle13.C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elle13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7.013cm" fo:margin-left="0cm" fo:margin-right="-0.012cm" table:align="margins"/>
    </style:style>
    <style:style style:name="Tabelle14.A" style:family="table-column">
      <style:table-column-properties style:column-width="0.686cm" style:rel-column-width="2643*"/>
    </style:style>
    <style:style style:name="Tabelle14.B" style:family="table-column">
      <style:table-column-properties style:column-width="4.524cm" style:rel-column-width="17428*"/>
    </style:style>
    <style:style style:name="Tabelle14.C" style:family="table-column">
      <style:table-column-properties style:column-width="2.09cm" style:rel-column-width="8051*"/>
    </style:style>
    <style:style style:name="Tabelle14.D" style:family="table-column">
      <style:table-column-properties style:column-width="2.249cm" style:rel-column-width="8663*"/>
    </style:style>
    <style:style style:name="Tabelle14.E" style:family="table-column">
      <style:table-column-properties style:column-width="2.223cm" style:rel-column-width="8561*"/>
    </style:style>
    <style:style style:name="Tabelle14.F" style:family="table-column">
      <style:table-column-properties style:column-width="2.798cm" style:rel-column-width="10776*"/>
    </style:style>
    <style:style style:name="Tabelle14.G" style:family="table-column">
      <style:table-column-properties style:column-width="2.443cm" style:rel-column-width="9413*"/>
    </style:style>
    <style:style style:name="Tabel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G1" style:family="table-cell">
      <style:table-cell-properties fo:padding="0.097cm" fo:border="0.002cm solid #000000"/>
    </style:style>
    <style:style style:name="Tabelle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4.B2" style:family="table-cell">
      <style:table-cell-properties fo:padding="0.097cm" fo:border-left="0.002cm solid #000000" fo:border-right="none" fo:border-top="none" fo:border-bottom="0.002cm solid #000000"/>
    </style:style>
    <style:style style:name="Tabelle14.C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elle14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7.013cm" fo:margin-left="0cm" fo:margin-right="-0.012cm" table:align="margins"/>
    </style:style>
    <style:style style:name="Tabelle15.A" style:family="table-column">
      <style:table-column-properties style:column-width="0.688cm" style:rel-column-width="2649*"/>
    </style:style>
    <style:style style:name="Tabelle15.B" style:family="table-column">
      <style:table-column-properties style:column-width="4.498cm" style:rel-column-width="17326*"/>
    </style:style>
    <style:style style:name="Tabelle15.C" style:family="table-column">
      <style:table-column-properties style:column-width="2.117cm" style:rel-column-width="8153*"/>
    </style:style>
    <style:style style:name="Tabelle15.D" style:family="table-column">
      <style:table-column-properties style:column-width="2.249cm" style:rel-column-width="8663*"/>
    </style:style>
    <style:style style:name="Tabelle15.E" style:family="table-column">
      <style:table-column-properties style:column-width="2.223cm" style:rel-column-width="8561*"/>
    </style:style>
    <style:style style:name="Tabelle15.F" style:family="table-column">
      <style:table-column-properties style:column-width="2.798cm" style:rel-column-width="10776*"/>
    </style:style>
    <style:style style:name="Tabelle15.G" style:family="table-column">
      <style:table-column-properties style:column-width="2.441cm" style:rel-column-width="9407*"/>
    </style:style>
    <style:style style:name="Tabel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5.G1" style:family="table-cell">
      <style:table-cell-properties fo:padding="0.097cm" fo:border="0.002cm solid #000000"/>
    </style:style>
    <style:style style:name="Tabelle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5.B2" style:family="table-cell">
      <style:table-cell-properties fo:padding="0.097cm" fo:border-left="0.002cm solid #000000" fo:border-right="none" fo:border-top="none" fo:border-bottom="0.002cm solid #000000"/>
    </style:style>
    <style:style style:name="Tabelle15.C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elle15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7.013cm" fo:margin-left="0cm" fo:margin-right="-0.012cm" table:align="margins"/>
    </style:style>
    <style:style style:name="Tabelle16.A" style:family="table-column">
      <style:table-column-properties style:column-width="0.688cm" style:rel-column-width="2649*"/>
    </style:style>
    <style:style style:name="Tabelle16.B" style:family="table-column">
      <style:table-column-properties style:column-width="4.419cm" style:rel-column-width="17020*"/>
    </style:style>
    <style:style style:name="Tabelle16.C" style:family="table-column">
      <style:table-column-properties style:column-width="2.196cm" style:rel-column-width="8459*"/>
    </style:style>
    <style:style style:name="Tabelle16.D" style:family="table-column">
      <style:table-column-properties style:column-width="2.249cm" style:rel-column-width="8663*"/>
    </style:style>
    <style:style style:name="Tabelle16.E" style:family="table-column">
      <style:table-column-properties style:column-width="2.223cm" style:rel-column-width="8561*"/>
    </style:style>
    <style:style style:name="Tabelle16.F" style:family="table-column">
      <style:table-column-properties style:column-width="2.798cm" style:rel-column-width="10776*"/>
    </style:style>
    <style:style style:name="Tabelle16.G" style:family="table-column">
      <style:table-column-properties style:column-width="2.441cm" style:rel-column-width="9407*"/>
    </style:style>
    <style:style style:name="Tabel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6.G1" style:family="table-cell">
      <style:table-cell-properties fo:padding="0.097cm" fo:border="0.002cm solid #000000"/>
    </style:style>
    <style:style style:name="Tabelle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6.B2" style:family="table-cell">
      <style:table-cell-properties fo:padding="0.097cm" fo:border-left="0.002cm solid #000000" fo:border-right="none" fo:border-top="none" fo:border-bottom="0.002cm solid #000000"/>
    </style:style>
    <style:style style:name="Tabelle16.C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elle16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7.013cm" fo:margin-left="0cm" fo:margin-right="-0.012cm" table:align="margins"/>
    </style:style>
    <style:style style:name="Tabelle17.A" style:family="table-column">
      <style:table-column-properties style:column-width="0.688cm" style:rel-column-width="2649*"/>
    </style:style>
    <style:style style:name="Tabelle17.B" style:family="table-column">
      <style:table-column-properties style:column-width="4.419cm" style:rel-column-width="17020*"/>
    </style:style>
    <style:style style:name="Tabelle17.C" style:family="table-column">
      <style:table-column-properties style:column-width="2.196cm" style:rel-column-width="8459*"/>
    </style:style>
    <style:style style:name="Tabelle17.D" style:family="table-column">
      <style:table-column-properties style:column-width="2.249cm" style:rel-column-width="8663*"/>
    </style:style>
    <style:style style:name="Tabelle17.E" style:family="table-column">
      <style:table-column-properties style:column-width="2.223cm" style:rel-column-width="8561*"/>
    </style:style>
    <style:style style:name="Tabelle17.F" style:family="table-column">
      <style:table-column-properties style:column-width="2.798cm" style:rel-column-width="10776*"/>
    </style:style>
    <style:style style:name="Tabelle17.G" style:family="table-column">
      <style:table-column-properties style:column-width="2.441cm" style:rel-column-width="9407*"/>
    </style:style>
    <style:style style:name="Tabel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G1" style:family="table-cell">
      <style:table-cell-properties fo:padding="0.097cm" fo:border="0.002cm solid #000000"/>
    </style:style>
    <style:style style:name="Tabelle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7.B2" style:family="table-cell">
      <style:table-cell-properties fo:padding="0.097cm" fo:border-left="0.002cm solid #000000" fo:border-right="none" fo:border-top="none" fo:border-bottom="0.002cm solid #000000"/>
    </style:style>
    <style:style style:name="Tabelle17.C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elle17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7.013cm" fo:margin-left="0cm" fo:margin-right="-0.012cm" table:align="margins"/>
    </style:style>
    <style:style style:name="Tabelle18.A" style:family="table-column">
      <style:table-column-properties style:column-width="0.767cm" style:rel-column-width="2955*"/>
    </style:style>
    <style:style style:name="Tabelle18.B" style:family="table-column">
      <style:table-column-properties style:column-width="6.033cm" style:rel-column-width="23237*"/>
    </style:style>
    <style:style style:name="Tabelle18.C" style:family="table-column">
      <style:table-column-properties style:column-width="3.399cm" style:rel-column-width="13093*"/>
    </style:style>
    <style:style style:name="Tabelle18.D" style:family="table-column">
      <style:table-column-properties style:column-width="3.401cm" style:rel-column-width="13100*"/>
    </style:style>
    <style:style style:name="Tabelle18.E" style:family="table-column">
      <style:table-column-properties style:column-width="3.413cm" style:rel-column-width="13150*"/>
    </style:style>
    <style:style style:name="Tabel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8.E1" style:family="table-cell">
      <style:table-cell-properties fo:padding="0.097cm" fo:border="0.002cm solid #000000"/>
    </style:style>
    <style:style style:name="Tabelle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8.B2" style:family="table-cell">
      <style:table-cell-properties fo:padding="0.097cm" fo:border-left="0.002cm solid #000000" fo:border-right="none" fo:border-top="none" fo:border-bottom="0.002cm solid #000000"/>
    </style:style>
    <style:style style:name="Tabelle18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.796cm" fo:margin-left="-0.783cm" fo:margin-right="-0.012cm" table:align="margins"/>
    </style:style>
    <style:style style:name="Tabelle3.A" style:family="table-column">
      <style:table-column-properties style:column-width="5.212cm" style:rel-column-width="19194*"/>
    </style:style>
    <style:style style:name="Tabelle3.B" style:family="table-column">
      <style:table-column-properties style:column-width="4.075cm" style:rel-column-width="15005*"/>
    </style:style>
    <style:style style:name="Tabelle3.C" style:family="table-column">
      <style:table-column-properties style:column-width="4.26cm" style:rel-column-width="15687*"/>
    </style:style>
    <style:style style:name="Tabelle3.D" style:family="table-column">
      <style:table-column-properties style:column-width="4.249cm" style:rel-column-width="15649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D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3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.013cm" fo:margin-left="0cm" fo:margin-right="-0.012cm" table:align="margins"/>
    </style:style>
    <style:style style:name="Tabelle4.A" style:family="table-column">
      <style:table-column-properties style:column-width="4.419cm" style:rel-column-width="17020*"/>
    </style:style>
    <style:style style:name="Tabelle4.B" style:family="table-column">
      <style:table-column-properties style:column-width="4.082cm" style:rel-column-width="15722*"/>
    </style:style>
    <style:style style:name="Tabelle4.C" style:family="table-column">
      <style:table-column-properties style:column-width="4.249cm" style:rel-column-width="16368*"/>
    </style:style>
    <style:style style:name="Tabelle4.D" style:family="table-column">
      <style:table-column-properties style:column-width="4.263cm" style:rel-column-width="1642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D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background-color="#ffffff"/>
    </style:style>
    <style:style style:name="P3" style:family="paragraph" style:parent-style-name="Text_20_body">
      <style:text-properties fo:color="#999999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6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background-color="#ffffff"/>
    </style:style>
    <style:style style:name="P9" style:family="paragraph" style:parent-style-name="Table_20_Contents">
      <style:paragraph-properties fo:text-align="center" style:justify-single-word="false"/>
      <style:text-properties fo:background-color="#ffffff"/>
    </style:style>
    <style:style style:name="P10" style:family="paragraph" style:parent-style-name="Table_20_Contents">
      <style:text-properties fo:color="#999999"/>
    </style:style>
    <style:style style:name="P11" style:family="paragraph" style:parent-style-name="Standard">
      <style:paragraph-properties fo:break-before="page"/>
      <style:text-properties fo:font-size="18pt"/>
    </style:style>
    <style:style style:name="P12" style:family="paragraph" style:parent-style-name="Text_20_body">
      <style:paragraph-properties fo:break-before="page"/>
    </style:style>
    <style:style style:name="P1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text-properties fo:color="#999999"/>
    </style:style>
    <style:style style:name="P18" style:family="paragraph" style:parent-style-name="Table_20_Contents">
      <style:text-properties fo:background-color="#99ff99"/>
    </style:style>
    <style:style style:name="P19" style:family="paragraph" style:parent-style-name="Table_20_Contents">
      <style:text-properties fo:background-color="transparent"/>
    </style:style>
    <style:style style:name="P20" style:family="paragraph" style:parent-style-name="Table_20_Contents">
      <style:paragraph-properties fo:text-align="center" style:justify-single-word="false"/>
      <style:text-properties fo:color="#00cc00"/>
    </style:style>
    <style:style style:name="P21" style:family="paragraph" style:parent-style-name="Table_20_Contents">
      <style:paragraph-properties fo:background-color="transparent">
        <style:background-image/>
      </style:paragraph-properties>
      <style:text-properties fo:background-color="transparent"/>
    </style:style>
    <style:style style:name="P22" style:family="paragraph" style:parent-style-name="Text_20_body">
      <style:text-properties fo:color="#999999"/>
    </style:style>
    <style:style style:name="P23" style:family="paragraph" style:parent-style-name="Text_20_body">
      <style:paragraph-properties fo:text-align="center" style:justify-single-word="false"/>
    </style:style>
    <style:style style:name="P24" style:family="paragraph" style:parent-style-name="Text_20_body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T3" style:family="text">
      <style:text-properties fo:background-color="#ff8080"/>
    </style:style>
    <style:style style:name="T4" style:family="text">
      <style:text-properties fo:background-color="#99ff99"/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column table:style-name="Tabelle9.G"/>
        <table:table-row>
          <table:table-cell table:style-name="Tabelle9.A1" office:value-type="string">
            <text:p text:style-name="P6"/>
          </table:table-cell>
          <table:table-cell table:style-name="Tabelle9.A1" office:value-type="string">
            <text:p text:style-name="P8">Environnement <text:span text:style-name="T1">parfait</text:span> 1</text:p>
          </table:table-cell>
          <table:table-cell table:style-name="Tabelle9.A1" office:value-type="string">
            <text:p text:style-name="P2">intégrité</text:p>
          </table:table-cell>
          <table:table-cell table:style-name="Tabelle9.A1" office:value-type="string">
            <text:p text:style-name="P9">Frontières</text:p>
            <text:p text:style-name="P9">primaires</text:p>
          </table:table-cell>
          <table:table-cell table:style-name="Tabelle9.A1" office:value-type="string">
            <text:p text:style-name="P9">Frontières</text:p>
            <text:p text:style-name="P9">secondaires</text:p>
          </table:table-cell>
          <table:table-cell table:style-name="Tabelle9.A1" office:value-type="string">
            <text:p text:style-name="P9">Fausses</text:p>
            <text:p text:style-name="P9">Frontières</text:p>
          </table:table-cell>
          <table:table-cell table:style-name="Tabelle9.G1" office:value-type="string">
            <text:p text:style-name="P9">Total</text:p>
          </table:table-cell>
        </table:table-row>
        <table:table-row>
          <table:table-cell table:style-name="Tabelle9.A2" office:value-type="float" office:value="1">
            <text:p text:style-name="P6">1</text:p>
          </table:table-cell>
          <table:table-cell table:style-name="Tabelle9.B2" office:value-type="string">
            <text:p text:style-name="P6">V6 pour tout les points</text:p>
          </table:table-cell>
          <table:table-cell table:style-name="Tabelle9.C2" office:value-type="percentage" office:value="0.9902">
            <text:p text:style-name="P10">99,02%</text:p>
          </table:table-cell>
          <table:table-cell table:style-name="Tabelle9.C2" office:value-type="percentage" office:value="1">
            <text:p text:style-name="Table_20_Contents"><text:span text:style-name="T4">100,00</text:span>%</text:p>
          </table:table-cell>
          <table:table-cell table:style-name="Tabelle9.C2" office:value-type="percentage" office:value="0">
            <text:p text:style-name="Table_20_Contents">0,00%</text:p>
          </table:table-cell>
          <table:table-cell table:style-name="Tabelle9.C2" office:value-type="percentage" office:value="0">
            <text:p text:style-name="Table_20_Contents">0,00%</text:p>
          </table:table-cell>
          <table:table-cell table:style-name="Tabelle9.G2" office:value-type="float" office:value="404">
            <text:p text:style-name="Table_20_Contents">404</text:p>
          </table:table-cell>
        </table:table-row>
        <table:table-row>
          <table:table-cell table:style-name="Tabelle9.A2" office:value-type="float" office:value="2">
            <text:p text:style-name="P6">2</text:p>
          </table:table-cell>
          <table:table-cell table:style-name="Tabelle9.B2" office:value-type="string">
            <text:p text:style-name="P6">V18 pour tout les points</text:p>
          </table:table-cell>
          <table:table-cell table:style-name="Tabelle9.C2" office:value-type="percentage" office:value="1">
            <text:p text:style-name="P10"><text:span text:style-name="T4">100,00</text:span>%</text:p>
          </table:table-cell>
          <table:table-cell table:style-name="Tabelle9.C2" office:value-type="percentage" office:value="0.5025">
            <text:p text:style-name="Table_20_Contents">50,25%</text:p>
          </table:table-cell>
          <table:table-cell table:style-name="Tabelle9.C2" office:value-type="percentage" office:value="0.0973">
            <text:p text:style-name="Table_20_Contents">9,73%</text:p>
          </table:table-cell>
          <table:table-cell table:style-name="Tabelle9.B2" office:value-type="string">
            <text:p text:style-name="P19">40,03%</text:p>
          </table:table-cell>
          <table:table-cell table:style-name="Tabelle9.G2" office:value-type="float" office:value="812">
            <text:p text:style-name="Table_20_Contents">812</text:p>
          </table:table-cell>
        </table:table-row>
        <table:table-row>
          <table:table-cell table:style-name="Tabelle9.A2" office:value-type="float" office:value="3">
            <text:p text:style-name="P6">3</text:p>
          </table:table-cell>
          <table:table-cell table:style-name="Tabelle9.B2" office:value-type="string">
            <text:p text:style-name="P6">V26 pour tout les points</text:p>
          </table:table-cell>
          <table:table-cell table:style-name="Tabelle9.C2" office:value-type="percentage" office:value="1">
            <text:p text:style-name="P10"><text:span text:style-name="T4">100,00</text:span>%</text:p>
          </table:table-cell>
          <table:table-cell table:style-name="Tabelle9.C2" office:value-type="percentage" office:value="0.5">
            <text:p text:style-name="Table_20_Contents">50,00%</text:p>
          </table:table-cell>
          <table:table-cell table:style-name="Tabelle9.C2" office:value-type="percentage" office:value="0.098">
            <text:p text:style-name="Table_20_Contents">9,80%</text:p>
          </table:table-cell>
          <table:table-cell table:style-name="Tabelle9.B2" office:value-type="string">
            <text:p text:style-name="P19">40,20%</text:p>
          </table:table-cell>
          <table:table-cell table:style-name="Tabelle9.G2" office:value-type="float" office:value="816">
            <text:p text:style-name="Table_20_Contents">816</text:p>
          </table:table-cell>
        </table:table-row>
        <table:table-row>
          <table:table-cell table:style-name="Tabelle9.A2" office:value-type="float" office:value="4">
            <text:p text:style-name="P6">4</text:p>
          </table:table-cell>
          <table:table-cell table:style-name="Tabelle9.B2" office:value-type="string">
            <text:p text:style-name="P6">V26 occ. V6 inc.</text:p>
          </table:table-cell>
          <table:table-cell table:style-name="Tabelle9.C2" office:value-type="percentage" office:value="1">
            <text:p text:style-name="P10"><text:span text:style-name="T4">100,00</text:span>%</text:p>
          </table:table-cell>
          <table:table-cell table:style-name="Tabelle9.C2" office:value-type="percentage" office:value="0.5">
            <text:p text:style-name="Table_20_Contents">50,00%</text:p>
          </table:table-cell>
          <table:table-cell table:style-name="Tabelle9.C2" office:value-type="percentage" office:value="0.098">
            <text:p text:style-name="Table_20_Contents">9,80%</text:p>
          </table:table-cell>
          <table:table-cell table:style-name="Tabelle9.B2" office:value-type="string">
            <text:p text:style-name="P19">40,20%</text:p>
          </table:table-cell>
          <table:table-cell table:style-name="Tabelle9.G2" office:value-type="float" office:value="816">
            <text:p text:style-name="Table_20_Contents">816</text:p>
          </table:table-cell>
        </table:table-row>
        <table:table-row>
          <table:table-cell table:style-name="Tabelle9.A2" office:value-type="float" office:value="5">
            <text:p text:style-name="P6">5</text:p>
          </table:table-cell>
          <table:table-cell table:style-name="Tabelle9.B2" office:value-type="string">
            <text:p text:style-name="P6">V6 occ. V26 inc.</text:p>
          </table:table-cell>
          <table:table-cell table:style-name="Tabelle9.C2" office:value-type="percentage" office:value="0.9902">
            <text:p text:style-name="P10">99,02%</text:p>
          </table:table-cell>
          <table:table-cell table:style-name="Tabelle9.C2" office:value-type="percentage" office:value="1">
            <text:p text:style-name="Table_20_Contents"><text:span text:style-name="T4">100,00</text:span>%</text:p>
          </table:table-cell>
          <table:table-cell table:style-name="Tabelle9.C2" office:value-type="percentage" office:value="0">
            <text:p text:style-name="Table_20_Contents">0,00%</text:p>
          </table:table-cell>
          <table:table-cell table:style-name="Tabelle9.C2" office:value-type="percentage" office:value="0">
            <text:p text:style-name="P19">0,00%</text:p>
          </table:table-cell>
          <table:table-cell table:style-name="Tabelle9.G2" office:value-type="float" office:value="404">
            <text:p text:style-name="Table_20_Contents">404</text:p>
          </table:table-cell>
        </table:table-row>
        <table:table-row>
          <table:table-cell table:style-name="Tabelle9.A2" office:value-type="float" office:value="6">
            <text:p text:style-name="P6">6</text:p>
          </table:table-cell>
          <table:table-cell table:style-name="Tabelle9.B2" office:value-type="string">
            <text:p text:style-name="P6">V26 occ. V18 inc.</text:p>
          </table:table-cell>
          <table:table-cell table:style-name="Tabelle9.C2" office:value-type="percentage" office:value="1">
            <text:p text:style-name="P10"><text:span text:style-name="T4">100,00</text:span>%</text:p>
          </table:table-cell>
          <table:table-cell table:style-name="Tabelle9.C2" office:value-type="percentage" office:value="0.5025">
            <text:p text:style-name="Table_20_Contents">50,25%</text:p>
          </table:table-cell>
          <table:table-cell table:style-name="Tabelle9.C2" office:value-type="percentage" office:value="0.0973">
            <text:p text:style-name="Table_20_Contents">9,73%</text:p>
          </table:table-cell>
          <table:table-cell table:style-name="Tabelle9.B2" office:value-type="string">
            <text:p text:style-name="P19">40,03%</text:p>
          </table:table-cell>
          <table:table-cell table:style-name="Tabelle9.G2" office:value-type="float" office:value="812">
            <text:p text:style-name="Table_20_Contents">812</text:p>
          </table:table-cell>
        </table:table-row>
        <table:table-row>
          <table:table-cell table:style-name="Tabelle9.A2" office:value-type="float" office:value="7">
            <text:p text:style-name="P6">7</text:p>
          </table:table-cell>
          <table:table-cell table:style-name="Tabelle9.B2" office:value-type="string">
            <text:p text:style-name="P6">V18 occ. V26 inc.</text:p>
          </table:table-cell>
          <table:table-cell table:style-name="Tabelle9.C2" office:value-type="percentage" office:value="0.9902">
            <text:p text:style-name="P10">99,02%</text:p>
          </table:table-cell>
          <table:table-cell table:style-name="Tabelle9.C2" office:value-type="percentage" office:value="1">
            <text:p text:style-name="Table_20_Contents"><text:span text:style-name="T4">100,00</text:span>%</text:p>
          </table:table-cell>
          <table:table-cell table:style-name="Tabelle9.C2" office:value-type="percentage" office:value="0">
            <text:p text:style-name="Table_20_Contents">0,00%</text:p>
          </table:table-cell>
          <table:table-cell table:style-name="Tabelle9.C2" office:value-type="percentage" office:value="0">
            <text:p text:style-name="P19">0,00%</text:p>
          </table:table-cell>
          <table:table-cell table:style-name="Tabelle9.G2" office:value-type="float" office:value="404">
            <text:p text:style-name="Table_20_Contents">404</text:p>
          </table:table-cell>
        </table:table-row>
        <table:table-row>
          <table:table-cell table:style-name="Tabelle9.A2" office:value-type="float" office:value="8">
            <text:p text:style-name="P6">8</text:p>
          </table:table-cell>
          <table:table-cell table:style-name="Tabelle9.B2" office:value-type="string">
            <text:p text:style-name="P6">V26 occ. V6 inc. </text:p>
            <text:p text:style-name="P6">edge detection</text:p>
          </table:table-cell>
          <table:table-cell table:style-name="Tabelle9.C2" office:value-type="percentage" office:value="1">
            <text:p text:style-name="P10"><text:span text:style-name="T4">100,00</text:span>%</text:p>
          </table:table-cell>
          <table:table-cell table:style-name="Tabelle9.C2" office:value-type="percentage" office:value="0.5">
            <text:p text:style-name="Table_20_Contents">50,00%</text:p>
          </table:table-cell>
          <table:table-cell table:style-name="Tabelle9.C2" office:value-type="percentage" office:value="0.098">
            <text:p text:style-name="Table_20_Contents">9,80%</text:p>
          </table:table-cell>
          <table:table-cell table:style-name="Tabelle9.B2" office:value-type="string">
            <text:p text:style-name="P19">40,20%</text:p>
          </table:table-cell>
          <table:table-cell table:style-name="Tabelle9.G2" office:value-type="float" office:value="816">
            <text:p text:style-name="Table_20_Contents">816</text:p>
          </table:table-cell>
        </table:table-row>
        <table:table-row>
          <table:table-cell table:style-name="Tabelle9.A2" office:value-type="float" office:value="9">
            <text:p text:style-name="P6">9</text:p>
          </table:table-cell>
          <table:table-cell table:style-name="Tabelle9.B2" office:value-type="string">
            <text:p text:style-name="P6">V6 occ. V26 inc.</text:p>
            <text:p text:style-name="P6">edge detection</text:p>
          </table:table-cell>
          <table:table-cell table:style-name="Tabelle9.C2" office:value-type="percentage" office:value="0.9902">
            <text:p text:style-name="P10">99,02%</text:p>
          </table:table-cell>
          <table:table-cell table:style-name="Tabelle9.C2" office:value-type="percentage" office:value="1">
            <text:p text:style-name="Table_20_Contents"><text:span text:style-name="T4">100,00</text:span>%</text:p>
          </table:table-cell>
          <table:table-cell table:style-name="Tabelle9.C2" office:value-type="percentage" office:value="0">
            <text:p text:style-name="Table_20_Contents">0,00%</text:p>
          </table:table-cell>
          <table:table-cell table:style-name="Tabelle9.C2" office:value-type="percentage" office:value="0">
            <text:p text:style-name="P19">0,00%</text:p>
          </table:table-cell>
          <table:table-cell table:style-name="Tabelle9.G2" office:value-type="float" office:value="404">
            <text:p text:style-name="Table_20_Contents">404</text:p>
          </table:table-cell>
        </table:table-row>
        <table:table-row>
          <table:table-cell table:style-name="Tabelle9.A2" office:value-type="float" office:value="10">
            <text:p text:style-name="P6">10</text:p>
          </table:table-cell>
          <table:table-cell table:style-name="Tabelle9.B2" office:value-type="string">
            <text:p text:style-name="P6">V26 occ. V18 inc.</text:p>
            <text:p text:style-name="P6">edge detection</text:p>
          </table:table-cell>
          <table:table-cell table:style-name="Tabelle9.C2" office:value-type="percentage" office:value="1">
            <text:p text:style-name="P10"><text:span text:style-name="T4">100,00</text:span>%</text:p>
          </table:table-cell>
          <table:table-cell table:style-name="Tabelle9.C2" office:value-type="percentage" office:value="0.5025">
            <text:p text:style-name="Table_20_Contents">50,25%</text:p>
          </table:table-cell>
          <table:table-cell table:style-name="Tabelle9.C2" office:value-type="percentage" office:value="0.0973">
            <text:p text:style-name="Table_20_Contents">9,73%</text:p>
          </table:table-cell>
          <table:table-cell table:style-name="Tabelle9.B2" office:value-type="string">
            <text:p text:style-name="P19">40,03%</text:p>
          </table:table-cell>
          <table:table-cell table:style-name="Tabelle9.G2" office:value-type="float" office:value="812">
            <text:p text:style-name="Table_20_Contents">812</text:p>
          </table:table-cell>
        </table:table-row>
        <table:table-row>
          <table:table-cell table:style-name="Tabelle9.A2" office:value-type="float" office:value="11">
            <text:p text:style-name="P6">11</text:p>
          </table:table-cell>
          <table:table-cell table:style-name="Tabelle9.B2" office:value-type="string">
            <text:p text:style-name="P6">V18 occ. V26 inc.</text:p>
            <text:p text:style-name="P6">edge detection</text:p>
          </table:table-cell>
          <table:table-cell table:style-name="Tabelle9.C2" office:value-type="percentage" office:value="0.9902">
            <text:p text:style-name="P3">99,02%</text:p>
          </table:table-cell>
          <table:table-cell table:style-name="Tabelle9.C2" office:value-type="percentage" office:value="1">
            <text:p text:style-name="Table_20_Contents"><text:span text:style-name="T4">100,00</text:span>%</text:p>
          </table:table-cell>
          <table:table-cell table:style-name="Tabelle9.C2" office:value-type="percentage" office:value="0">
            <text:p text:style-name="Table_20_Contents">0,00%</text:p>
          </table:table-cell>
          <table:table-cell table:style-name="Tabelle9.C2" office:value-type="percentage" office:value="0">
            <text:p text:style-name="Table_20_Contents">0,00%</text:p>
          </table:table-cell>
          <table:table-cell table:style-name="Tabelle9.G2" office:value-type="float" office:value="404">
            <text:p text:style-name="Table_20_Contents">404</text:p>
          </table:table-cell>
        </table:table-row>
      </table:table>
      <text:p text:style-name="Standard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F"/>
        <table:table-column table:style-name="Tabelle7.G"/>
        <table:table-row>
          <table:table-cell table:style-name="Tabelle7.A1" office:value-type="string">
            <text:p text:style-name="P6"/>
          </table:table-cell>
          <table:table-cell table:style-name="Tabelle7.A1" office:value-type="string">
            <text:p text:style-name="P6">Environnement <text:span text:style-name="T1">parfait</text:span> 2<text:line-break/></text:p>
          </table:table-cell>
          <table:table-cell table:style-name="Tabelle7.A1" office:value-type="string">
            <text:p text:style-name="P1">intégrité</text:p>
          </table:table-cell>
          <table:table-cell table:style-name="Tabelle7.A1" office:value-type="string">
            <text:p text:style-name="P7">Frontières</text:p>
            <text:p text:style-name="P7">primaires</text:p>
          </table:table-cell>
          <table:table-cell table:style-name="Tabelle7.A1" office:value-type="string">
            <text:p text:style-name="P7">Frontières</text:p>
            <text:p text:style-name="P7">secondaires</text:p>
          </table:table-cell>
          <table:table-cell table:style-name="Tabelle7.A1" office:value-type="string">
            <text:p text:style-name="P7">Fausses</text:p>
            <text:p text:style-name="P7">Frontières</text:p>
          </table:table-cell>
          <table:table-cell table:style-name="Tabelle7.G1" office:value-type="string">
            <text:p text:style-name="P7">Total</text:p>
          </table:table-cell>
        </table:table-row>
        <table:table-row>
          <table:table-cell table:style-name="Tabelle7.A2" office:value-type="float" office:value="1">
            <text:p text:style-name="P6">1</text:p>
          </table:table-cell>
          <table:table-cell table:style-name="Tabelle7.B2" office:value-type="string">
            <text:p text:style-name="P6">V6 pour tout les points</text:p>
          </table:table-cell>
          <table:table-cell table:style-name="Tabelle7.C2" office:value-type="percentage" office:value="0.86">
            <text:p text:style-name="P10">86,00%</text:p>
          </table:table-cell>
          <table:table-cell table:style-name="Tabelle7.C2" office:value-type="percentage" office:value="1">
            <text:p text:style-name="Table_20_Contents">100,00%</text:p>
          </table:table-cell>
          <table:table-cell table:style-name="Tabelle7.C2" office:value-type="percentage" office:value="0">
            <text:p text:style-name="Table_20_Contents">0,00%</text:p>
          </table:table-cell>
          <table:table-cell table:style-name="Tabelle7.C2" office:value-type="percentage" office:value="0">
            <text:p text:style-name="Table_20_Contents">0,00%</text:p>
          </table:table-cell>
          <table:table-cell table:style-name="Tabelle7.G2" office:value-type="float" office:value="172">
            <text:p text:style-name="Table_20_Contents">172</text:p>
          </table:table-cell>
        </table:table-row>
        <table:table-row>
          <table:table-cell table:style-name="Tabelle7.A2" office:value-type="float" office:value="2">
            <text:p text:style-name="P6">2</text:p>
          </table:table-cell>
          <table:table-cell table:style-name="Tabelle7.B2" office:value-type="string">
            <text:p text:style-name="P6">V18 pour tout les points</text:p>
          </table:table-cell>
          <table:table-cell table:style-name="Tabelle7.C2" office:value-type="percentage" office:value="1">
            <text:p text:style-name="P10"><text:span text:style-name="T4">100,00</text:span>%</text:p>
          </table:table-cell>
          <table:table-cell table:style-name="Tabelle7.C2" office:value-type="percentage" office:value="0.6849">
            <text:p text:style-name="Table_20_Contents"><text:span text:style-name="T4">68,49</text:span>%</text:p>
          </table:table-cell>
          <table:table-cell table:style-name="Tabelle7.C2" office:value-type="percentage" office:value="0.3151">
            <text:p text:style-name="Table_20_Contents">31,51%</text:p>
          </table:table-cell>
          <table:table-cell table:style-name="Tabelle7.C2" office:value-type="percentage" office:value="0">
            <text:p text:style-name="Table_20_Contents">0,00%</text:p>
          </table:table-cell>
          <table:table-cell table:style-name="Tabelle7.G2" office:value-type="float" office:value="292">
            <text:p text:style-name="Table_20_Contents">292</text:p>
          </table:table-cell>
        </table:table-row>
        <table:table-row>
          <table:table-cell table:style-name="Tabelle7.A2" office:value-type="float" office:value="3">
            <text:p text:style-name="P6">3</text:p>
          </table:table-cell>
          <table:table-cell table:style-name="Tabelle7.B2" office:value-type="string">
            <text:p text:style-name="P6">V26 pour tout les points</text:p>
          </table:table-cell>
          <table:table-cell table:style-name="Tabelle7.C2" office:value-type="percentage" office:value="1">
            <text:p text:style-name="P10"><text:span text:style-name="T4">100,00</text:span>%</text:p>
          </table:table-cell>
          <table:table-cell table:style-name="Tabelle7.C2" office:value-type="percentage" office:value="0.5618">
            <text:p text:style-name="Table_20_Contents">56,18%</text:p>
          </table:table-cell>
          <table:table-cell table:style-name="Tabelle7.C2" office:value-type="percentage" office:value="0.4382">
            <text:p text:style-name="Table_20_Contents">43,82%</text:p>
          </table:table-cell>
          <table:table-cell table:style-name="Tabelle7.C2" office:value-type="percentage" office:value="0">
            <text:p text:style-name="Table_20_Contents">0,00%</text:p>
          </table:table-cell>
          <table:table-cell table:style-name="Tabelle7.G2" office:value-type="float" office:value="356">
            <text:p text:style-name="Table_20_Contents">356</text:p>
          </table:table-cell>
        </table:table-row>
        <table:table-row>
          <table:table-cell table:style-name="Tabelle7.A2" office:value-type="float" office:value="4">
            <text:p text:style-name="P6">4</text:p>
          </table:table-cell>
          <table:table-cell table:style-name="Tabelle7.B2" office:value-type="string">
            <text:p text:style-name="P6">V26 occ. V6 inc.</text:p>
          </table:table-cell>
          <table:table-cell table:style-name="Tabelle7.C2" office:value-type="percentage" office:value="0.86">
            <text:p text:style-name="P10">86,00%</text:p>
          </table:table-cell>
          <table:table-cell table:style-name="Tabelle7.C2" office:value-type="percentage" office:value="1">
            <text:p text:style-name="Table_20_Contents">100,00%</text:p>
          </table:table-cell>
          <table:table-cell table:style-name="Tabelle7.C2" office:value-type="percentage" office:value="0">
            <text:p text:style-name="Table_20_Contents">0,00%</text:p>
          </table:table-cell>
          <table:table-cell table:style-name="Tabelle7.C2" office:value-type="percentage" office:value="0">
            <text:p text:style-name="Table_20_Contents">0,00%</text:p>
          </table:table-cell>
          <table:table-cell table:style-name="Tabelle7.G2" office:value-type="float" office:value="172">
            <text:p text:style-name="Table_20_Contents">172</text:p>
          </table:table-cell>
        </table:table-row>
        <table:table-row>
          <table:table-cell table:style-name="Tabelle7.A2" office:value-type="float" office:value="5">
            <text:p text:style-name="P6">5</text:p>
          </table:table-cell>
          <table:table-cell table:style-name="Tabelle7.B2" office:value-type="string">
            <text:p text:style-name="P6">V6 occ. V26 inc.</text:p>
          </table:table-cell>
          <table:table-cell table:style-name="Tabelle7.C2" office:value-type="percentage" office:value="1">
            <text:p text:style-name="P10"><text:span text:style-name="T4">100,00</text:span>%</text:p>
          </table:table-cell>
          <table:table-cell table:style-name="Tabelle7.C2" office:value-type="percentage" office:value="0.5618">
            <text:p text:style-name="Table_20_Contents">56,18%</text:p>
          </table:table-cell>
          <table:table-cell table:style-name="Tabelle7.C2" office:value-type="percentage" office:value="0.4382">
            <text:p text:style-name="Table_20_Contents">43,82%</text:p>
          </table:table-cell>
          <table:table-cell table:style-name="Tabelle7.C2" office:value-type="percentage" office:value="0">
            <text:p text:style-name="Table_20_Contents">0,00%</text:p>
          </table:table-cell>
          <table:table-cell table:style-name="Tabelle7.G2" office:value-type="float" office:value="356">
            <text:p text:style-name="Table_20_Contents">356</text:p>
          </table:table-cell>
        </table:table-row>
        <table:table-row>
          <table:table-cell table:style-name="Tabelle7.A2" office:value-type="float" office:value="6">
            <text:p text:style-name="P6">6</text:p>
          </table:table-cell>
          <table:table-cell table:style-name="Tabelle7.B2" office:value-type="string">
            <text:p text:style-name="P6">V26 occ. V18 inc.</text:p>
          </table:table-cell>
          <table:table-cell table:style-name="Tabelle7.C2" office:value-type="percentage" office:value="0.86">
            <text:p text:style-name="P10">86,00%</text:p>
          </table:table-cell>
          <table:table-cell table:style-name="Tabelle7.C2" office:value-type="percentage" office:value="1">
            <text:p text:style-name="Table_20_Contents">100,00%</text:p>
          </table:table-cell>
          <table:table-cell table:style-name="Tabelle7.C2" office:value-type="percentage" office:value="0">
            <text:p text:style-name="Table_20_Contents">0,00%</text:p>
          </table:table-cell>
          <table:table-cell table:style-name="Tabelle7.C2" office:value-type="percentage" office:value="0">
            <text:p text:style-name="Table_20_Contents">0,00%</text:p>
          </table:table-cell>
          <table:table-cell table:style-name="Tabelle7.G2" office:value-type="float" office:value="172">
            <text:p text:style-name="Table_20_Contents">172</text:p>
          </table:table-cell>
        </table:table-row>
        <table:table-row>
          <table:table-cell table:style-name="Tabelle7.A2" office:value-type="float" office:value="7">
            <text:p text:style-name="P6">7</text:p>
          </table:table-cell>
          <table:table-cell table:style-name="Tabelle7.B2" office:value-type="string">
            <text:p text:style-name="P6">V18 occ. V26 inc.</text:p>
          </table:table-cell>
          <table:table-cell table:style-name="Tabelle7.C2" office:value-type="percentage" office:value="1">
            <text:p text:style-name="P10"><text:span text:style-name="T4">100,00</text:span>%</text:p>
          </table:table-cell>
          <table:table-cell table:style-name="Tabelle7.C2" office:value-type="percentage" office:value="0.6849">
            <text:p text:style-name="Table_20_Contents"><text:span text:style-name="T4">68,49</text:span>%</text:p>
          </table:table-cell>
          <table:table-cell table:style-name="Tabelle7.C2" office:value-type="percentage" office:value="0.3151">
            <text:p text:style-name="Table_20_Contents">31,51%</text:p>
          </table:table-cell>
          <table:table-cell table:style-name="Tabelle7.C2" office:value-type="percentage" office:value="0">
            <text:p text:style-name="Table_20_Contents">0,00%</text:p>
          </table:table-cell>
          <table:table-cell table:style-name="Tabelle7.G2" office:value-type="float" office:value="292">
            <text:p text:style-name="Table_20_Contents">292</text:p>
          </table:table-cell>
        </table:table-row>
        <table:table-row>
          <table:table-cell table:style-name="Tabelle7.A2" office:value-type="float" office:value="8">
            <text:p text:style-name="P6">8</text:p>
          </table:table-cell>
          <table:table-cell table:style-name="Tabelle7.B2" office:value-type="string">
            <text:p text:style-name="P6">V26 occ. V6 inc. </text:p>
            <text:p text:style-name="P6">edge detection</text:p>
          </table:table-cell>
          <table:table-cell table:style-name="Tabelle7.C2" office:value-type="percentage" office:value="0.86">
            <text:p text:style-name="P10">86,00%</text:p>
          </table:table-cell>
          <table:table-cell table:style-name="Tabelle7.C2" office:value-type="percentage" office:value="1">
            <text:p text:style-name="Table_20_Contents">100,00%</text:p>
          </table:table-cell>
          <table:table-cell table:style-name="Tabelle7.C2" office:value-type="percentage" office:value="0">
            <text:p text:style-name="Table_20_Contents">0,00%</text:p>
          </table:table-cell>
          <table:table-cell table:style-name="Tabelle7.C2" office:value-type="percentage" office:value="0">
            <text:p text:style-name="Table_20_Contents">0,00%</text:p>
          </table:table-cell>
          <table:table-cell table:style-name="Tabelle7.G2" office:value-type="float" office:value="172">
            <text:p text:style-name="Table_20_Contents">172</text:p>
          </table:table-cell>
        </table:table-row>
        <table:table-row>
          <table:table-cell table:style-name="Tabelle7.A2" office:value-type="float" office:value="9">
            <text:p text:style-name="P6">9</text:p>
          </table:table-cell>
          <table:table-cell table:style-name="Tabelle7.B2" office:value-type="string">
            <text:p text:style-name="P6">V6 occ. V26 inc.</text:p>
            <text:p text:style-name="P6">edge detection</text:p>
          </table:table-cell>
          <table:table-cell table:style-name="Tabelle7.C2" office:value-type="percentage" office:value="1">
            <text:p text:style-name="P10"><text:span text:style-name="T4">100,00</text:span>%</text:p>
          </table:table-cell>
          <table:table-cell table:style-name="Tabelle7.C2" office:value-type="percentage" office:value="0.5618">
            <text:p text:style-name="Table_20_Contents">56,18%</text:p>
          </table:table-cell>
          <table:table-cell table:style-name="Tabelle7.C2" office:value-type="percentage" office:value="0.4382">
            <text:p text:style-name="Table_20_Contents">43,82%</text:p>
          </table:table-cell>
          <table:table-cell table:style-name="Tabelle7.C2" office:value-type="percentage" office:value="0">
            <text:p text:style-name="Table_20_Contents">0,00%</text:p>
          </table:table-cell>
          <table:table-cell table:style-name="Tabelle7.G2" office:value-type="float" office:value="356">
            <text:p text:style-name="Table_20_Contents">356</text:p>
          </table:table-cell>
        </table:table-row>
        <table:table-row>
          <table:table-cell table:style-name="Tabelle7.A2" office:value-type="float" office:value="10">
            <text:p text:style-name="P6">10</text:p>
          </table:table-cell>
          <table:table-cell table:style-name="Tabelle7.B2" office:value-type="string">
            <text:p text:style-name="P6">V26 occ. V18 inc.</text:p>
            <text:p text:style-name="P6">edge detection</text:p>
          </table:table-cell>
          <table:table-cell table:style-name="Tabelle7.C2" office:value-type="percentage" office:value="0.86">
            <text:p text:style-name="P10">86,00%</text:p>
          </table:table-cell>
          <table:table-cell table:style-name="Tabelle7.C2" office:value-type="percentage" office:value="1">
            <text:p text:style-name="Table_20_Contents">100,00%</text:p>
          </table:table-cell>
          <table:table-cell table:style-name="Tabelle7.C2" office:value-type="percentage" office:value="0">
            <text:p text:style-name="Table_20_Contents">0,00%</text:p>
          </table:table-cell>
          <table:table-cell table:style-name="Tabelle7.C2" office:value-type="percentage" office:value="0">
            <text:p text:style-name="Table_20_Contents">0,00%</text:p>
          </table:table-cell>
          <table:table-cell table:style-name="Tabelle7.G2" office:value-type="float" office:value="172">
            <text:p text:style-name="Table_20_Contents">172</text:p>
          </table:table-cell>
        </table:table-row>
        <table:table-row>
          <table:table-cell table:style-name="Tabelle7.A2" office:value-type="float" office:value="11">
            <text:p text:style-name="P6">11</text:p>
          </table:table-cell>
          <table:table-cell table:style-name="Tabelle7.B2" office:value-type="string">
            <text:p text:style-name="P6">V18 occ. V26 inc.</text:p>
            <text:p text:style-name="P6">edge detection</text:p>
          </table:table-cell>
          <table:table-cell table:style-name="Tabelle7.C2" office:value-type="percentage" office:value="1">
            <text:p text:style-name="P3"><text:span text:style-name="T4">100,00</text:span>%</text:p>
          </table:table-cell>
          <table:table-cell table:style-name="Tabelle7.C2" office:value-type="percentage" office:value="0.6849">
            <text:p text:style-name="Table_20_Contents"><text:span text:style-name="T4">68,49</text:span>%</text:p>
          </table:table-cell>
          <table:table-cell table:style-name="Tabelle7.C2" office:value-type="percentage" office:value="0.3151">
            <text:p text:style-name="Table_20_Contents">31,51%</text:p>
          </table:table-cell>
          <table:table-cell table:style-name="Tabelle7.C2" office:value-type="percentage" office:value="0">
            <text:p text:style-name="Table_20_Contents">0,00%</text:p>
          </table:table-cell>
          <table:table-cell table:style-name="Tabelle7.G2" office:value-type="float" office:value="292">
            <text:p text:style-name="Table_20_Contents">292</text:p>
          </table:table-cell>
        </table:table-row>
      </table:table>
      <text:p text:style-name="P5"/>
      <text:p text:style-name="P11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column table:style-name="Tabelle10.F"/>
        <table:table-column table:style-name="Tabelle10.G"/>
        <table:table-row>
          <table:table-cell table:style-name="Tabelle10.A1" office:value-type="string">
            <text:p text:style-name="P6"/>
          </table:table-cell>
          <table:table-cell table:style-name="Tabelle10.A1" office:value-type="string">
            <text:p text:style-name="P6">Environnement <text:span text:style-name="T1">parfait</text:span> 3</text:p>
          </table:table-cell>
          <table:table-cell table:style-name="Tabelle10.A1" office:value-type="string">
            <text:p text:style-name="P1">intégrité</text:p>
          </table:table-cell>
          <table:table-cell table:style-name="Tabelle10.A1" office:value-type="string">
            <text:p text:style-name="P7">Frontières</text:p>
            <text:p text:style-name="P7">primaires</text:p>
          </table:table-cell>
          <table:table-cell table:style-name="Tabelle10.A1" office:value-type="string">
            <text:p text:style-name="P7">Frontières</text:p>
            <text:p text:style-name="P7">secondaires</text:p>
          </table:table-cell>
          <table:table-cell table:style-name="Tabelle10.A1" office:value-type="string">
            <text:p text:style-name="P7">Fausses</text:p>
            <text:p text:style-name="P7">Frontières</text:p>
          </table:table-cell>
          <table:table-cell table:style-name="Tabelle10.G1" office:value-type="string">
            <text:p text:style-name="P7">Total</text:p>
          </table:table-cell>
        </table:table-row>
        <table:table-row>
          <table:table-cell table:style-name="Tabelle10.A2" office:value-type="float" office:value="1">
            <text:p text:style-name="P6">1</text:p>
          </table:table-cell>
          <table:table-cell table:style-name="Tabelle10.B2" office:value-type="string">
            <text:p text:style-name="P6">V6 pour tout les points</text:p>
          </table:table-cell>
          <table:table-cell table:style-name="Tabelle10.C2" office:value-type="percentage" office:value="0.557">
            <text:p text:style-name="P10">55,70%</text:p>
          </table:table-cell>
          <table:table-cell table:style-name="Tabelle10.C2" office:value-type="percentage" office:value="0.6197">
            <text:p text:style-name="Table_20_Contents"><text:span text:style-name="T4">61,97</text:span>%</text:p>
          </table:table-cell>
          <table:table-cell table:style-name="Tabelle10.B2" office:value-type="string">
            <text:p text:style-name="Table_20_Contents">2.46%</text:p>
          </table:table-cell>
          <table:table-cell table:style-name="Tabelle10.C2" office:value-type="percentage" office:value="0.3556">
            <text:p text:style-name="Table_20_Contents">35,56%</text:p>
          </table:table-cell>
          <table:table-cell table:style-name="Tabelle10.G2" office:value-type="float" office:value="284">
            <text:p text:style-name="Table_20_Contents">284</text:p>
          </table:table-cell>
        </table:table-row>
        <table:table-row>
          <table:table-cell table:style-name="Tabelle10.A2" office:value-type="float" office:value="2">
            <text:p text:style-name="P6">2</text:p>
          </table:table-cell>
          <table:table-cell table:style-name="Tabelle10.B2" office:value-type="string">
            <text:p text:style-name="P6">V18 pour tout les points</text:p>
          </table:table-cell>
          <table:table-cell table:style-name="Tabelle10.C2" office:value-type="percentage" office:value="0.557">
            <text:p text:style-name="P10">55,70%</text:p>
          </table:table-cell>
          <table:table-cell table:style-name="Tabelle10.C2" office:value-type="percentage" office:value="0.036">
            <text:p text:style-name="Table_20_Contents">3,60%</text:p>
          </table:table-cell>
          <table:table-cell table:style-name="Tabelle10.C2" office:value-type="percentage" office:value="0.0045">
            <text:p text:style-name="Table_20_Contents">0,45%</text:p>
          </table:table-cell>
          <table:table-cell table:style-name="Tabelle10.C2" office:value-type="percentage" office:value="0.9595">
            <text:p text:style-name="Table_20_Contents">95,95%</text:p>
          </table:table-cell>
          <table:table-cell table:style-name="Tabelle10.G2" office:value-type="float" office:value="4884">
            <text:p text:style-name="Table_20_Contents">4884</text:p>
          </table:table-cell>
        </table:table-row>
        <table:table-row>
          <table:table-cell table:style-name="Tabelle10.A2" office:value-type="float" office:value="3">
            <text:p text:style-name="P6">3</text:p>
          </table:table-cell>
          <table:table-cell table:style-name="Tabelle10.B2" office:value-type="string">
            <text:p text:style-name="P6">V26 pour tout les points</text:p>
          </table:table-cell>
          <table:table-cell table:style-name="Tabelle10.C2" office:value-type="percentage" office:value="0.557">
            <text:p text:style-name="P10">55,70%</text:p>
          </table:table-cell>
          <table:table-cell table:style-name="Tabelle10.C2" office:value-type="percentage" office:value="0.0215">
            <text:p text:style-name="Table_20_Contents">2,15%</text:p>
          </table:table-cell>
          <table:table-cell table:style-name="Tabelle10.C2" office:value-type="percentage" office:value="0.0031">
            <text:p text:style-name="Table_20_Contents">0,31%</text:p>
          </table:table-cell>
          <table:table-cell table:style-name="Tabelle10.C2" office:value-type="percentage" office:value="0.9754">
            <text:p text:style-name="Table_20_Contents">97,54%</text:p>
          </table:table-cell>
          <table:table-cell table:style-name="Tabelle10.G2" office:value-type="float" office:value="8184">
            <text:p text:style-name="Table_20_Contents">8184</text:p>
          </table:table-cell>
        </table:table-row>
        <table:table-row>
          <table:table-cell table:style-name="Tabelle10.A2" office:value-type="float" office:value="4">
            <text:p text:style-name="P6">4</text:p>
          </table:table-cell>
          <table:table-cell table:style-name="Tabelle10.B2" office:value-type="string">
            <text:p text:style-name="P6">V26 occ. V6 inc.</text:p>
          </table:table-cell>
          <table:table-cell table:style-name="Tabelle10.C2" office:value-type="percentage" office:value="0.557">
            <text:p text:style-name="P10">55,70%</text:p>
          </table:table-cell>
          <table:table-cell table:style-name="Tabelle10.C2" office:value-type="percentage" office:value="0.419">
            <text:p text:style-name="Table_20_Contents"><text:span text:style-name="T4">41,90</text:span>%</text:p>
          </table:table-cell>
          <table:table-cell table:style-name="Tabelle10.C2" office:value-type="percentage" office:value="0.0333">
            <text:p text:style-name="Table_20_Contents">3,33%</text:p>
          </table:table-cell>
          <table:table-cell table:style-name="Tabelle10.C2" office:value-type="percentage" office:value="0.5476">
            <text:p text:style-name="Table_20_Contents">54,76%</text:p>
          </table:table-cell>
          <table:table-cell table:style-name="Tabelle10.G2" office:value-type="float" office:value="420">
            <text:p text:style-name="Table_20_Contents">420</text:p>
          </table:table-cell>
        </table:table-row>
        <table:table-row>
          <table:table-cell table:style-name="Tabelle10.A2" office:value-type="float" office:value="5">
            <text:p text:style-name="P6">5</text:p>
          </table:table-cell>
          <table:table-cell table:style-name="Tabelle10.B2" office:value-type="string">
            <text:p text:style-name="P6">V6 occ. V26 inc.</text:p>
          </table:table-cell>
          <table:table-cell table:style-name="Tabelle10.C2" office:value-type="percentage" office:value="0.557">
            <text:p text:style-name="P10">55,70%</text:p>
          </table:table-cell>
          <table:table-cell table:style-name="Tabelle10.C2" office:value-type="percentage" office:value="0.0219">
            <text:p text:style-name="Table_20_Contents">2,19%</text:p>
          </table:table-cell>
          <table:table-cell table:style-name="Tabelle10.C2" office:value-type="percentage" office:value="0.0022">
            <text:p text:style-name="Table_20_Contents">0,22%</text:p>
          </table:table-cell>
          <table:table-cell table:style-name="Tabelle10.C2" office:value-type="percentage" office:value="0.9759">
            <text:p text:style-name="Table_20_Contents">97,59%</text:p>
          </table:table-cell>
          <table:table-cell table:style-name="Tabelle10.G2" office:value-type="float" office:value="8048">
            <text:p text:style-name="Table_20_Contents">8048</text:p>
          </table:table-cell>
        </table:table-row>
        <table:table-row>
          <table:table-cell table:style-name="Tabelle10.A2" office:value-type="float" office:value="6">
            <text:p text:style-name="P6">6</text:p>
          </table:table-cell>
          <table:table-cell table:style-name="Tabelle10.B2" office:value-type="string">
            <text:p text:style-name="P6">V26 occ. V18 inc.</text:p>
          </table:table-cell>
          <table:table-cell table:style-name="Tabelle10.C2" office:value-type="percentage" office:value="0.557">
            <text:p text:style-name="P10">55,70%</text:p>
          </table:table-cell>
          <table:table-cell table:style-name="Tabelle10.C2" office:value-type="percentage" office:value="0.4272">
            <text:p text:style-name="Table_20_Contents"><text:span text:style-name="T4">42,72</text:span>%</text:p>
          </table:table-cell>
          <table:table-cell table:style-name="Tabelle10.C2" office:value-type="percentage" office:value="0.0316">
            <text:p text:style-name="Table_20_Contents">3,16%</text:p>
          </table:table-cell>
          <table:table-cell table:style-name="Tabelle10.C2" office:value-type="percentage" office:value="0.5413">
            <text:p text:style-name="Table_20_Contents">54,13%</text:p>
          </table:table-cell>
          <table:table-cell table:style-name="Tabelle10.G2" office:value-type="float" office:value="412">
            <text:p text:style-name="Table_20_Contents">412</text:p>
          </table:table-cell>
        </table:table-row>
        <table:table-row>
          <table:table-cell table:style-name="Tabelle10.A2" office:value-type="float" office:value="7">
            <text:p text:style-name="P6">7</text:p>
          </table:table-cell>
          <table:table-cell table:style-name="Tabelle10.B2" office:value-type="string">
            <text:p text:style-name="P6">V18 occ. V26 inc.</text:p>
          </table:table-cell>
          <table:table-cell table:style-name="Tabelle10.C2" office:value-type="percentage" office:value="0.557">
            <text:p text:style-name="P10">55,70%</text:p>
          </table:table-cell>
          <table:table-cell table:style-name="Tabelle10.C2" office:value-type="percentage" office:value="0.037">
            <text:p text:style-name="Table_20_Contents">3,70%</text:p>
          </table:table-cell>
          <table:table-cell table:style-name="Tabelle10.C2" office:value-type="percentage" office:value="0.0034">
            <text:p text:style-name="Table_20_Contents">0,34%</text:p>
          </table:table-cell>
          <table:table-cell table:style-name="Tabelle10.C2" office:value-type="percentage" office:value="0.9596">
            <text:p text:style-name="Table_20_Contents">95,96%</text:p>
          </table:table-cell>
          <table:table-cell table:style-name="Tabelle10.G2" office:value-type="float" office:value="4756">
            <text:p text:style-name="Table_20_Contents">4756</text:p>
          </table:table-cell>
        </table:table-row>
        <table:table-row>
          <table:table-cell table:style-name="Tabelle10.A2" office:value-type="float" office:value="8">
            <text:p text:style-name="P6">8</text:p>
          </table:table-cell>
          <table:table-cell table:style-name="Tabelle10.B2" office:value-type="string">
            <text:p text:style-name="P6">V26 occ. V6 inc. </text:p>
            <text:p text:style-name="P6">edge detection</text:p>
          </table:table-cell>
          <table:table-cell table:style-name="Tabelle10.C2" office:value-type="percentage" office:value="0.557">
            <text:p text:style-name="P10">55,70%</text:p>
          </table:table-cell>
          <table:table-cell table:style-name="Tabelle10.C2" office:value-type="percentage" office:value="0.419">
            <text:p text:style-name="Table_20_Contents"><text:span text:style-name="T4">41,90</text:span><text:span text:style-name="T2">%</text:span></text:p>
          </table:table-cell>
          <table:table-cell table:style-name="Tabelle10.C2" office:value-type="percentage" office:value="0.0333">
            <text:p text:style-name="Table_20_Contents">3,33%</text:p>
          </table:table-cell>
          <table:table-cell table:style-name="Tabelle10.C2" office:value-type="percentage" office:value="0.5476">
            <text:p text:style-name="Table_20_Contents">54,76%</text:p>
          </table:table-cell>
          <table:table-cell table:style-name="Tabelle10.G2" office:value-type="float" office:value="420">
            <text:p text:style-name="Table_20_Contents">420</text:p>
          </table:table-cell>
        </table:table-row>
        <table:table-row>
          <table:table-cell table:style-name="Tabelle10.A2" office:value-type="float" office:value="9">
            <text:p text:style-name="P6">9</text:p>
          </table:table-cell>
          <table:table-cell table:style-name="Tabelle10.B2" office:value-type="string">
            <text:p text:style-name="P6">V6 occ. V26 inc.</text:p>
            <text:p text:style-name="P6">edge detection</text:p>
          </table:table-cell>
          <table:table-cell table:style-name="Tabelle10.C2" office:value-type="percentage" office:value="0.557">
            <text:p text:style-name="P10">55,70%</text:p>
          </table:table-cell>
          <table:table-cell table:style-name="Tabelle10.C2" office:value-type="percentage" office:value="0.0219">
            <text:p text:style-name="Table_20_Contents">2,19%</text:p>
          </table:table-cell>
          <table:table-cell table:style-name="Tabelle10.C2" office:value-type="percentage" office:value="0.0022">
            <text:p text:style-name="Table_20_Contents">0,22%</text:p>
          </table:table-cell>
          <table:table-cell table:style-name="Tabelle10.C2" office:value-type="percentage" office:value="0.9759">
            <text:p text:style-name="Table_20_Contents">97,59%</text:p>
          </table:table-cell>
          <table:table-cell table:style-name="Tabelle10.G2" office:value-type="float" office:value="8048">
            <text:p text:style-name="Table_20_Contents">8048</text:p>
          </table:table-cell>
        </table:table-row>
        <table:table-row table:style-name="Tabelle10.11">
          <table:table-cell table:style-name="Tabelle10.A2" office:value-type="float" office:value="10">
            <text:p text:style-name="P6">10</text:p>
          </table:table-cell>
          <table:table-cell table:style-name="Tabelle10.B2" office:value-type="string">
            <text:p text:style-name="P6">V26 occ. V18 inc.</text:p>
            <text:p text:style-name="P6">edge detection</text:p>
          </table:table-cell>
          <table:table-cell table:style-name="Tabelle10.C2" office:value-type="percentage" office:value="0.557">
            <text:p text:style-name="P10">55,70%</text:p>
          </table:table-cell>
          <table:table-cell table:style-name="Tabelle10.C2" office:value-type="percentage" office:value="0.4272">
            <text:p text:style-name="Table_20_Contents"><text:span text:style-name="T4">42,72</text:span>%</text:p>
          </table:table-cell>
          <table:table-cell table:style-name="Tabelle10.C2" office:value-type="percentage" office:value="0.0316">
            <text:p text:style-name="Table_20_Contents">3,16%</text:p>
          </table:table-cell>
          <table:table-cell table:style-name="Tabelle10.C2" office:value-type="percentage" office:value="0.5413">
            <text:p text:style-name="Table_20_Contents">54,13%</text:p>
          </table:table-cell>
          <table:table-cell table:style-name="Tabelle10.G2" office:value-type="float" office:value="412">
            <text:p text:style-name="Table_20_Contents">412</text:p>
          </table:table-cell>
        </table:table-row>
        <table:table-row>
          <table:table-cell table:style-name="Tabelle10.A2" office:value-type="float" office:value="11">
            <text:p text:style-name="P6">11</text:p>
          </table:table-cell>
          <table:table-cell table:style-name="Tabelle10.B2" office:value-type="string">
            <text:p text:style-name="P6">V18 occ. V26 inc.</text:p>
            <text:p text:style-name="P6">edge detection</text:p>
          </table:table-cell>
          <table:table-cell table:style-name="Tabelle10.C2" office:value-type="percentage" office:value="0.557">
            <text:p text:style-name="P3">55,70%</text:p>
          </table:table-cell>
          <table:table-cell table:style-name="Tabelle10.C2" office:value-type="percentage" office:value="0.037">
            <text:p text:style-name="Table_20_Contents">3,70%</text:p>
          </table:table-cell>
          <table:table-cell table:style-name="Tabelle10.C2" office:value-type="percentage" office:value="0.0034">
            <text:p text:style-name="Table_20_Contents">0,34%</text:p>
          </table:table-cell>
          <table:table-cell table:style-name="Tabelle10.C2" office:value-type="percentage" office:value="0.9596">
            <text:p text:style-name="Table_20_Contents">95,96%</text:p>
          </table:table-cell>
          <table:table-cell table:style-name="Tabelle10.G2" office:value-type="float" office:value="4756">
            <text:p text:style-name="Table_20_Contents">4756</text:p>
          </table:table-cell>
        </table:table-row>
      </table:table>
      <text:p text:style-name="Standard"/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column table:style-name="Tabelle8.F"/>
        <table:table-column table:style-name="Tabelle8.G"/>
        <table:table-row>
          <table:table-cell table:style-name="Tabelle8.A1" office:value-type="string">
            <text:p text:style-name="P6"/>
          </table:table-cell>
          <table:table-cell table:style-name="Tabelle8.A1" office:value-type="string">
            <text:p text:style-name="P6">Environnement <text:span text:style-name="T1">parfait</text:span> 4<text:line-break/></text:p>
          </table:table-cell>
          <table:table-cell table:style-name="Tabelle8.A1" office:value-type="string">
            <text:p text:style-name="P1">intégrité</text:p>
          </table:table-cell>
          <table:table-cell table:style-name="Tabelle8.A1" office:value-type="string">
            <text:p text:style-name="P7">Frontières</text:p>
            <text:p text:style-name="P7">primaires</text:p>
          </table:table-cell>
          <table:table-cell table:style-name="Tabelle8.A1" office:value-type="string">
            <text:p text:style-name="P7">Frontières</text:p>
            <text:p text:style-name="P7">secondaires</text:p>
          </table:table-cell>
          <table:table-cell table:style-name="Tabelle8.A1" office:value-type="string">
            <text:p text:style-name="P7">Fausses</text:p>
            <text:p text:style-name="P7">Frontières</text:p>
          </table:table-cell>
          <table:table-cell table:style-name="Tabelle8.G1" office:value-type="string">
            <text:p text:style-name="P7">Total</text:p>
          </table:table-cell>
        </table:table-row>
        <table:table-row>
          <table:table-cell table:style-name="Tabelle8.A2" office:value-type="float" office:value="1">
            <text:p text:style-name="P6">1</text:p>
          </table:table-cell>
          <table:table-cell table:style-name="Tabelle8.B2" office:value-type="string">
            <text:p text:style-name="P6">V6 pour tout les points</text:p>
          </table:table-cell>
          <table:table-cell table:style-name="Tabelle8.C2" office:value-type="percentage" office:value="1">
            <text:p text:style-name="P10"><text:span text:style-name="T4">100,00</text:span>%</text:p>
          </table:table-cell>
          <table:table-cell table:style-name="Tabelle8.C2" office:value-type="percentage" office:value="1">
            <text:p text:style-name="Table_20_Contents"><text:span text:style-name="T4">100,00</text:span>%</text:p>
          </table:table-cell>
          <table:table-cell table:style-name="Tabelle8.C2" office:value-type="percentage" office:value="0">
            <text:p text:style-name="Table_20_Contents">0,00%</text:p>
          </table:table-cell>
          <table:table-cell table:style-name="Tabelle8.C2" office:value-type="percentage" office:value="0">
            <text:p text:style-name="Table_20_Contents">0,00%</text:p>
          </table:table-cell>
          <table:table-cell table:style-name="Tabelle8.G2" office:value-type="float" office:value="404">
            <text:p text:style-name="Table_20_Contents">404</text:p>
          </table:table-cell>
        </table:table-row>
        <table:table-row>
          <table:table-cell table:style-name="Tabelle8.A2" office:value-type="float" office:value="2">
            <text:p text:style-name="P6">2</text:p>
          </table:table-cell>
          <table:table-cell table:style-name="Tabelle8.B2" office:value-type="string">
            <text:p text:style-name="P6">V18 pour tout les points</text:p>
          </table:table-cell>
          <table:table-cell table:style-name="Tabelle8.C2" office:value-type="percentage" office:value="1">
            <text:p text:style-name="P10"><text:span text:style-name="T4">100,00</text:span>%</text:p>
          </table:table-cell>
          <table:table-cell table:style-name="Tabelle8.C2" office:value-type="percentage" office:value="0.037">
            <text:p text:style-name="Table_20_Contents">3,70%</text:p>
          </table:table-cell>
          <table:table-cell table:style-name="Tabelle8.C2" office:value-type="percentage" office:value="0.0578">
            <text:p text:style-name="Table_20_Contents">5,78%</text:p>
          </table:table-cell>
          <table:table-cell table:style-name="Tabelle8.C2" office:value-type="percentage" office:value="0.9052">
            <text:p text:style-name="Table_20_Contents">90,52%</text:p>
          </table:table-cell>
          <table:table-cell table:style-name="Tabelle8.G2" office:value-type="float" office:value="10912">
            <text:p text:style-name="Table_20_Contents">10912</text:p>
          </table:table-cell>
        </table:table-row>
        <table:table-row>
          <table:table-cell table:style-name="Tabelle8.A2" office:value-type="float" office:value="3">
            <text:p text:style-name="P6">3</text:p>
          </table:table-cell>
          <table:table-cell table:style-name="Tabelle8.B2" office:value-type="string">
            <text:p text:style-name="P6">V26 pour tout les points</text:p>
          </table:table-cell>
          <table:table-cell table:style-name="Tabelle8.C2" office:value-type="percentage" office:value="1">
            <text:p text:style-name="P10"><text:span text:style-name="T4">100,00</text:span>%</text:p>
          </table:table-cell>
          <table:table-cell table:style-name="Tabelle8.C2" office:value-type="percentage" office:value="0.0363">
            <text:p text:style-name="Table_20_Contents">3,63%</text:p>
          </table:table-cell>
          <table:table-cell table:style-name="Tabelle8.C2" office:value-type="percentage" office:value="0.0576">
            <text:p text:style-name="Table_20_Contents">5,76%</text:p>
          </table:table-cell>
          <table:table-cell table:style-name="Tabelle8.C2" office:value-type="percentage" office:value="0.9061">
            <text:p text:style-name="Table_20_Contents">90,61%</text:p>
          </table:table-cell>
          <table:table-cell table:style-name="Tabelle8.G2" office:value-type="float" office:value="11116">
            <text:p text:style-name="Table_20_Contents">11116</text:p>
          </table:table-cell>
        </table:table-row>
        <table:table-row>
          <table:table-cell table:style-name="Tabelle8.A2" office:value-type="float" office:value="4">
            <text:p text:style-name="P6">4</text:p>
          </table:table-cell>
          <table:table-cell table:style-name="Tabelle8.B2" office:value-type="string">
            <text:p text:style-name="P6">V26 occ. V6 inc.</text:p>
          </table:table-cell>
          <table:table-cell table:style-name="Tabelle8.C2" office:value-type="percentage" office:value="1">
            <text:p text:style-name="P10"><text:span text:style-name="T4">100,00</text:span>%</text:p>
          </table:table-cell>
          <table:table-cell table:style-name="Tabelle8.C2" office:value-type="percentage" office:value="0.658">
            <text:p text:style-name="Table_20_Contents"><text:span text:style-name="T4">65,80</text:span>%</text:p>
          </table:table-cell>
          <table:table-cell table:style-name="Tabelle8.C2" office:value-type="percentage" office:value="0.1808">
            <text:p text:style-name="Table_20_Contents">18,08%</text:p>
          </table:table-cell>
          <table:table-cell table:style-name="Tabelle8.C2" office:value-type="percentage" office:value="0.1612">
            <text:p text:style-name="Table_20_Contents">16,12%</text:p>
          </table:table-cell>
          <table:table-cell table:style-name="Tabelle8.G2" office:value-type="float" office:value="614">
            <text:p text:style-name="Table_20_Contents">614</text:p>
          </table:table-cell>
        </table:table-row>
        <table:table-row>
          <table:table-cell table:style-name="Tabelle8.A2" office:value-type="float" office:value="5">
            <text:p text:style-name="P6">5</text:p>
          </table:table-cell>
          <table:table-cell table:style-name="Tabelle8.B2" office:value-type="string">
            <text:p text:style-name="P6">V6 occ. V26 inc.</text:p>
          </table:table-cell>
          <table:table-cell table:style-name="Tabelle8.C2" office:value-type="percentage" office:value="1">
            <text:p text:style-name="P10"><text:span text:style-name="T4">100,00</text:span>%</text:p>
          </table:table-cell>
          <table:table-cell table:style-name="Tabelle8.C2" office:value-type="percentage" office:value="0.0385">
            <text:p text:style-name="Table_20_Contents">3,85%</text:p>
          </table:table-cell>
          <table:table-cell table:style-name="Tabelle8.C2" office:value-type="percentage" office:value="0.0492">
            <text:p text:style-name="Table_20_Contents">4,92%</text:p>
          </table:table-cell>
          <table:table-cell table:style-name="Tabelle8.C2" office:value-type="percentage" office:value="0.9123">
            <text:p text:style-name="Table_20_Contents">91,23%</text:p>
          </table:table-cell>
          <table:table-cell table:style-name="Tabelle8.G2" office:value-type="float" office:value="10504">
            <text:p text:style-name="Table_20_Contents">10504</text:p>
          </table:table-cell>
        </table:table-row>
        <table:table-row>
          <table:table-cell table:style-name="Tabelle8.A2" office:value-type="float" office:value="6">
            <text:p text:style-name="P6">6</text:p>
          </table:table-cell>
          <table:table-cell table:style-name="Tabelle8.B2" office:value-type="string">
            <text:p text:style-name="P6">V26 occ. V18 inc.</text:p>
          </table:table-cell>
          <table:table-cell table:style-name="Tabelle8.C2" office:value-type="percentage" office:value="1">
            <text:p text:style-name="P10"><text:span text:style-name="T4">100,00</text:span>%</text:p>
          </table:table-cell>
          <table:table-cell table:style-name="Tabelle8.C2" office:value-type="percentage" office:value="0.6623">
            <text:p text:style-name="Table_20_Contents"><text:span text:style-name="T4">66,23</text:span>%</text:p>
          </table:table-cell>
          <table:table-cell table:style-name="Tabelle8.C2" office:value-type="percentage" office:value="0.177">
            <text:p text:style-name="Table_20_Contents">17,70%</text:p>
          </table:table-cell>
          <table:table-cell table:style-name="Tabelle8.C2" office:value-type="percentage" office:value="0.1607">
            <text:p text:style-name="Table_20_Contents">16,07%</text:p>
          </table:table-cell>
          <table:table-cell table:style-name="Tabelle8.G2" office:value-type="float" office:value="610">
            <text:p text:style-name="Table_20_Contents">610</text:p>
          </table:table-cell>
        </table:table-row>
        <table:table-row>
          <table:table-cell table:style-name="Tabelle8.A2" office:value-type="float" office:value="7">
            <text:p text:style-name="P6">7</text:p>
          </table:table-cell>
          <table:table-cell table:style-name="Tabelle8.B2" office:value-type="string">
            <text:p text:style-name="P6">V18 occ. V26 inc.</text:p>
          </table:table-cell>
          <table:table-cell table:style-name="Tabelle8.C2" office:value-type="percentage" office:value="1">
            <text:p text:style-name="P10"><text:span text:style-name="T4">100,00</text:span>%</text:p>
          </table:table-cell>
          <table:table-cell table:style-name="Tabelle8.C2" office:value-type="percentage" office:value="0.0385">
            <text:p text:style-name="Table_20_Contents">3,85%</text:p>
          </table:table-cell>
          <table:table-cell table:style-name="Tabelle8.C2" office:value-type="percentage" office:value="0.0492">
            <text:p text:style-name="Table_20_Contents">4,92%</text:p>
          </table:table-cell>
          <table:table-cell table:style-name="Tabelle8.C2" office:value-type="percentage" office:value="0.9123">
            <text:p text:style-name="Table_20_Contents">91,23%</text:p>
          </table:table-cell>
          <table:table-cell table:style-name="Tabelle8.G2" office:value-type="float" office:value="10504">
            <text:p text:style-name="Table_20_Contents">10504</text:p>
          </table:table-cell>
        </table:table-row>
        <table:table-row>
          <table:table-cell table:style-name="Tabelle8.A2" office:value-type="float" office:value="8">
            <text:p text:style-name="P6">8</text:p>
          </table:table-cell>
          <table:table-cell table:style-name="Tabelle8.B2" office:value-type="string">
            <text:p text:style-name="P6">V26 occ. V6 inc. </text:p>
            <text:p text:style-name="P6">edge detection</text:p>
          </table:table-cell>
          <table:table-cell table:style-name="Tabelle8.C2" office:value-type="percentage" office:value="1">
            <text:p text:style-name="P10"><text:span text:style-name="T4">100,00</text:span>%</text:p>
          </table:table-cell>
          <table:table-cell table:style-name="Tabelle8.C2" office:value-type="percentage" office:value="0.658">
            <text:p text:style-name="Table_20_Contents"><text:span text:style-name="T4">65,80</text:span>%</text:p>
          </table:table-cell>
          <table:table-cell table:style-name="Tabelle8.C2" office:value-type="percentage" office:value="0.1808">
            <text:p text:style-name="Table_20_Contents">18,08%</text:p>
          </table:table-cell>
          <table:table-cell table:style-name="Tabelle8.C2" office:value-type="percentage" office:value="0.1612">
            <text:p text:style-name="Table_20_Contents">16,12%</text:p>
          </table:table-cell>
          <table:table-cell table:style-name="Tabelle8.G2" office:value-type="float" office:value="614">
            <text:p text:style-name="Table_20_Contents">614</text:p>
          </table:table-cell>
        </table:table-row>
        <table:table-row>
          <table:table-cell table:style-name="Tabelle8.A2" office:value-type="float" office:value="9">
            <text:p text:style-name="P6">9</text:p>
          </table:table-cell>
          <table:table-cell table:style-name="Tabelle8.B2" office:value-type="string">
            <text:p text:style-name="P6">V6 occ. V26 inc.</text:p>
            <text:p text:style-name="P6">edge detection</text:p>
          </table:table-cell>
          <table:table-cell table:style-name="Tabelle8.C2" office:value-type="percentage" office:value="1">
            <text:p text:style-name="P10"><text:span text:style-name="T4">100,00</text:span>%</text:p>
          </table:table-cell>
          <table:table-cell table:style-name="Tabelle8.C2" office:value-type="percentage" office:value="0.0385">
            <text:p text:style-name="Table_20_Contents">3,85%</text:p>
          </table:table-cell>
          <table:table-cell table:style-name="Tabelle8.C2" office:value-type="percentage" office:value="0.0492">
            <text:p text:style-name="Table_20_Contents">4,92%</text:p>
          </table:table-cell>
          <table:table-cell table:style-name="Tabelle8.C2" office:value-type="percentage" office:value="0.9123">
            <text:p text:style-name="Table_20_Contents">91,23%</text:p>
          </table:table-cell>
          <table:table-cell table:style-name="Tabelle8.G2" office:value-type="float" office:value="10504">
            <text:p text:style-name="Table_20_Contents">10504</text:p>
          </table:table-cell>
        </table:table-row>
        <table:table-row>
          <table:table-cell table:style-name="Tabelle8.A2" office:value-type="float" office:value="10">
            <text:p text:style-name="P6">10</text:p>
          </table:table-cell>
          <table:table-cell table:style-name="Tabelle8.B2" office:value-type="string">
            <text:p text:style-name="P6">V26 occ. V18 inc.</text:p>
            <text:p text:style-name="P6">edge detection</text:p>
          </table:table-cell>
          <table:table-cell table:style-name="Tabelle8.C2" office:value-type="percentage" office:value="1">
            <text:p text:style-name="P10"><text:span text:style-name="T4">100,00</text:span>%</text:p>
          </table:table-cell>
          <table:table-cell table:style-name="Tabelle8.C2" office:value-type="percentage" office:value="0.6623">
            <text:p text:style-name="Table_20_Contents"><text:span text:style-name="T4">66,23</text:span>%</text:p>
          </table:table-cell>
          <table:table-cell table:style-name="Tabelle8.C2" office:value-type="percentage" office:value="0.177">
            <text:p text:style-name="Table_20_Contents">17,70%</text:p>
          </table:table-cell>
          <table:table-cell table:style-name="Tabelle8.C2" office:value-type="percentage" office:value="0.1607">
            <text:p text:style-name="Table_20_Contents">16,07%</text:p>
          </table:table-cell>
          <table:table-cell table:style-name="Tabelle8.G2" office:value-type="float" office:value="610">
            <text:p text:style-name="Table_20_Contents">610</text:p>
          </table:table-cell>
        </table:table-row>
        <table:table-row>
          <table:table-cell table:style-name="Tabelle8.A2" office:value-type="float" office:value="11">
            <text:p text:style-name="P6">11</text:p>
          </table:table-cell>
          <table:table-cell table:style-name="Tabelle8.B2" office:value-type="string">
            <text:p text:style-name="P6">V18 occ. V26 inc.</text:p>
            <text:p text:style-name="P6">edge detection</text:p>
          </table:table-cell>
          <table:table-cell table:style-name="Tabelle8.C2" office:value-type="percentage" office:value="1">
            <text:p text:style-name="P3"><text:span text:style-name="T4">100,00</text:span>%</text:p>
          </table:table-cell>
          <table:table-cell table:style-name="Tabelle8.C2" office:value-type="percentage" office:value="0.0385">
            <text:p text:style-name="Table_20_Contents">3,85%</text:p>
          </table:table-cell>
          <table:table-cell table:style-name="Tabelle8.C2" office:value-type="percentage" office:value="0.0492">
            <text:p text:style-name="Table_20_Contents">4,92%</text:p>
          </table:table-cell>
          <table:table-cell table:style-name="Tabelle8.C2" office:value-type="percentage" office:value="0.9123">
            <text:p text:style-name="Table_20_Contents">91,23%</text:p>
          </table:table-cell>
          <table:table-cell table:style-name="Tabelle8.G2" office:value-type="float" office:value="10504">
            <text:p text:style-name="Table_20_Contents">10504</text:p>
          </table:table-cell>
        </table:table-row>
      </table:table>
      <text:p text:style-name="P12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G"/>
        <table:table-row>
          <table:table-cell table:style-name="Tabelle5.A1" office:value-type="string">
            <text:p text:style-name="P6"/>
          </table:table-cell>
          <table:table-cell table:style-name="Tabelle5.A1" office:value-type="string">
            <text:p text:style-name="P6">Environnement <text:span text:style-name="T1">réel</text:span> 1<text:line-break/>Résolution [720,180]</text:p>
          </table:table-cell>
          <table:table-cell table:style-name="Tabelle5.A1" office:value-type="string">
            <text:p text:style-name="P1">intégrité</text:p>
          </table:table-cell>
          <table:table-cell table:style-name="Tabelle5.A1" office:value-type="string">
            <text:p text:style-name="P7">Frontières</text:p>
            <text:p text:style-name="P7">primaires</text:p>
          </table:table-cell>
          <table:table-cell table:style-name="Tabelle5.A1" office:value-type="string">
            <text:p text:style-name="P7">Frontières</text:p>
            <text:p text:style-name="P7">secondaires</text:p>
          </table:table-cell>
          <table:table-cell table:style-name="Tabelle5.A1" office:value-type="string">
            <text:p text:style-name="P7">Fausses</text:p>
            <text:p text:style-name="P7">Frontières</text:p>
          </table:table-cell>
          <table:table-cell table:style-name="Tabelle5.G1" office:value-type="string">
            <text:p text:style-name="P7">Total</text:p>
          </table:table-cell>
        </table:table-row>
        <table:table-row>
          <table:table-cell table:style-name="Tabelle5.A2" office:value-type="float" office:value="1">
            <text:p text:style-name="P6">1</text:p>
          </table:table-cell>
          <table:table-cell table:style-name="Tabelle5.B2" office:value-type="string">
            <text:p text:style-name="P6">V6 pour tout les points</text:p>
          </table:table-cell>
          <table:table-cell table:style-name="Tabelle5.C2" office:value-type="percentage" office:value="0.676">
            <text:p text:style-name="Table_20_Contents">67,60%</text:p>
          </table:table-cell>
          <table:table-cell table:style-name="Tabelle5.C2" office:value-type="percentage" office:value="1">
            <text:p text:style-name="Table_20_Contents">100,00%</text:p>
          </table:table-cell>
          <table:table-cell table:style-name="Tabelle5.C2" office:value-type="percentage" office:value="0">
            <text:p text:style-name="Table_20_Contents">0,00%</text:p>
          </table:table-cell>
          <table:table-cell table:style-name="Tabelle5.C2" office:value-type="percentage" office:value="0">
            <text:p text:style-name="Table_20_Contents">0,00%</text:p>
          </table:table-cell>
          <table:table-cell table:style-name="Tabelle5.G2" office:value-type="float" office:value="276">
            <text:p text:style-name="P18">276</text:p>
          </table:table-cell>
        </table:table-row>
        <table:table-row>
          <table:table-cell table:style-name="Tabelle5.A2" office:value-type="float" office:value="2">
            <text:p text:style-name="P6">2</text:p>
          </table:table-cell>
          <table:table-cell table:style-name="Tabelle5.B2" office:value-type="string">
            <text:p text:style-name="P6">V18 pour tout les points</text:p>
          </table:table-cell>
          <table:table-cell table:style-name="Tabelle5.C2" office:value-type="percentage" office:value="0.833">
            <text:p text:style-name="Table_20_Contents"><text:span text:style-name="T4">83,30</text:span>%</text:p>
          </table:table-cell>
          <table:table-cell table:style-name="Tabelle5.C2" office:value-type="percentage" office:value="0.198">
            <text:p text:style-name="Table_20_Contents">19,80%</text:p>
          </table:table-cell>
          <table:table-cell table:style-name="Tabelle5.C2" office:value-type="percentage" office:value="0.443">
            <text:p text:style-name="Table_20_Contents">44,30%</text:p>
          </table:table-cell>
          <table:table-cell table:style-name="Tabelle5.C2" office:value-type="percentage" office:value="0.359">
            <text:p text:style-name="Table_20_Contents">35,90%</text:p>
          </table:table-cell>
          <table:table-cell table:style-name="Tabelle5.G2" office:value-type="float" office:value="1716">
            <text:p text:style-name="Table_20_Contents">1716</text:p>
          </table:table-cell>
        </table:table-row>
        <table:table-row>
          <table:table-cell table:style-name="Tabelle5.A2" office:value-type="float" office:value="3">
            <text:p text:style-name="P6">3</text:p>
          </table:table-cell>
          <table:table-cell table:style-name="Tabelle5.B2" office:value-type="string">
            <text:p text:style-name="P6">V26 pour tout les points</text:p>
          </table:table-cell>
          <table:table-cell table:style-name="Tabelle5.C2" office:value-type="percentage" office:value="0.833">
            <text:p text:style-name="Table_20_Contents"><text:span text:style-name="T4">83,30</text:span>%</text:p>
          </table:table-cell>
          <table:table-cell table:style-name="Tabelle5.C2" office:value-type="percentage" office:value="0.147">
            <text:p text:style-name="Table_20_Contents">14,70%</text:p>
          </table:table-cell>
          <table:table-cell table:style-name="Tabelle5.C2" office:value-type="percentage" office:value="0.46">
            <text:p text:style-name="Table_20_Contents">46,00%</text:p>
          </table:table-cell>
          <table:table-cell table:style-name="Tabelle5.C2" office:value-type="percentage" office:value="0.393">
            <text:p text:style-name="Table_20_Contents">39,30%</text:p>
          </table:table-cell>
          <table:table-cell table:style-name="Tabelle5.G2" office:value-type="float" office:value="2312">
            <text:p text:style-name="Table_20_Contents">2312</text:p>
          </table:table-cell>
        </table:table-row>
        <table:table-row>
          <table:table-cell table:style-name="Tabelle5.A2" office:value-type="float" office:value="4">
            <text:p text:style-name="P6">4</text:p>
          </table:table-cell>
          <table:table-cell table:style-name="Tabelle5.B2" office:value-type="string">
            <text:p text:style-name="P6">V26 occ. V6 inc.</text:p>
          </table:table-cell>
          <table:table-cell table:style-name="Tabelle5.C2" office:value-type="percentage" office:value="0.833">
            <text:p text:style-name="Table_20_Contents"><text:span text:style-name="T4">83,30</text:span>%</text:p>
          </table:table-cell>
          <table:table-cell table:style-name="Tabelle5.C2" office:value-type="percentage" office:value="0.401">
            <text:p text:style-name="Table_20_Contents">40,10%</text:p>
          </table:table-cell>
          <table:table-cell table:style-name="Tabelle5.C2" office:value-type="percentage" office:value="0.349">
            <text:p text:style-name="Table_20_Contents">34,90%</text:p>
          </table:table-cell>
          <table:table-cell table:style-name="Tabelle5.C2" office:value-type="percentage" office:value="0.25">
            <text:p text:style-name="Table_20_Contents">25,00%</text:p>
          </table:table-cell>
          <table:table-cell table:style-name="Tabelle5.G2" office:value-type="float" office:value="848">
            <text:p text:style-name="P18">848</text:p>
          </table:table-cell>
        </table:table-row>
        <table:table-row>
          <table:table-cell table:style-name="Tabelle5.A2" office:value-type="float" office:value="5">
            <text:p text:style-name="P6">5</text:p>
          </table:table-cell>
          <table:table-cell table:style-name="Tabelle5.B2" office:value-type="string">
            <text:p text:style-name="P6">V6 occ. V26 inc.</text:p>
          </table:table-cell>
          <table:table-cell table:style-name="Tabelle5.C2" office:value-type="percentage" office:value="0.676">
            <text:p text:style-name="Table_20_Contents">67,60%</text:p>
          </table:table-cell>
          <table:table-cell table:style-name="Tabelle5.C2" office:value-type="percentage" office:value="0.174">
            <text:p text:style-name="Table_20_Contents">17,40%</text:p>
          </table:table-cell>
          <table:table-cell table:style-name="Tabelle5.C2" office:value-type="percentage" office:value="0.388">
            <text:p text:style-name="Table_20_Contents">38,80%</text:p>
          </table:table-cell>
          <table:table-cell table:style-name="Tabelle5.C2" office:value-type="percentage" office:value="0.438">
            <text:p text:style-name="Table_20_Contents">43,80%</text:p>
          </table:table-cell>
          <table:table-cell table:style-name="Tabelle5.G2" office:value-type="float" office:value="1588">
            <text:p text:style-name="Table_20_Contents">1588</text:p>
          </table:table-cell>
        </table:table-row>
        <table:table-row>
          <table:table-cell table:style-name="Tabelle5.A2" office:value-type="float" office:value="6">
            <text:p text:style-name="P6">6</text:p>
          </table:table-cell>
          <table:table-cell table:style-name="Tabelle5.B2" office:value-type="string">
            <text:p text:style-name="P6">V26 occ. V18 inc.</text:p>
          </table:table-cell>
          <table:table-cell table:style-name="Tabelle5.C2" office:value-type="percentage" office:value="0.833">
            <text:p text:style-name="Table_20_Contents"><text:span text:style-name="T4">83,30</text:span>%</text:p>
          </table:table-cell>
          <table:table-cell table:style-name="Tabelle5.C2" office:value-type="percentage" office:value="0.401">
            <text:p text:style-name="Table_20_Contents">40,10%</text:p>
          </table:table-cell>
          <table:table-cell table:style-name="Tabelle5.C2" office:value-type="percentage" office:value="0.349">
            <text:p text:style-name="Table_20_Contents">34,90%</text:p>
          </table:table-cell>
          <table:table-cell table:style-name="Tabelle5.C2" office:value-type="percentage" office:value="0.25">
            <text:p text:style-name="Table_20_Contents">25,00%</text:p>
          </table:table-cell>
          <table:table-cell table:style-name="Tabelle5.G2" office:value-type="float" office:value="848">
            <text:p text:style-name="P18">848</text:p>
          </table:table-cell>
        </table:table-row>
        <table:table-row>
          <table:table-cell table:style-name="Tabelle5.A2" office:value-type="float" office:value="7">
            <text:p text:style-name="P6">7</text:p>
          </table:table-cell>
          <table:table-cell table:style-name="Tabelle5.B2" office:value-type="string">
            <text:p text:style-name="P6">V18 occ. V26 inc.</text:p>
          </table:table-cell>
          <table:table-cell table:style-name="Tabelle5.C2" office:value-type="percentage" office:value="0.676">
            <text:p text:style-name="Table_20_Contents">67,60%</text:p>
          </table:table-cell>
          <table:table-cell table:style-name="Tabelle5.C2" office:value-type="percentage" office:value="0.254">
            <text:p text:style-name="Table_20_Contents">25,40%</text:p>
          </table:table-cell>
          <table:table-cell table:style-name="Tabelle5.C2" office:value-type="percentage" office:value="0.375">
            <text:p text:style-name="Table_20_Contents">37,50%</text:p>
          </table:table-cell>
          <table:table-cell table:style-name="Tabelle5.C2" office:value-type="percentage" office:value="0.371">
            <text:p text:style-name="Table_20_Contents">37,10%</text:p>
          </table:table-cell>
          <table:table-cell table:style-name="Tabelle5.G2" office:value-type="float" office:value="1088">
            <text:p text:style-name="Table_20_Contents">1088</text:p>
          </table:table-cell>
        </table:table-row>
        <table:table-row>
          <table:table-cell table:style-name="Tabelle5.A2" office:value-type="float" office:value="8">
            <text:p text:style-name="P6">8</text:p>
          </table:table-cell>
          <table:table-cell table:style-name="Tabelle5.B2" office:value-type="string">
            <text:p text:style-name="P6">V26 occ. V6 inc. </text:p>
            <text:p text:style-name="P6">edge detection</text:p>
          </table:table-cell>
          <table:table-cell table:style-name="Tabelle5.C2" office:value-type="percentage" office:value="0.833">
            <text:p text:style-name="Table_20_Contents"><text:span text:style-name="T4">83,30</text:span>%</text:p>
          </table:table-cell>
          <table:table-cell table:style-name="Tabelle5.C2" office:value-type="percentage" office:value="0.401">
            <text:p text:style-name="Table_20_Contents">40,10%</text:p>
          </table:table-cell>
          <table:table-cell table:style-name="Tabelle5.C2" office:value-type="percentage" office:value="0.349">
            <text:p text:style-name="Table_20_Contents">34,90%</text:p>
          </table:table-cell>
          <table:table-cell table:style-name="Tabelle5.C2" office:value-type="percentage" office:value="0.25">
            <text:p text:style-name="Table_20_Contents">25,00%</text:p>
          </table:table-cell>
          <table:table-cell table:style-name="Tabelle5.G2" office:value-type="float" office:value="848">
            <text:p text:style-name="P18">848</text:p>
          </table:table-cell>
        </table:table-row>
        <table:table-row>
          <table:table-cell table:style-name="Tabelle5.A2" office:value-type="float" office:value="9">
            <text:p text:style-name="P6">9</text:p>
          </table:table-cell>
          <table:table-cell table:style-name="Tabelle5.B2" office:value-type="string">
            <text:p text:style-name="P6">V6 occ. V26 inc.</text:p>
            <text:p text:style-name="P6">edge detection</text:p>
          </table:table-cell>
          <table:table-cell table:style-name="Tabelle5.C2" office:value-type="percentage" office:value="0.676">
            <text:p text:style-name="Table_20_Contents">67,60%</text:p>
          </table:table-cell>
          <table:table-cell table:style-name="Tabelle5.C2" office:value-type="percentage" office:value="0.174">
            <text:p text:style-name="Table_20_Contents">17,40%</text:p>
          </table:table-cell>
          <table:table-cell table:style-name="Tabelle5.C2" office:value-type="percentage" office:value="0.388">
            <text:p text:style-name="Table_20_Contents">38,80%</text:p>
          </table:table-cell>
          <table:table-cell table:style-name="Tabelle5.C2" office:value-type="percentage" office:value="0.438">
            <text:p text:style-name="Table_20_Contents">43,80%</text:p>
          </table:table-cell>
          <table:table-cell table:style-name="Tabelle5.G2" office:value-type="float" office:value="1588">
            <text:p text:style-name="Table_20_Contents">1588</text:p>
          </table:table-cell>
        </table:table-row>
        <table:table-row>
          <table:table-cell table:style-name="Tabelle5.A2" office:value-type="float" office:value="10">
            <text:p text:style-name="P6">10</text:p>
          </table:table-cell>
          <table:table-cell table:style-name="Tabelle5.B2" office:value-type="string">
            <text:p text:style-name="P6">V26 occ. V18 inc.</text:p>
            <text:p text:style-name="P6">edge detection</text:p>
          </table:table-cell>
          <table:table-cell table:style-name="Tabelle5.C2" office:value-type="percentage" office:value="0.833">
            <text:p text:style-name="Table_20_Contents"><text:span text:style-name="T4">83,30</text:span>%</text:p>
          </table:table-cell>
          <table:table-cell table:style-name="Tabelle5.C2" office:value-type="percentage" office:value="0.401">
            <text:p text:style-name="Table_20_Contents">40,10%</text:p>
          </table:table-cell>
          <table:table-cell table:style-name="Tabelle5.C2" office:value-type="percentage" office:value="0.349">
            <text:p text:style-name="Table_20_Contents">34,90%</text:p>
          </table:table-cell>
          <table:table-cell table:style-name="Tabelle5.C2" office:value-type="percentage" office:value="0.25">
            <text:p text:style-name="Table_20_Contents">25,00%</text:p>
          </table:table-cell>
          <table:table-cell table:style-name="Tabelle5.G2" office:value-type="float" office:value="848">
            <text:p text:style-name="P18">848</text:p>
          </table:table-cell>
        </table:table-row>
        <table:table-row>
          <table:table-cell table:style-name="Tabelle5.A2" office:value-type="float" office:value="11">
            <text:p text:style-name="P6">11</text:p>
          </table:table-cell>
          <table:table-cell table:style-name="Tabelle5.B2" office:value-type="string">
            <text:p text:style-name="P6">V18 occ. V26 inc.</text:p>
            <text:p text:style-name="P6">edge detection</text:p>
          </table:table-cell>
          <table:table-cell table:style-name="Tabelle5.C2" office:value-type="percentage" office:value="0.676">
            <text:p text:style-name="Text_20_body">67,60%</text:p>
          </table:table-cell>
          <table:table-cell table:style-name="Tabelle5.C2" office:value-type="percentage" office:value="0.254">
            <text:p text:style-name="Table_20_Contents">25,40%</text:p>
          </table:table-cell>
          <table:table-cell table:style-name="Tabelle5.C2" office:value-type="percentage" office:value="0.375">
            <text:p text:style-name="Table_20_Contents">37,50%</text:p>
          </table:table-cell>
          <table:table-cell table:style-name="Tabelle5.C2" office:value-type="percentage" office:value="0">
            <text:p text:style-name="Table_20_Contents">37,10%</text:p>
            <text:p text:style-name="Table_20_Contents"/>
          </table:table-cell>
          <table:table-cell table:style-name="Tabelle5.G2" office:value-type="float" office:value="1088">
            <text:p text:style-name="Table_20_Contents">1088</text:p>
          </table:table-cell>
        </table:table-row>
      </table:table>
      <text:p text:style-name="Standard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column table:style-name="Tabelle11.D"/>
        <table:table-column table:style-name="Tabelle11.E"/>
        <table:table-column table:style-name="Tabelle11.F"/>
        <table:table-column table:style-name="Tabelle11.G"/>
        <table:table-row>
          <table:table-cell table:style-name="Tabelle11.A1" office:value-type="string">
            <text:p text:style-name="P6"/>
          </table:table-cell>
          <table:table-cell table:style-name="Tabelle11.A1" office:value-type="string">
            <text:p text:style-name="P6">Environnement <text:span text:style-name="T1">réel</text:span> 2<text:line-break/>Résolution [720,180]</text:p>
          </table:table-cell>
          <table:table-cell table:style-name="Tabelle11.A1" office:value-type="string">
            <text:p text:style-name="P1">intégrité</text:p>
          </table:table-cell>
          <table:table-cell table:style-name="Tabelle11.A1" office:value-type="string">
            <text:p text:style-name="P7">Frontières</text:p>
            <text:p text:style-name="P7">primaires</text:p>
          </table:table-cell>
          <table:table-cell table:style-name="Tabelle11.A1" office:value-type="string">
            <text:p text:style-name="P7">Frontières</text:p>
            <text:p text:style-name="P7">secondaires</text:p>
          </table:table-cell>
          <table:table-cell table:style-name="Tabelle11.A1" office:value-type="string">
            <text:p text:style-name="P7">Fausses</text:p>
            <text:p text:style-name="P7">Frontières</text:p>
          </table:table-cell>
          <table:table-cell table:style-name="Tabelle11.G1" office:value-type="string">
            <text:p text:style-name="P7">Total</text:p>
          </table:table-cell>
        </table:table-row>
        <table:table-row>
          <table:table-cell table:style-name="Tabelle11.A2" office:value-type="float" office:value="1">
            <text:p text:style-name="P6">1</text:p>
          </table:table-cell>
          <table:table-cell table:style-name="Tabelle11.B2" office:value-type="string">
            <text:p text:style-name="P6">V6 pour tout les points</text:p>
          </table:table-cell>
          <table:table-cell table:style-name="Tabelle11.C2" office:value-type="percentage" office:value="0.68">
            <text:p text:style-name="Table_20_Contents">68,00%</text:p>
          </table:table-cell>
          <table:table-cell table:style-name="Tabelle11.C2" office:value-type="percentage" office:value="0.8095">
            <text:p text:style-name="Table_20_Contents">80,95%</text:p>
          </table:table-cell>
          <table:table-cell table:style-name="Tabelle11.C2" office:value-type="percentage" office:value="0.1905">
            <text:p text:style-name="Table_20_Contents">19,05%</text:p>
          </table:table-cell>
          <table:table-cell table:style-name="Tabelle11.C2" office:value-type="percentage" office:value="0">
            <text:p text:style-name="Table_20_Contents">0,00%</text:p>
          </table:table-cell>
          <table:table-cell table:style-name="Tabelle11.G2" office:value-type="float" office:value="168">
            <text:p text:style-name="P18">168</text:p>
          </table:table-cell>
        </table:table-row>
        <table:table-row>
          <table:table-cell table:style-name="Tabelle11.A2" office:value-type="float" office:value="2">
            <text:p text:style-name="P6">2</text:p>
          </table:table-cell>
          <table:table-cell table:style-name="Tabelle11.B2" office:value-type="string">
            <text:p text:style-name="P6">V18 pour tout les points</text:p>
          </table:table-cell>
          <table:table-cell table:style-name="Tabelle11.C2" office:value-type="percentage" office:value="0.68">
            <text:p text:style-name="Table_20_Contents">68,00%</text:p>
          </table:table-cell>
          <table:table-cell table:style-name="Tabelle11.C2" office:value-type="percentage" office:value="0.5667">
            <text:p text:style-name="Table_20_Contents">56,67%</text:p>
          </table:table-cell>
          <table:table-cell table:style-name="Tabelle11.C2" office:value-type="percentage" office:value="0.4333">
            <text:p text:style-name="Table_20_Contents">43,33%</text:p>
          </table:table-cell>
          <table:table-cell table:style-name="Tabelle11.C2" office:value-type="percentage" office:value="0">
            <text:p text:style-name="Table_20_Contents">0,00%</text:p>
          </table:table-cell>
          <table:table-cell table:style-name="Tabelle11.G2" office:value-type="float" office:value="240">
            <text:p text:style-name="Table_20_Contents">240</text:p>
          </table:table-cell>
        </table:table-row>
        <table:table-row>
          <table:table-cell table:style-name="Tabelle11.A2" office:value-type="float" office:value="3">
            <text:p text:style-name="P6">3</text:p>
          </table:table-cell>
          <table:table-cell table:style-name="Tabelle11.B2" office:value-type="string">
            <text:p text:style-name="P6">V26 pour tout les points</text:p>
          </table:table-cell>
          <table:table-cell table:style-name="Tabelle11.C2" office:value-type="percentage" office:value="0.68">
            <text:p text:style-name="Table_20_Contents">68,00%</text:p>
          </table:table-cell>
          <table:table-cell table:style-name="Tabelle11.C2" office:value-type="percentage" office:value="0.5667">
            <text:p text:style-name="Table_20_Contents">56,67%</text:p>
          </table:table-cell>
          <table:table-cell table:style-name="Tabelle11.C2" office:value-type="percentage" office:value="0.4333">
            <text:p text:style-name="Table_20_Contents">43,33%</text:p>
          </table:table-cell>
          <table:table-cell table:style-name="Tabelle11.C2" office:value-type="percentage" office:value="0">
            <text:p text:style-name="Table_20_Contents">0,00%</text:p>
          </table:table-cell>
          <table:table-cell table:style-name="Tabelle11.G2" office:value-type="float" office:value="240">
            <text:p text:style-name="Table_20_Contents">240</text:p>
          </table:table-cell>
        </table:table-row>
        <table:table-row>
          <table:table-cell table:style-name="Tabelle11.A2" office:value-type="float" office:value="4">
            <text:p text:style-name="P6">4</text:p>
          </table:table-cell>
          <table:table-cell table:style-name="Tabelle11.B2" office:value-type="string">
            <text:p text:style-name="P6">V26 occ. V6 inc.</text:p>
          </table:table-cell>
          <table:table-cell table:style-name="Tabelle11.C2" office:value-type="percentage" office:value="0.68">
            <text:p text:style-name="Table_20_Contents">68,00%</text:p>
          </table:table-cell>
          <table:table-cell table:style-name="Tabelle11.C2" office:value-type="percentage" office:value="0.8095">
            <text:p text:style-name="Table_20_Contents">80,95%</text:p>
          </table:table-cell>
          <table:table-cell table:style-name="Tabelle11.C2" office:value-type="percentage" office:value="0.1905">
            <text:p text:style-name="Table_20_Contents">19,05%</text:p>
          </table:table-cell>
          <table:table-cell table:style-name="Tabelle11.C2" office:value-type="percentage" office:value="0">
            <text:p text:style-name="Table_20_Contents">0,00%</text:p>
          </table:table-cell>
          <table:table-cell table:style-name="Tabelle11.G2" office:value-type="float" office:value="168">
            <text:p text:style-name="P18">168</text:p>
          </table:table-cell>
        </table:table-row>
        <table:table-row>
          <table:table-cell table:style-name="Tabelle11.A2" office:value-type="float" office:value="5">
            <text:p text:style-name="P6">5</text:p>
          </table:table-cell>
          <table:table-cell table:style-name="Tabelle11.B2" office:value-type="string">
            <text:p text:style-name="P6">V6 occ. V26 inc.</text:p>
          </table:table-cell>
          <table:table-cell table:style-name="Tabelle11.C2" office:value-type="percentage" office:value="0.68">
            <text:p text:style-name="Table_20_Contents">68,00%</text:p>
          </table:table-cell>
          <table:table-cell table:style-name="Tabelle11.C2" office:value-type="percentage" office:value="0.5667">
            <text:p text:style-name="Table_20_Contents">56,67%</text:p>
          </table:table-cell>
          <table:table-cell table:style-name="Tabelle11.C2" office:value-type="percentage" office:value="0.4333">
            <text:p text:style-name="Table_20_Contents">43,33%</text:p>
          </table:table-cell>
          <table:table-cell table:style-name="Tabelle11.C2" office:value-type="percentage" office:value="0">
            <text:p text:style-name="Table_20_Contents">0,00%</text:p>
          </table:table-cell>
          <table:table-cell table:style-name="Tabelle11.G2" office:value-type="float" office:value="240">
            <text:p text:style-name="Table_20_Contents">240</text:p>
          </table:table-cell>
        </table:table-row>
        <table:table-row>
          <table:table-cell table:style-name="Tabelle11.A2" office:value-type="float" office:value="6">
            <text:p text:style-name="P6">6</text:p>
          </table:table-cell>
          <table:table-cell table:style-name="Tabelle11.B2" office:value-type="string">
            <text:p text:style-name="P6">V26 occ. V18 inc.</text:p>
          </table:table-cell>
          <table:table-cell table:style-name="Tabelle11.C2" office:value-type="percentage" office:value="0.68">
            <text:p text:style-name="Table_20_Contents">68,00%</text:p>
          </table:table-cell>
          <table:table-cell table:style-name="Tabelle11.C2" office:value-type="percentage" office:value="0.8095">
            <text:p text:style-name="Table_20_Contents">80,95%</text:p>
          </table:table-cell>
          <table:table-cell table:style-name="Tabelle11.C2" office:value-type="percentage" office:value="0.1905">
            <text:p text:style-name="Table_20_Contents">19,05%</text:p>
          </table:table-cell>
          <table:table-cell table:style-name="Tabelle11.C2" office:value-type="percentage" office:value="0">
            <text:p text:style-name="Table_20_Contents">0,00%</text:p>
          </table:table-cell>
          <table:table-cell table:style-name="Tabelle11.G2" office:value-type="float" office:value="168">
            <text:p text:style-name="P18">168</text:p>
          </table:table-cell>
        </table:table-row>
        <table:table-row>
          <table:table-cell table:style-name="Tabelle11.A2" office:value-type="float" office:value="7">
            <text:p text:style-name="P6">7</text:p>
          </table:table-cell>
          <table:table-cell table:style-name="Tabelle11.B2" office:value-type="string">
            <text:p text:style-name="P6">V18 occ. V26 inc.</text:p>
          </table:table-cell>
          <table:table-cell table:style-name="Tabelle11.C2" office:value-type="percentage" office:value="0.68">
            <text:p text:style-name="Table_20_Contents">68,00%</text:p>
          </table:table-cell>
          <table:table-cell table:style-name="Tabelle11.C2" office:value-type="percentage" office:value="0.5667">
            <text:p text:style-name="Table_20_Contents">56,67%</text:p>
          </table:table-cell>
          <table:table-cell table:style-name="Tabelle11.C2" office:value-type="percentage" office:value="0.4333">
            <text:p text:style-name="Table_20_Contents">43,33%</text:p>
          </table:table-cell>
          <table:table-cell table:style-name="Tabelle11.C2" office:value-type="percentage" office:value="0">
            <text:p text:style-name="Table_20_Contents">0,00%</text:p>
          </table:table-cell>
          <table:table-cell table:style-name="Tabelle11.G2" office:value-type="float" office:value="240">
            <text:p text:style-name="Table_20_Contents">240</text:p>
          </table:table-cell>
        </table:table-row>
        <table:table-row>
          <table:table-cell table:style-name="Tabelle11.A2" office:value-type="float" office:value="8">
            <text:p text:style-name="P6">8</text:p>
          </table:table-cell>
          <table:table-cell table:style-name="Tabelle11.B2" office:value-type="string">
            <text:p text:style-name="P6">V26 occ. V6 inc. </text:p>
            <text:p text:style-name="P6">edge detection</text:p>
          </table:table-cell>
          <table:table-cell table:style-name="Tabelle11.C2" office:value-type="percentage" office:value="0.68">
            <text:p text:style-name="Table_20_Contents">68,00%</text:p>
          </table:table-cell>
          <table:table-cell table:style-name="Tabelle11.C2" office:value-type="percentage" office:value="0.8095">
            <text:p text:style-name="Table_20_Contents">80,95%</text:p>
          </table:table-cell>
          <table:table-cell table:style-name="Tabelle11.C2" office:value-type="percentage" office:value="0.1905">
            <text:p text:style-name="Table_20_Contents">19,05%</text:p>
          </table:table-cell>
          <table:table-cell table:style-name="Tabelle11.C2" office:value-type="percentage" office:value="0">
            <text:p text:style-name="Table_20_Contents">0,00%</text:p>
          </table:table-cell>
          <table:table-cell table:style-name="Tabelle11.G2" office:value-type="float" office:value="168">
            <text:p text:style-name="P18">168</text:p>
          </table:table-cell>
        </table:table-row>
        <table:table-row>
          <table:table-cell table:style-name="Tabelle11.A2" office:value-type="float" office:value="9">
            <text:p text:style-name="P6">9</text:p>
          </table:table-cell>
          <table:table-cell table:style-name="Tabelle11.B2" office:value-type="string">
            <text:p text:style-name="P6">V6 occ. V26 inc.</text:p>
            <text:p text:style-name="P6">edge detection</text:p>
          </table:table-cell>
          <table:table-cell table:style-name="Tabelle11.C2" office:value-type="percentage" office:value="0.68">
            <text:p text:style-name="Table_20_Contents">68,00%</text:p>
          </table:table-cell>
          <table:table-cell table:style-name="Tabelle11.C2" office:value-type="percentage" office:value="0.5667">
            <text:p text:style-name="Table_20_Contents">56,67%</text:p>
          </table:table-cell>
          <table:table-cell table:style-name="Tabelle11.C2" office:value-type="percentage" office:value="0.4333">
            <text:p text:style-name="Table_20_Contents">43,33%</text:p>
          </table:table-cell>
          <table:table-cell table:style-name="Tabelle11.C2" office:value-type="percentage" office:value="0">
            <text:p text:style-name="Table_20_Contents">0,00%</text:p>
          </table:table-cell>
          <table:table-cell table:style-name="Tabelle11.G2" office:value-type="float" office:value="240">
            <text:p text:style-name="Table_20_Contents">240</text:p>
          </table:table-cell>
        </table:table-row>
        <table:table-row>
          <table:table-cell table:style-name="Tabelle11.A2" office:value-type="float" office:value="10">
            <text:p text:style-name="P6">10</text:p>
          </table:table-cell>
          <table:table-cell table:style-name="Tabelle11.B2" office:value-type="string">
            <text:p text:style-name="P6">V26 occ. V18 inc.</text:p>
            <text:p text:style-name="P6">edge detection</text:p>
          </table:table-cell>
          <table:table-cell table:style-name="Tabelle11.C2" office:value-type="percentage" office:value="0.68">
            <text:p text:style-name="Table_20_Contents">68,00%</text:p>
          </table:table-cell>
          <table:table-cell table:style-name="Tabelle11.C2" office:value-type="percentage" office:value="0.8095">
            <text:p text:style-name="Table_20_Contents">80,95%</text:p>
          </table:table-cell>
          <table:table-cell table:style-name="Tabelle11.C2" office:value-type="percentage" office:value="0.1905">
            <text:p text:style-name="Table_20_Contents">19,05%</text:p>
          </table:table-cell>
          <table:table-cell table:style-name="Tabelle11.C2" office:value-type="percentage" office:value="0">
            <text:p text:style-name="Table_20_Contents">0,00%</text:p>
          </table:table-cell>
          <table:table-cell table:style-name="Tabelle11.G2" office:value-type="float" office:value="168">
            <text:p text:style-name="P18">168</text:p>
          </table:table-cell>
        </table:table-row>
        <table:table-row>
          <table:table-cell table:style-name="Tabelle11.A2" office:value-type="float" office:value="11">
            <text:p text:style-name="P6">11</text:p>
          </table:table-cell>
          <table:table-cell table:style-name="Tabelle11.B2" office:value-type="string">
            <text:p text:style-name="P6">V18 occ. V26 inc.</text:p>
            <text:p text:style-name="P6">edge detection</text:p>
          </table:table-cell>
          <table:table-cell table:style-name="Tabelle11.C2" office:value-type="percentage" office:value="0.68">
            <text:p text:style-name="Text_20_body">68,00%</text:p>
          </table:table-cell>
          <table:table-cell table:style-name="Tabelle11.C2" office:value-type="percentage" office:value="0.5667">
            <text:p text:style-name="Table_20_Contents">56,67%</text:p>
          </table:table-cell>
          <table:table-cell table:style-name="Tabelle11.C2" office:value-type="percentage" office:value="0.4333">
            <text:p text:style-name="Table_20_Contents">43,33%</text:p>
          </table:table-cell>
          <table:table-cell table:style-name="Tabelle11.C2" office:value-type="percentage" office:value="0">
            <text:p text:style-name="Table_20_Contents">0,00%</text:p>
          </table:table-cell>
          <table:table-cell table:style-name="Tabelle11.G2" office:value-type="float" office:value="240">
            <text:p text:style-name="Table_20_Contents">240</text:p>
          </table:table-cell>
        </table:table-row>
      </table:table>
      <text:p text:style-name="P12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column table:style-name="Tabelle12.E"/>
        <table:table-column table:style-name="Tabelle12.F"/>
        <table:table-column table:style-name="Tabelle12.G"/>
        <table:table-row>
          <table:table-cell table:style-name="Tabelle12.A1" office:value-type="string">
            <text:p text:style-name="P6"/>
          </table:table-cell>
          <table:table-cell table:style-name="Tabelle12.A1" office:value-type="string">
            <text:p text:style-name="P6">Environnement <text:span text:style-name="T1">réel</text:span> 3<text:line-break/>Résolution [720,180]</text:p>
          </table:table-cell>
          <table:table-cell table:style-name="Tabelle12.A1" office:value-type="string">
            <text:p text:style-name="P1">intégrité</text:p>
          </table:table-cell>
          <table:table-cell table:style-name="Tabelle12.A1" office:value-type="string">
            <text:p text:style-name="P7">Frontières</text:p>
            <text:p text:style-name="P7">primaires</text:p>
          </table:table-cell>
          <table:table-cell table:style-name="Tabelle12.A1" office:value-type="string">
            <text:p text:style-name="P7">Frontières</text:p>
            <text:p text:style-name="P7">secondaires</text:p>
          </table:table-cell>
          <table:table-cell table:style-name="Tabelle12.A1" office:value-type="string">
            <text:p text:style-name="P7">Fausses</text:p>
            <text:p text:style-name="P7">Frontières</text:p>
          </table:table-cell>
          <table:table-cell table:style-name="Tabelle12.G1" office:value-type="string">
            <text:p text:style-name="P7">Total</text:p>
          </table:table-cell>
        </table:table-row>
        <table:table-row>
          <table:table-cell table:style-name="Tabelle12.A2" office:value-type="float" office:value="1">
            <text:p text:style-name="P6">1</text:p>
          </table:table-cell>
          <table:table-cell table:style-name="Tabelle12.B2" office:value-type="string">
            <text:p text:style-name="P6">V6 pour tout les points</text:p>
          </table:table-cell>
          <table:table-cell table:style-name="Tabelle12.C2" office:value-type="percentage" office:value="0.0127">
            <text:p text:style-name="Table_20_Contents">1,27%</text:p>
          </table:table-cell>
          <table:table-cell table:style-name="Tabelle12.C2" office:value-type="percentage" office:value="0.0021">
            <text:p text:style-name="Table_20_Contents">0,21%</text:p>
          </table:table-cell>
          <table:table-cell table:style-name="Tabelle12.C2" office:value-type="percentage" office:value="0">
            <text:p text:style-name="Table_20_Contents">0,00%</text:p>
          </table:table-cell>
          <table:table-cell table:style-name="Tabelle12.C2" office:value-type="percentage" office:value="0.9979">
            <text:p text:style-name="Table_20_Contents">99,79%</text:p>
          </table:table-cell>
          <table:table-cell table:style-name="Tabelle12.G2" office:value-type="float" office:value="1913">
            <text:p text:style-name="P18">1913</text:p>
          </table:table-cell>
        </table:table-row>
        <table:table-row>
          <table:table-cell table:style-name="Tabelle12.A2" office:value-type="float" office:value="2">
            <text:p text:style-name="P6">2</text:p>
          </table:table-cell>
          <table:table-cell table:style-name="Tabelle12.B2" office:value-type="string">
            <text:p text:style-name="P6">V18 pour tout les points</text:p>
          </table:table-cell>
          <table:table-cell table:style-name="Tabelle12.C2" office:value-type="percentage" office:value="0.0886">
            <text:p text:style-name="Table_20_Contents">8,86%</text:p>
          </table:table-cell>
          <table:table-cell table:style-name="Tabelle12.C2" office:value-type="percentage" office:value="0.0035">
            <text:p text:style-name="Table_20_Contents">0,35%</text:p>
          </table:table-cell>
          <table:table-cell table:style-name="Tabelle12.C2" office:value-type="percentage" office:value="0">
            <text:p text:style-name="Table_20_Contents">0,00%</text:p>
          </table:table-cell>
          <table:table-cell table:style-name="Tabelle12.C2" office:value-type="percentage" office:value="0.9965">
            <text:p text:style-name="Table_20_Contents">99,65%</text:p>
          </table:table-cell>
          <table:table-cell table:style-name="Tabelle12.G2" office:value-type="float" office:value="8029">
            <text:p text:style-name="Table_20_Contents">8029</text:p>
          </table:table-cell>
        </table:table-row>
        <table:table-row>
          <table:table-cell table:style-name="Tabelle12.A2" office:value-type="float" office:value="3">
            <text:p text:style-name="P6">3</text:p>
          </table:table-cell>
          <table:table-cell table:style-name="Tabelle12.B2" office:value-type="string">
            <text:p text:style-name="P6">V26 pour tout les points</text:p>
          </table:table-cell>
          <table:table-cell table:style-name="Tabelle12.C2" office:value-type="percentage" office:value="0.1139">
            <text:p text:style-name="Table_20_Contents"><text:span text:style-name="T4">11,39</text:span>%</text:p>
          </table:table-cell>
          <table:table-cell table:style-name="Tabelle12.C2" office:value-type="percentage" office:value="0.003">
            <text:p text:style-name="Table_20_Contents">0,30%</text:p>
          </table:table-cell>
          <table:table-cell table:style-name="Tabelle12.C2" office:value-type="percentage" office:value="0">
            <text:p text:style-name="Table_20_Contents">0,00%</text:p>
          </table:table-cell>
          <table:table-cell table:style-name="Tabelle12.C2" office:value-type="percentage" office:value="0.997">
            <text:p text:style-name="Table_20_Contents">99,70%</text:p>
          </table:table-cell>
          <table:table-cell table:style-name="Tabelle12.G2" office:value-type="float" office:value="12014">
            <text:p text:style-name="Table_20_Contents">12014</text:p>
          </table:table-cell>
        </table:table-row>
        <table:table-row>
          <table:table-cell table:style-name="Tabelle12.A2" office:value-type="float" office:value="4">
            <text:p text:style-name="P6">4</text:p>
          </table:table-cell>
          <table:table-cell table:style-name="Tabelle12.B2" office:value-type="string">
            <text:p text:style-name="P6">V26 occ. V6 inc.</text:p>
          </table:table-cell>
          <table:table-cell table:style-name="Tabelle12.C2" office:value-type="percentage" office:value="0.1139">
            <text:p text:style-name="Table_20_Contents"><text:span text:style-name="T4">11,39</text:span>%</text:p>
          </table:table-cell>
          <table:table-cell table:style-name="Tabelle12.C2" office:value-type="percentage" office:value="0.0097">
            <text:p text:style-name="Table_20_Contents">0,97%</text:p>
          </table:table-cell>
          <table:table-cell table:style-name="Tabelle12.C2" office:value-type="percentage" office:value="0">
            <text:p text:style-name="Table_20_Contents">0,00%</text:p>
          </table:table-cell>
          <table:table-cell table:style-name="Tabelle12.C2" office:value-type="percentage" office:value="0.9903">
            <text:p text:style-name="Table_20_Contents">99,03%</text:p>
          </table:table-cell>
          <table:table-cell table:style-name="Tabelle12.G2" office:value-type="float" office:value="3727">
            <text:p text:style-name="P18">3727</text:p>
          </table:table-cell>
        </table:table-row>
        <table:table-row>
          <table:table-cell table:style-name="Tabelle12.A2" office:value-type="float" office:value="5">
            <text:p text:style-name="P6">5</text:p>
          </table:table-cell>
          <table:table-cell table:style-name="Tabelle12.B2" office:value-type="string">
            <text:p text:style-name="P6">V6 occ. V26 inc.</text:p>
          </table:table-cell>
          <table:table-cell table:style-name="Tabelle12.C2" office:value-type="percentage" office:value="0.0127">
            <text:p text:style-name="Table_20_Contents">1,27%</text:p>
          </table:table-cell>
          <table:table-cell table:style-name="Tabelle12.C2" office:value-type="percentage" office:value="0.0005">
            <text:p text:style-name="Table_20_Contents">0,05%</text:p>
          </table:table-cell>
          <table:table-cell table:style-name="Tabelle12.C2" office:value-type="percentage" office:value="0">
            <text:p text:style-name="Table_20_Contents">0,00%</text:p>
          </table:table-cell>
          <table:table-cell table:style-name="Tabelle12.C2" office:value-type="percentage" office:value="0.9995">
            <text:p text:style-name="Table_20_Contents">99,95%</text:p>
          </table:table-cell>
          <table:table-cell table:style-name="Tabelle12.G2" office:value-type="float" office:value="7957">
            <text:p text:style-name="Table_20_Contents">7957</text:p>
          </table:table-cell>
        </table:table-row>
        <table:table-row>
          <table:table-cell table:style-name="Tabelle12.A2" office:value-type="float" office:value="6">
            <text:p text:style-name="P6">6</text:p>
          </table:table-cell>
          <table:table-cell table:style-name="Tabelle12.B2" office:value-type="string">
            <text:p text:style-name="P6">V26 occ. V18 inc.</text:p>
          </table:table-cell>
          <table:table-cell table:style-name="Tabelle12.C2" office:value-type="percentage" office:value="0.0886">
            <text:p text:style-name="Table_20_Contents">8,86%</text:p>
          </table:table-cell>
          <table:table-cell table:style-name="Tabelle12.C2" office:value-type="percentage" office:value="0.0083">
            <text:p text:style-name="Table_20_Contents">0,83%</text:p>
          </table:table-cell>
          <table:table-cell table:style-name="Tabelle12.C2" office:value-type="percentage" office:value="0">
            <text:p text:style-name="Table_20_Contents">0,00%</text:p>
          </table:table-cell>
          <table:table-cell table:style-name="Tabelle12.C2" office:value-type="percentage" office:value="0.9917">
            <text:p text:style-name="Table_20_Contents">99,17%</text:p>
          </table:table-cell>
          <table:table-cell table:style-name="Tabelle12.G2" office:value-type="float" office:value="3371">
            <text:p text:style-name="P18">3371</text:p>
          </table:table-cell>
        </table:table-row>
        <table:table-row>
          <table:table-cell table:style-name="Tabelle12.A2" office:value-type="float" office:value="7">
            <text:p text:style-name="P6">7</text:p>
          </table:table-cell>
          <table:table-cell table:style-name="Tabelle12.B2" office:value-type="string">
            <text:p text:style-name="P6">V18 occ. V26 inc.</text:p>
          </table:table-cell>
          <table:table-cell table:style-name="Tabelle12.C2" office:value-type="percentage" office:value="0.0127">
            <text:p text:style-name="Table_20_Contents">1,27%</text:p>
          </table:table-cell>
          <table:table-cell table:style-name="Tabelle12.C2" office:value-type="percentage" office:value="0.0007">
            <text:p text:style-name="Table_20_Contents">0,07%</text:p>
          </table:table-cell>
          <table:table-cell table:style-name="Tabelle12.C2" office:value-type="percentage" office:value="0">
            <text:p text:style-name="Table_20_Contents">0,00%</text:p>
          </table:table-cell>
          <table:table-cell table:style-name="Tabelle12.C2" office:value-type="percentage" office:value="0.9993">
            <text:p text:style-name="Table_20_Contents">99,93%</text:p>
          </table:table-cell>
          <table:table-cell table:style-name="Tabelle12.G2" office:value-type="float" office:value="6077">
            <text:p text:style-name="Table_20_Contents">6077</text:p>
          </table:table-cell>
        </table:table-row>
        <table:table-row>
          <table:table-cell table:style-name="Tabelle12.A2" office:value-type="float" office:value="8">
            <text:p text:style-name="P6">8</text:p>
          </table:table-cell>
          <table:table-cell table:style-name="Tabelle12.B2" office:value-type="string">
            <text:p text:style-name="P6">V26 occ. V6 inc. </text:p>
            <text:p text:style-name="P6">edge detection</text:p>
          </table:table-cell>
          <table:table-cell table:style-name="Tabelle12.C2" office:value-type="percentage" office:value="0.1139">
            <text:p text:style-name="Table_20_Contents"><text:span text:style-name="T4">11,39</text:span>%</text:p>
          </table:table-cell>
          <table:table-cell table:style-name="Tabelle12.C2" office:value-type="percentage" office:value="0.0097">
            <text:p text:style-name="Table_20_Contents">0,97%</text:p>
          </table:table-cell>
          <table:table-cell table:style-name="Tabelle12.C2" office:value-type="percentage" office:value="0">
            <text:p text:style-name="Table_20_Contents">0,00%</text:p>
          </table:table-cell>
          <table:table-cell table:style-name="Tabelle12.C2" office:value-type="percentage" office:value="0.9903">
            <text:p text:style-name="Table_20_Contents">99,03%</text:p>
          </table:table-cell>
          <table:table-cell table:style-name="Tabelle12.G2" office:value-type="float" office:value="3727">
            <text:p text:style-name="P18">3727</text:p>
          </table:table-cell>
        </table:table-row>
        <table:table-row>
          <table:table-cell table:style-name="Tabelle12.A2" office:value-type="float" office:value="9">
            <text:p text:style-name="P6">9</text:p>
          </table:table-cell>
          <table:table-cell table:style-name="Tabelle12.B2" office:value-type="string">
            <text:p text:style-name="P6">V6 occ. V26 inc.</text:p>
            <text:p text:style-name="P6">edge detection</text:p>
          </table:table-cell>
          <table:table-cell table:style-name="Tabelle12.C2" office:value-type="percentage" office:value="0.0127">
            <text:p text:style-name="Table_20_Contents">1,27%</text:p>
          </table:table-cell>
          <table:table-cell table:style-name="Tabelle12.C2" office:value-type="percentage" office:value="0.0005">
            <text:p text:style-name="Table_20_Contents">0,05%</text:p>
          </table:table-cell>
          <table:table-cell table:style-name="Tabelle12.C2" office:value-type="percentage" office:value="0">
            <text:p text:style-name="Table_20_Contents">0,00%</text:p>
          </table:table-cell>
          <table:table-cell table:style-name="Tabelle12.C2" office:value-type="percentage" office:value="0.9995">
            <text:p text:style-name="Table_20_Contents">99,95%</text:p>
          </table:table-cell>
          <table:table-cell table:style-name="Tabelle12.G2" office:value-type="float" office:value="7642">
            <text:p text:style-name="Table_20_Contents">7642</text:p>
          </table:table-cell>
        </table:table-row>
        <table:table-row>
          <table:table-cell table:style-name="Tabelle12.A2" office:value-type="float" office:value="10">
            <text:p text:style-name="P6">10</text:p>
          </table:table-cell>
          <table:table-cell table:style-name="Tabelle12.B2" office:value-type="string">
            <text:p text:style-name="P6">V26 occ. V18 inc.</text:p>
            <text:p text:style-name="P6">edge detection</text:p>
          </table:table-cell>
          <table:table-cell table:style-name="Tabelle12.C2" office:value-type="percentage" office:value="0.0886">
            <text:p text:style-name="Table_20_Contents">8,86%</text:p>
          </table:table-cell>
          <table:table-cell table:style-name="Tabelle12.C2" office:value-type="percentage" office:value="0.0083">
            <text:p text:style-name="Table_20_Contents">0,83%</text:p>
          </table:table-cell>
          <table:table-cell table:style-name="Tabelle12.C2" office:value-type="percentage" office:value="0">
            <text:p text:style-name="Table_20_Contents">0,00%</text:p>
          </table:table-cell>
          <table:table-cell table:style-name="Tabelle12.C2" office:value-type="percentage" office:value="0.9917">
            <text:p text:style-name="Table_20_Contents">99,17%</text:p>
          </table:table-cell>
          <table:table-cell table:style-name="Tabelle12.G2" office:value-type="float" office:value="3371">
            <text:p text:style-name="P18">3371</text:p>
          </table:table-cell>
        </table:table-row>
        <table:table-row>
          <table:table-cell table:style-name="Tabelle12.A2" office:value-type="float" office:value="11">
            <text:p text:style-name="P6">11</text:p>
          </table:table-cell>
          <table:table-cell table:style-name="Tabelle12.B2" office:value-type="string">
            <text:p text:style-name="P6">V18 occ. V26 inc.</text:p>
            <text:p text:style-name="P6">edge detection</text:p>
          </table:table-cell>
          <table:table-cell table:style-name="Tabelle12.C2" office:value-type="percentage" office:value="0.0127">
            <text:p text:style-name="Text_20_body">1,27%</text:p>
          </table:table-cell>
          <table:table-cell table:style-name="Tabelle12.C2" office:value-type="percentage" office:value="0.0007">
            <text:p text:style-name="Table_20_Contents">0,07%</text:p>
          </table:table-cell>
          <table:table-cell table:style-name="Tabelle12.C2" office:value-type="percentage" office:value="0">
            <text:p text:style-name="Table_20_Contents">0,00%</text:p>
          </table:table-cell>
          <table:table-cell table:style-name="Tabelle12.C2" office:value-type="percentage" office:value="0.9993">
            <text:p text:style-name="Table_20_Contents">99,93%</text:p>
          </table:table-cell>
          <table:table-cell table:style-name="Tabelle12.G2" office:value-type="float" office:value="6009">
            <text:p text:style-name="Table_20_Contents">6009</text:p>
          </table:table-cell>
        </table:table-row>
      </table:table>
      <text:p text:style-name="Standard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column table:style-name="Tabelle13.D"/>
        <table:table-column table:style-name="Tabelle13.E"/>
        <table:table-column table:style-name="Tabelle13.F"/>
        <table:table-column table:style-name="Tabelle13.G"/>
        <table:table-row>
          <table:table-cell table:style-name="Tabelle13.A1" office:value-type="string">
            <text:p text:style-name="P6"/>
          </table:table-cell>
          <table:table-cell table:style-name="Tabelle13.A1" office:value-type="string">
            <text:p text:style-name="P6">Environnement <text:span text:style-name="T1">réel</text:span> 4<text:line-break/>Résolution [720,180]</text:p>
          </table:table-cell>
          <table:table-cell table:style-name="Tabelle13.A1" office:value-type="string">
            <text:p text:style-name="P1">intégrité</text:p>
          </table:table-cell>
          <table:table-cell table:style-name="Tabelle13.A1" office:value-type="string">
            <text:p text:style-name="P7">Frontières</text:p>
            <text:p text:style-name="P7">primaires</text:p>
          </table:table-cell>
          <table:table-cell table:style-name="Tabelle13.A1" office:value-type="string">
            <text:p text:style-name="P7">Frontières</text:p>
            <text:p text:style-name="P7">secondaires</text:p>
          </table:table-cell>
          <table:table-cell table:style-name="Tabelle13.A1" office:value-type="string">
            <text:p text:style-name="P7">Fausses</text:p>
            <text:p text:style-name="P7">Frontières</text:p>
          </table:table-cell>
          <table:table-cell table:style-name="Tabelle13.G1" office:value-type="string">
            <text:p text:style-name="P7">Total</text:p>
          </table:table-cell>
        </table:table-row>
        <table:table-row>
          <table:table-cell table:style-name="Tabelle13.A2" office:value-type="float" office:value="1">
            <text:p text:style-name="P6">1</text:p>
          </table:table-cell>
          <table:table-cell table:style-name="Tabelle13.B2" office:value-type="string">
            <text:p text:style-name="P6">V6 pour tout les points</text:p>
          </table:table-cell>
          <table:table-cell table:style-name="Tabelle13.C2" office:value-type="percentage" office:value="0.1089">
            <text:p text:style-name="Table_20_Contents">10,89%</text:p>
          </table:table-cell>
          <table:table-cell table:style-name="Tabelle13.C2" office:value-type="percentage" office:value="0.0073">
            <text:p text:style-name="Table_20_Contents">0,73%</text:p>
          </table:table-cell>
          <table:table-cell table:style-name="Tabelle13.C2" office:value-type="percentage" office:value="0">
            <text:p text:style-name="Table_20_Contents">0,00%</text:p>
          </table:table-cell>
          <table:table-cell table:style-name="Tabelle13.C2" office:value-type="percentage" office:value="0.9927">
            <text:p text:style-name="Table_20_Contents">99,27%</text:p>
          </table:table-cell>
          <table:table-cell table:style-name="Tabelle13.G2" office:value-type="float" office:value="6041">
            <text:p text:style-name="P18">6041</text:p>
          </table:table-cell>
        </table:table-row>
        <table:table-row>
          <table:table-cell table:style-name="Tabelle13.A2" office:value-type="float" office:value="2">
            <text:p text:style-name="P6">2</text:p>
          </table:table-cell>
          <table:table-cell table:style-name="Tabelle13.B2" office:value-type="string">
            <text:p text:style-name="P6">V18 pour tout les points</text:p>
          </table:table-cell>
          <table:table-cell table:style-name="Tabelle13.C2" office:value-type="percentage" office:value="0.1733">
            <text:p text:style-name="Table_20_Contents">17,33%</text:p>
          </table:table-cell>
          <table:table-cell table:style-name="Tabelle13.C2" office:value-type="percentage" office:value="0.0054">
            <text:p text:style-name="Table_20_Contents">0,54%</text:p>
          </table:table-cell>
          <table:table-cell table:style-name="Tabelle13.C2" office:value-type="percentage" office:value="0">
            <text:p text:style-name="Table_20_Contents">0,00%</text:p>
          </table:table-cell>
          <table:table-cell table:style-name="Tabelle13.C2" office:value-type="percentage" office:value="0.9946">
            <text:p text:style-name="Table_20_Contents">99,46%</text:p>
          </table:table-cell>
          <table:table-cell table:style-name="Tabelle13.G2" office:value-type="float" office:value="13012">
            <text:p text:style-name="Table_20_Contents">13012</text:p>
          </table:table-cell>
        </table:table-row>
        <table:table-row>
          <table:table-cell table:style-name="Tabelle13.A2" office:value-type="float" office:value="3">
            <text:p text:style-name="P6">3</text:p>
          </table:table-cell>
          <table:table-cell table:style-name="Tabelle13.B2" office:value-type="string">
            <text:p text:style-name="P6">V26 pour tout les points</text:p>
          </table:table-cell>
          <table:table-cell table:style-name="Tabelle13.C2" office:value-type="percentage" office:value="0.2921">
            <text:p text:style-name="Table_20_Contents"><text:span text:style-name="T4">29,21</text:span>%</text:p>
          </table:table-cell>
          <table:table-cell table:style-name="Tabelle13.C2" office:value-type="percentage" office:value="0.0075">
            <text:p text:style-name="Table_20_Contents">0,75%</text:p>
          </table:table-cell>
          <table:table-cell table:style-name="Tabelle13.C2" office:value-type="percentage" office:value="0">
            <text:p text:style-name="Table_20_Contents">0,00%</text:p>
          </table:table-cell>
          <table:table-cell table:style-name="Tabelle13.C2" office:value-type="percentage" office:value="0.9925">
            <text:p text:style-name="Table_20_Contents">99,25%</text:p>
          </table:table-cell>
          <table:table-cell table:style-name="Tabelle13.G2" office:value-type="float" office:value="15756">
            <text:p text:style-name="Table_20_Contents">15756</text:p>
          </table:table-cell>
        </table:table-row>
        <table:table-row>
          <table:table-cell table:style-name="Tabelle13.A2" office:value-type="float" office:value="4">
            <text:p text:style-name="P6">4</text:p>
          </table:table-cell>
          <table:table-cell table:style-name="Tabelle13.B2" office:value-type="string">
            <text:p text:style-name="P6">V26 occ. V6 inc.</text:p>
          </table:table-cell>
          <table:table-cell table:style-name="Tabelle13.C2" office:value-type="percentage" office:value="0.2921">
            <text:p text:style-name="Table_20_Contents"><text:span text:style-name="T4">29,21</text:span>%</text:p>
          </table:table-cell>
          <table:table-cell table:style-name="Tabelle13.C2" office:value-type="percentage" office:value="0.0089">
            <text:p text:style-name="Table_20_Contents">0,89%</text:p>
          </table:table-cell>
          <table:table-cell table:style-name="Tabelle13.C2" office:value-type="percentage" office:value="0">
            <text:p text:style-name="Table_20_Contents">0,00%</text:p>
          </table:table-cell>
          <table:table-cell table:style-name="Tabelle13.C2" office:value-type="percentage" office:value="0.9911">
            <text:p text:style-name="Table_20_Contents">99,11%</text:p>
          </table:table-cell>
          <table:table-cell table:style-name="Tabelle13.G2" office:value-type="float" office:value="13327">
            <text:p text:style-name="Table_20_Contents">13327</text:p>
          </table:table-cell>
        </table:table-row>
        <table:table-row>
          <table:table-cell table:style-name="Tabelle13.A2" office:value-type="float" office:value="5">
            <text:p text:style-name="P6">5</text:p>
          </table:table-cell>
          <table:table-cell table:style-name="Tabelle13.B2" office:value-type="string">
            <text:p text:style-name="P6">V6 occ. V26 inc.</text:p>
          </table:table-cell>
          <table:table-cell table:style-name="Tabelle13.C2" office:value-type="percentage" office:value="0.1089">
            <text:p text:style-name="Table_20_Contents">10,89%</text:p>
          </table:table-cell>
          <table:table-cell table:style-name="Tabelle13.C2" office:value-type="percentage" office:value="0.006">
            <text:p text:style-name="Table_20_Contents">0,60%</text:p>
          </table:table-cell>
          <table:table-cell table:style-name="Tabelle13.C2" office:value-type="percentage" office:value="0">
            <text:p text:style-name="Table_20_Contents">0,00%</text:p>
          </table:table-cell>
          <table:table-cell table:style-name="Tabelle13.C2" office:value-type="percentage" office:value="0.994">
            <text:p text:style-name="Table_20_Contents">99,40%</text:p>
          </table:table-cell>
          <table:table-cell table:style-name="Tabelle13.G2" office:value-type="float" office:value="7379">
            <text:p text:style-name="P18">7379</text:p>
          </table:table-cell>
        </table:table-row>
        <table:table-row>
          <table:table-cell table:style-name="Tabelle13.A2" office:value-type="float" office:value="6">
            <text:p text:style-name="P6">6</text:p>
          </table:table-cell>
          <table:table-cell table:style-name="Tabelle13.B2" office:value-type="string">
            <text:p text:style-name="P6">V26 occ. V18 inc.</text:p>
          </table:table-cell>
          <table:table-cell table:style-name="Tabelle13.C2" office:value-type="percentage" office:value="0.1733">
            <text:p text:style-name="Table_20_Contents">17,33%</text:p>
          </table:table-cell>
          <table:table-cell table:style-name="Tabelle13.C2" office:value-type="percentage" office:value="0.0063">
            <text:p text:style-name="Table_20_Contents">0,63%</text:p>
          </table:table-cell>
          <table:table-cell table:style-name="Tabelle13.C2" office:value-type="percentage" office:value="0">
            <text:p text:style-name="Table_20_Contents">0,00%</text:p>
          </table:table-cell>
          <table:table-cell table:style-name="Tabelle13.C2" office:value-type="percentage" office:value="0.9937">
            <text:p text:style-name="Table_20_Contents">99,37%</text:p>
          </table:table-cell>
          <table:table-cell table:style-name="Tabelle13.G2" office:value-type="float" office:value="11056">
            <text:p text:style-name="Table_20_Contents">11056</text:p>
          </table:table-cell>
        </table:table-row>
        <table:table-row>
          <table:table-cell table:style-name="Tabelle13.A2" office:value-type="float" office:value="7">
            <text:p text:style-name="P6">7</text:p>
          </table:table-cell>
          <table:table-cell table:style-name="Tabelle13.B2" office:value-type="string">
            <text:p text:style-name="P6">V18 occ. V26 inc.</text:p>
          </table:table-cell>
          <table:table-cell table:style-name="Tabelle13.C2" office:value-type="percentage" office:value="0.1089">
            <text:p text:style-name="Table_20_Contents">10,89%</text:p>
          </table:table-cell>
          <table:table-cell table:style-name="Tabelle13.C2" office:value-type="percentage" office:value="0.0061">
            <text:p text:style-name="Table_20_Contents">0,61%</text:p>
          </table:table-cell>
          <table:table-cell table:style-name="Tabelle13.C2" office:value-type="percentage" office:value="0">
            <text:p text:style-name="Table_20_Contents">0,00%</text:p>
          </table:table-cell>
          <table:table-cell table:style-name="Tabelle13.C2" office:value-type="percentage" office:value="0.9939">
            <text:p text:style-name="Table_20_Contents">99,39%</text:p>
          </table:table-cell>
          <table:table-cell table:style-name="Tabelle13.G2" office:value-type="float" office:value="7249">
            <text:p text:style-name="P18">7249</text:p>
          </table:table-cell>
        </table:table-row>
        <table:table-row>
          <table:table-cell table:style-name="Tabelle13.A2" office:value-type="float" office:value="8">
            <text:p text:style-name="P6">8</text:p>
          </table:table-cell>
          <table:table-cell table:style-name="Tabelle13.B2" office:value-type="string">
            <text:p text:style-name="P6">V26 occ. V6 inc. </text:p>
            <text:p text:style-name="P6">edge detection</text:p>
          </table:table-cell>
          <table:table-cell table:style-name="Tabelle13.C2" office:value-type="percentage" office:value="0.2921">
            <text:p text:style-name="Table_20_Contents"><text:span text:style-name="T4">29,21</text:span>%</text:p>
          </table:table-cell>
          <table:table-cell table:style-name="Tabelle13.C2" office:value-type="percentage" office:value="0.0089">
            <text:p text:style-name="Table_20_Contents">0,89%</text:p>
          </table:table-cell>
          <table:table-cell table:style-name="Tabelle13.C2" office:value-type="percentage" office:value="0">
            <text:p text:style-name="Table_20_Contents">0,00%</text:p>
          </table:table-cell>
          <table:table-cell table:style-name="Tabelle13.C2" office:value-type="percentage" office:value="0.9911">
            <text:p text:style-name="Table_20_Contents">99,11%</text:p>
          </table:table-cell>
          <table:table-cell table:style-name="Tabelle13.G2" office:value-type="float" office:value="13245">
            <text:p text:style-name="Table_20_Contents">13245</text:p>
          </table:table-cell>
        </table:table-row>
        <table:table-row>
          <table:table-cell table:style-name="Tabelle13.A2" office:value-type="float" office:value="9">
            <text:p text:style-name="P6">9</text:p>
          </table:table-cell>
          <table:table-cell table:style-name="Tabelle13.B2" office:value-type="string">
            <text:p text:style-name="P6">V6 occ. V26 inc.</text:p>
            <text:p text:style-name="P6">edge detection</text:p>
          </table:table-cell>
          <table:table-cell table:style-name="Tabelle13.C2" office:value-type="percentage" office:value="0.1089">
            <text:p text:style-name="Table_20_Contents">10,89%</text:p>
          </table:table-cell>
          <table:table-cell table:style-name="Tabelle13.C2" office:value-type="percentage" office:value="0.006">
            <text:p text:style-name="Table_20_Contents">0,60%</text:p>
          </table:table-cell>
          <table:table-cell table:style-name="Tabelle13.C2" office:value-type="percentage" office:value="0">
            <text:p text:style-name="Table_20_Contents">0,00%</text:p>
          </table:table-cell>
          <table:table-cell table:style-name="Tabelle13.C2" office:value-type="percentage" office:value="0.994">
            <text:p text:style-name="Table_20_Contents">99,40%</text:p>
          </table:table-cell>
          <table:table-cell table:style-name="Tabelle13.G2" office:value-type="float" office:value="7367">
            <text:p text:style-name="P18">7367</text:p>
          </table:table-cell>
        </table:table-row>
        <table:table-row>
          <table:table-cell table:style-name="Tabelle13.A2" office:value-type="float" office:value="10">
            <text:p text:style-name="P6">10</text:p>
          </table:table-cell>
          <table:table-cell table:style-name="Tabelle13.B2" office:value-type="string">
            <text:p text:style-name="P6">V26 occ. V18 inc.</text:p>
            <text:p text:style-name="P6">edge detection</text:p>
          </table:table-cell>
          <table:table-cell table:style-name="Tabelle13.C2" office:value-type="percentage" office:value="0.1733">
            <text:p text:style-name="Table_20_Contents">17,33%</text:p>
          </table:table-cell>
          <table:table-cell table:style-name="Tabelle13.C2" office:value-type="percentage" office:value="0.0064">
            <text:p text:style-name="Table_20_Contents">0,64%</text:p>
          </table:table-cell>
          <table:table-cell table:style-name="Tabelle13.C2" office:value-type="percentage" office:value="0">
            <text:p text:style-name="Table_20_Contents">0,00%</text:p>
          </table:table-cell>
          <table:table-cell table:style-name="Tabelle13.C2" office:value-type="percentage" office:value="0.9936">
            <text:p text:style-name="Table_20_Contents">99,36%</text:p>
          </table:table-cell>
          <table:table-cell table:style-name="Tabelle13.G2" office:value-type="float" office:value="10982">
            <text:p text:style-name="Table_20_Contents">10982</text:p>
          </table:table-cell>
        </table:table-row>
        <table:table-row>
          <table:table-cell table:style-name="Tabelle13.A2" office:value-type="float" office:value="11">
            <text:p text:style-name="P6">11</text:p>
          </table:table-cell>
          <table:table-cell table:style-name="Tabelle13.B2" office:value-type="string">
            <text:p text:style-name="P6">V18 occ. V26 inc.</text:p>
            <text:p text:style-name="P6">edge detection</text:p>
          </table:table-cell>
          <table:table-cell table:style-name="Tabelle13.C2" office:value-type="percentage" office:value="0.1089">
            <text:p text:style-name="Text_20_body">10,89%</text:p>
          </table:table-cell>
          <table:table-cell table:style-name="Tabelle13.C2" office:value-type="percentage" office:value="0.0061">
            <text:p text:style-name="Table_20_Contents">0,61%</text:p>
          </table:table-cell>
          <table:table-cell table:style-name="Tabelle13.C2" office:value-type="percentage" office:value="0">
            <text:p text:style-name="Table_20_Contents">0,00%</text:p>
          </table:table-cell>
          <table:table-cell table:style-name="Tabelle13.C2" office:value-type="percentage" office:value="0.9939">
            <text:p text:style-name="Table_20_Contents">99,39%</text:p>
          </table:table-cell>
          <table:table-cell table:style-name="Tabelle13.G2" office:value-type="float" office:value="7241">
            <text:p text:style-name="P18">7241</text:p>
          </table:table-cell>
        </table:table-row>
      </table:table>
      <text:p text:style-name="P12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column table:style-name="Tabelle14.D"/>
        <table:table-column table:style-name="Tabelle14.E"/>
        <table:table-column table:style-name="Tabelle14.F"/>
        <table:table-column table:style-name="Tabelle14.G"/>
        <table:table-row>
          <table:table-cell table:style-name="Tabelle14.A1" office:value-type="string">
            <text:p text:style-name="P6"/>
          </table:table-cell>
          <table:table-cell table:style-name="Tabelle14.A1" office:value-type="string">
            <text:p text:style-name="P6">Environnement <text:span text:style-name="T1">réel</text:span> 1<text:line-break/>Résolution [360,90]</text:p>
          </table:table-cell>
          <table:table-cell table:style-name="Tabelle14.A1" office:value-type="string">
            <text:p text:style-name="P1">intégrité</text:p>
          </table:table-cell>
          <table:table-cell table:style-name="Tabelle14.A1" office:value-type="string">
            <text:p text:style-name="P7">Frontières</text:p>
            <text:p text:style-name="P7">primaires</text:p>
          </table:table-cell>
          <table:table-cell table:style-name="Tabelle14.A1" office:value-type="string">
            <text:p text:style-name="P7">Frontières</text:p>
            <text:p text:style-name="P7">secondaires</text:p>
          </table:table-cell>
          <table:table-cell table:style-name="Tabelle14.A1" office:value-type="string">
            <text:p text:style-name="P7">Fausses</text:p>
            <text:p text:style-name="P7">Frontières</text:p>
          </table:table-cell>
          <table:table-cell table:style-name="Tabelle14.G1" office:value-type="string">
            <text:p text:style-name="P7">Total</text:p>
          </table:table-cell>
        </table:table-row>
        <table:table-row>
          <table:table-cell table:style-name="Tabelle14.A2" office:value-type="float" office:value="1">
            <text:p text:style-name="P6">1</text:p>
          </table:table-cell>
          <table:table-cell table:style-name="Tabelle14.B2" office:value-type="string">
            <text:p text:style-name="P6">V6 pour tout les points</text:p>
          </table:table-cell>
          <table:table-cell table:style-name="Tabelle14.C2" office:value-type="percentage" office:value="0.0392">
            <text:p text:style-name="Table_20_Contents">3,92%</text:p>
          </table:table-cell>
          <table:table-cell table:style-name="Tabelle14.C2" office:value-type="percentage" office:value="0.0105">
            <text:p text:style-name="Table_20_Contents">1,05%</text:p>
          </table:table-cell>
          <table:table-cell table:style-name="Tabelle14.C2" office:value-type="percentage" office:value="0.2079">
            <text:p text:style-name="Table_20_Contents">20,79%</text:p>
          </table:table-cell>
          <table:table-cell table:style-name="Tabelle14.C2" office:value-type="percentage" office:value="0.7816">
            <text:p text:style-name="P10">78,16%</text:p>
          </table:table-cell>
          <table:table-cell table:style-name="Tabelle14.G2" office:value-type="float" office:value="1520">
            <text:p text:style-name="P18">1520</text:p>
          </table:table-cell>
        </table:table-row>
        <table:table-row>
          <table:table-cell table:style-name="Tabelle14.A2" office:value-type="float" office:value="2">
            <text:p text:style-name="P6">2</text:p>
          </table:table-cell>
          <table:table-cell table:style-name="Tabelle14.B2" office:value-type="string">
            <text:p text:style-name="P6">V18 pour tout les points</text:p>
          </table:table-cell>
          <table:table-cell table:style-name="Tabelle14.C2" office:value-type="percentage" office:value="0.1569">
            <text:p text:style-name="Table_20_Contents"><text:span text:style-name="T4">15,69</text:span>%</text:p>
          </table:table-cell>
          <table:table-cell table:style-name="Tabelle14.C2" office:value-type="percentage" office:value="0.0101">
            <text:p text:style-name="Table_20_Contents">1,01%</text:p>
          </table:table-cell>
          <table:table-cell table:style-name="Tabelle14.C2" office:value-type="percentage" office:value="0.191">
            <text:p text:style-name="Table_20_Contents">19,10%</text:p>
          </table:table-cell>
          <table:table-cell table:style-name="Tabelle14.C2" office:value-type="percentage" office:value="0.7989">
            <text:p text:style-name="P10">79,89%</text:p>
          </table:table-cell>
          <table:table-cell table:style-name="Tabelle14.G2" office:value-type="float" office:value="6344">
            <text:p text:style-name="Table_20_Contents">6344</text:p>
          </table:table-cell>
        </table:table-row>
        <table:table-row>
          <table:table-cell table:style-name="Tabelle14.A2" office:value-type="float" office:value="3">
            <text:p text:style-name="P6">3</text:p>
          </table:table-cell>
          <table:table-cell table:style-name="Tabelle14.B2" office:value-type="string">
            <text:p text:style-name="P6">V26 pour tout les points</text:p>
          </table:table-cell>
          <table:table-cell table:style-name="Tabelle14.C2" office:value-type="percentage" office:value="0.1569">
            <text:p text:style-name="Table_20_Contents"><text:span text:style-name="T4">15,69</text:span>%</text:p>
          </table:table-cell>
          <table:table-cell table:style-name="Tabelle14.C2" office:value-type="percentage" office:value="0.0091">
            <text:p text:style-name="Table_20_Contents">0,91%</text:p>
          </table:table-cell>
          <table:table-cell table:style-name="Tabelle14.C2" office:value-type="percentage" office:value="0.2028">
            <text:p text:style-name="Table_20_Contents">20,28%</text:p>
          </table:table-cell>
          <table:table-cell table:style-name="Tabelle14.C2" office:value-type="percentage" office:value="0.7881">
            <text:p text:style-name="P10">78,81%</text:p>
          </table:table-cell>
          <table:table-cell table:style-name="Tabelle14.G2" office:value-type="float" office:value="7040">
            <text:p text:style-name="Table_20_Contents">7040</text:p>
          </table:table-cell>
        </table:table-row>
        <table:table-row>
          <table:table-cell table:style-name="Tabelle14.A2" office:value-type="float" office:value="4">
            <text:p text:style-name="P6">4</text:p>
          </table:table-cell>
          <table:table-cell table:style-name="Tabelle14.B2" office:value-type="string">
            <text:p text:style-name="P6">V26 occ. V6 inc.</text:p>
          </table:table-cell>
          <table:table-cell table:style-name="Tabelle14.C2" office:value-type="percentage" office:value="0.1569">
            <text:p text:style-name="Table_20_Contents"><text:span text:style-name="T4">15,69</text:span>%</text:p>
          </table:table-cell>
          <table:table-cell table:style-name="Tabelle14.C2" office:value-type="percentage" office:value="0.0134">
            <text:p text:style-name="Table_20_Contents">1,34%</text:p>
          </table:table-cell>
          <table:table-cell table:style-name="Tabelle14.C2" office:value-type="percentage" office:value="0.2796">
            <text:p text:style-name="Table_20_Contents"><text:span text:style-name="T2">27,96</text:span>%</text:p>
          </table:table-cell>
          <table:table-cell table:style-name="Tabelle14.C2" office:value-type="percentage" office:value="0.707">
            <text:p text:style-name="P10"><text:span text:style-name="T4">70,70</text:span>%</text:p>
          </table:table-cell>
          <table:table-cell table:style-name="Tabelle14.G2" office:value-type="float" office:value="4764">
            <text:p text:style-name="Table_20_Contents">4764</text:p>
          </table:table-cell>
        </table:table-row>
        <table:table-row>
          <table:table-cell table:style-name="Tabelle14.A2" office:value-type="float" office:value="5">
            <text:p text:style-name="P6">5</text:p>
          </table:table-cell>
          <table:table-cell table:style-name="Tabelle14.B2" office:value-type="string">
            <text:p text:style-name="P6">V6 occ. V26 inc.</text:p>
          </table:table-cell>
          <table:table-cell table:style-name="Tabelle14.C2" office:value-type="percentage" office:value="0.0392">
            <text:p text:style-name="Table_20_Contents">3,92%</text:p>
          </table:table-cell>
          <table:table-cell table:style-name="Tabelle14.C2" office:value-type="percentage" office:value="0.0042">
            <text:p text:style-name="Table_20_Contents">0,42%</text:p>
          </table:table-cell>
          <table:table-cell table:style-name="Tabelle14.C2" office:value-type="percentage" office:value="0.1085">
            <text:p text:style-name="Table_20_Contents">10,85%</text:p>
          </table:table-cell>
          <table:table-cell table:style-name="Tabelle14.C2" office:value-type="percentage" office:value="0.8873">
            <text:p text:style-name="P10">88,73%</text:p>
          </table:table-cell>
          <table:table-cell table:style-name="Tabelle14.G2" office:value-type="float" office:value="3796">
            <text:p text:style-name="P18">3796</text:p>
          </table:table-cell>
        </table:table-row>
        <table:table-row>
          <table:table-cell table:style-name="Tabelle14.A2" office:value-type="float" office:value="6">
            <text:p text:style-name="P6">6</text:p>
          </table:table-cell>
          <table:table-cell table:style-name="Tabelle14.B2" office:value-type="string">
            <text:p text:style-name="P6">V26 occ. V18 inc.</text:p>
          </table:table-cell>
          <table:table-cell table:style-name="Tabelle14.C2" office:value-type="percentage" office:value="0.1569">
            <text:p text:style-name="Table_20_Contents"><text:span text:style-name="T4">15,69</text:span>%</text:p>
          </table:table-cell>
          <table:table-cell table:style-name="Tabelle14.C2" office:value-type="percentage" office:value="0.0143">
            <text:p text:style-name="Table_20_Contents">1,43%</text:p>
          </table:table-cell>
          <table:table-cell table:style-name="Tabelle14.C2" office:value-type="percentage" office:value="0.25">
            <text:p text:style-name="Table_20_Contents"><text:span text:style-name="T2">25,00</text:span>%</text:p>
          </table:table-cell>
          <table:table-cell table:style-name="Tabelle14.C2" office:value-type="percentage" office:value="0.7357">
            <text:p text:style-name="P10"><text:span text:style-name="T4">73,57</text:span>%</text:p>
          </table:table-cell>
          <table:table-cell table:style-name="Tabelle14.G2" office:value-type="float" office:value="4464">
            <text:p text:style-name="P18">4464</text:p>
          </table:table-cell>
        </table:table-row>
        <table:table-row>
          <table:table-cell table:style-name="Tabelle14.A2" office:value-type="float" office:value="7">
            <text:p text:style-name="P6">7</text:p>
          </table:table-cell>
          <table:table-cell table:style-name="Tabelle14.B2" office:value-type="string">
            <text:p text:style-name="P6">V18 occ. V26 inc.</text:p>
          </table:table-cell>
          <table:table-cell table:style-name="Tabelle14.C2" office:value-type="percentage" office:value="0.0392">
            <text:p text:style-name="Table_20_Contents">3,92%</text:p>
          </table:table-cell>
          <table:table-cell table:style-name="Tabelle14.C2" office:value-type="percentage" office:value="0.0047">
            <text:p text:style-name="Table_20_Contents">0,47%</text:p>
          </table:table-cell>
          <table:table-cell table:style-name="Tabelle14.C2" office:value-type="percentage" office:value="0.1212">
            <text:p text:style-name="Table_20_Contents">12,12%</text:p>
          </table:table-cell>
          <table:table-cell table:style-name="Tabelle14.C2" office:value-type="percentage" office:value="0.8741">
            <text:p text:style-name="P10">87,41%</text:p>
          </table:table-cell>
          <table:table-cell table:style-name="Tabelle14.G2" office:value-type="float" office:value="3400">
            <text:p text:style-name="P18">3400</text:p>
          </table:table-cell>
        </table:table-row>
        <table:table-row>
          <table:table-cell table:style-name="Tabelle14.A2" office:value-type="float" office:value="8">
            <text:p text:style-name="P6">8</text:p>
          </table:table-cell>
          <table:table-cell table:style-name="Tabelle14.B2" office:value-type="string">
            <text:p text:style-name="P6">V26 occ. V6 inc. </text:p>
            <text:p text:style-name="P6">edge detection</text:p>
          </table:table-cell>
          <table:table-cell table:style-name="Tabelle14.C2" office:value-type="percentage" office:value="0.1569">
            <text:p text:style-name="Table_20_Contents"><text:span text:style-name="T4">15,69</text:span>%</text:p>
          </table:table-cell>
          <table:table-cell table:style-name="Tabelle14.C2" office:value-type="percentage" office:value="0.0134">
            <text:p text:style-name="Table_20_Contents">1,34%</text:p>
          </table:table-cell>
          <table:table-cell table:style-name="Tabelle14.C2" office:value-type="percentage" office:value="0.2796">
            <text:p text:style-name="Table_20_Contents"><text:span text:style-name="T2">27,96</text:span>%</text:p>
          </table:table-cell>
          <table:table-cell table:style-name="Tabelle14.C2" office:value-type="percentage" office:value="0.707">
            <text:p text:style-name="P10"><text:span text:style-name="T4">70,70</text:span>%</text:p>
          </table:table-cell>
          <table:table-cell table:style-name="Tabelle14.G2" office:value-type="float" office:value="4764">
            <text:p text:style-name="Table_20_Contents">4764</text:p>
          </table:table-cell>
        </table:table-row>
        <table:table-row>
          <table:table-cell table:style-name="Tabelle14.A2" office:value-type="float" office:value="9">
            <text:p text:style-name="P6">9</text:p>
          </table:table-cell>
          <table:table-cell table:style-name="Tabelle14.B2" office:value-type="string">
            <text:p text:style-name="P6">V6 occ. V26 inc.</text:p>
            <text:p text:style-name="P6">edge detection</text:p>
          </table:table-cell>
          <table:table-cell table:style-name="Tabelle14.C2" office:value-type="percentage" office:value="0.0392">
            <text:p text:style-name="Table_20_Contents">3,92%</text:p>
          </table:table-cell>
          <table:table-cell table:style-name="Tabelle14.C2" office:value-type="percentage" office:value="0.0042">
            <text:p text:style-name="Table_20_Contents">0,42%</text:p>
          </table:table-cell>
          <table:table-cell table:style-name="Tabelle14.C2" office:value-type="percentage" office:value="0.1085">
            <text:p text:style-name="Table_20_Contents">10,85%</text:p>
          </table:table-cell>
          <table:table-cell table:style-name="Tabelle14.C2" office:value-type="percentage" office:value="0.8873">
            <text:p text:style-name="P10">88,73%</text:p>
          </table:table-cell>
          <table:table-cell table:style-name="Tabelle14.G2" office:value-type="float" office:value="4796">
            <text:p text:style-name="Table_20_Contents">4796</text:p>
          </table:table-cell>
        </table:table-row>
        <table:table-row>
          <table:table-cell table:style-name="Tabelle14.A2" office:value-type="float" office:value="10">
            <text:p text:style-name="P6">10</text:p>
          </table:table-cell>
          <table:table-cell table:style-name="Tabelle14.B2" office:value-type="string">
            <text:p text:style-name="P6">V26 occ. V18 inc.</text:p>
            <text:p text:style-name="P6">edge detection</text:p>
          </table:table-cell>
          <table:table-cell table:style-name="Tabelle14.C2" office:value-type="percentage" office:value="0.1569">
            <text:p text:style-name="Table_20_Contents"><text:span text:style-name="T4">15,69</text:span>%</text:p>
          </table:table-cell>
          <table:table-cell table:style-name="Tabelle14.C2" office:value-type="percentage" office:value="0.0143">
            <text:p text:style-name="Table_20_Contents">1,43%</text:p>
          </table:table-cell>
          <table:table-cell table:style-name="Tabelle14.C2" office:value-type="percentage" office:value="0.25">
            <text:p text:style-name="Table_20_Contents"><text:span text:style-name="T2">25,00</text:span>%</text:p>
          </table:table-cell>
          <table:table-cell table:style-name="Tabelle14.C2" office:value-type="percentage" office:value="0.7357">
            <text:p text:style-name="P10"><text:span text:style-name="T4">73,57</text:span>%</text:p>
          </table:table-cell>
          <table:table-cell table:style-name="Tabelle14.G2" office:value-type="float" office:value="4464">
            <text:p text:style-name="P18">4464</text:p>
          </table:table-cell>
        </table:table-row>
        <table:table-row>
          <table:table-cell table:style-name="Tabelle14.A2" office:value-type="float" office:value="11">
            <text:p text:style-name="P6">11</text:p>
          </table:table-cell>
          <table:table-cell table:style-name="Tabelle14.B2" office:value-type="string">
            <text:p text:style-name="P6">V18 occ. V26 inc.</text:p>
            <text:p text:style-name="P6">edge detection</text:p>
          </table:table-cell>
          <table:table-cell table:style-name="Tabelle14.C2" office:value-type="percentage" office:value="0.0392">
            <text:p text:style-name="Text_20_body">3,92%</text:p>
          </table:table-cell>
          <table:table-cell table:style-name="Tabelle14.C2" office:value-type="percentage" office:value="0.0047">
            <text:p text:style-name="Table_20_Contents">0,47%</text:p>
          </table:table-cell>
          <table:table-cell table:style-name="Tabelle14.C2" office:value-type="percentage" office:value="0.1212">
            <text:p text:style-name="Table_20_Contents">12,12%</text:p>
          </table:table-cell>
          <table:table-cell table:style-name="Tabelle14.C2" office:value-type="percentage" office:value="0.8741">
            <text:p text:style-name="P10">87,41%</text:p>
          </table:table-cell>
          <table:table-cell table:style-name="Tabelle14.G2" office:value-type="float" office:value="3400">
            <text:p text:style-name="P18">3400</text:p>
          </table:table-cell>
        </table:table-row>
      </table:table>
      <text:p text:style-name="Standard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column table:style-name="Tabelle15.D"/>
        <table:table-column table:style-name="Tabelle15.E"/>
        <table:table-column table:style-name="Tabelle15.F"/>
        <table:table-column table:style-name="Tabelle15.G"/>
        <table:table-row>
          <table:table-cell table:style-name="Tabelle15.A1" office:value-type="string">
            <text:p text:style-name="P6"/>
          </table:table-cell>
          <table:table-cell table:style-name="Tabelle15.A1" office:value-type="string">
            <text:p text:style-name="P6">Environnement <text:span text:style-name="T1">réel</text:span> 2<text:line-break/>Résolution [360,90]</text:p>
          </table:table-cell>
          <table:table-cell table:style-name="Tabelle15.A1" office:value-type="string">
            <text:p text:style-name="P1">intégrité</text:p>
          </table:table-cell>
          <table:table-cell table:style-name="Tabelle15.A1" office:value-type="string">
            <text:p text:style-name="P7">Frontières</text:p>
            <text:p text:style-name="P7">primaires</text:p>
          </table:table-cell>
          <table:table-cell table:style-name="Tabelle15.A1" office:value-type="string">
            <text:p text:style-name="P7">Frontières</text:p>
            <text:p text:style-name="P7">secondaires</text:p>
          </table:table-cell>
          <table:table-cell table:style-name="Tabelle15.A1" office:value-type="string">
            <text:p text:style-name="P7">Fausses</text:p>
            <text:p text:style-name="P7">Frontières</text:p>
          </table:table-cell>
          <table:table-cell table:style-name="Tabelle15.G1" office:value-type="string">
            <text:p text:style-name="P7">Total</text:p>
          </table:table-cell>
        </table:table-row>
        <table:table-row>
          <table:table-cell table:style-name="Tabelle15.A2" office:value-type="float" office:value="1">
            <text:p text:style-name="P6">1</text:p>
          </table:table-cell>
          <table:table-cell table:style-name="Tabelle15.B2" office:value-type="string">
            <text:p text:style-name="P6">V6 pour tout les points</text:p>
          </table:table-cell>
          <table:table-cell table:style-name="Tabelle15.C2" office:value-type="percentage" office:value="0.6">
            <text:p text:style-name="Table_20_Contents">60,00%</text:p>
          </table:table-cell>
          <table:table-cell table:style-name="Tabelle15.C2" office:value-type="percentage" office:value="0.4918">
            <text:p text:style-name="Table_20_Contents">49,18%</text:p>
          </table:table-cell>
          <table:table-cell table:style-name="Tabelle15.C2" office:value-type="percentage" office:value="0.4426">
            <text:p text:style-name="P19">44,26%</text:p>
          </table:table-cell>
          <table:table-cell table:style-name="Tabelle15.C2" office:value-type="percentage" office:value="0.0656">
            <text:p text:style-name="Table_20_Contents"><text:span text:style-name="T4">6,56</text:span>%</text:p>
          </table:table-cell>
          <table:table-cell table:style-name="Tabelle15.G2" office:value-type="float" office:value="244">
            <text:p text:style-name="P18">244</text:p>
          </table:table-cell>
        </table:table-row>
        <table:table-row>
          <table:table-cell table:style-name="Tabelle15.A2" office:value-type="float" office:value="2">
            <text:p text:style-name="P6">2</text:p>
          </table:table-cell>
          <table:table-cell table:style-name="Tabelle15.B2" office:value-type="string">
            <text:p text:style-name="P6">V18 pour tout les points</text:p>
          </table:table-cell>
          <table:table-cell table:style-name="Tabelle15.C2" office:value-type="percentage" office:value="0.6">
            <text:p text:style-name="Table_20_Contents">60,00%</text:p>
          </table:table-cell>
          <table:table-cell table:style-name="Tabelle15.C2" office:value-type="percentage" office:value="0.1899">
            <text:p text:style-name="Table_20_Contents">18,99%</text:p>
          </table:table-cell>
          <table:table-cell table:style-name="Tabelle15.C2" office:value-type="percentage" office:value="0.6329">
            <text:p text:style-name="P21">63,29%</text:p>
          </table:table-cell>
          <table:table-cell table:style-name="Tabelle15.C2" office:value-type="percentage" office:value="0.1772">
            <text:p text:style-name="Table_20_Contents">17,72%</text:p>
          </table:table-cell>
          <table:table-cell table:style-name="Tabelle15.G2" office:value-type="float" office:value="632">
            <text:p text:style-name="Table_20_Contents">632</text:p>
          </table:table-cell>
        </table:table-row>
        <table:table-row>
          <table:table-cell table:style-name="Tabelle15.A2" office:value-type="float" office:value="3">
            <text:p text:style-name="P6">3</text:p>
          </table:table-cell>
          <table:table-cell table:style-name="Tabelle15.B2" office:value-type="string">
            <text:p text:style-name="P6">V26 pour tout les points</text:p>
          </table:table-cell>
          <table:table-cell table:style-name="Tabelle15.C2" office:value-type="percentage" office:value="0.6">
            <text:p text:style-name="Table_20_Contents">60,00%</text:p>
          </table:table-cell>
          <table:table-cell table:style-name="Tabelle15.C2" office:value-type="percentage" office:value="0.1538">
            <text:p text:style-name="Table_20_Contents">15,38%</text:p>
          </table:table-cell>
          <table:table-cell table:style-name="Tabelle15.C2" office:value-type="percentage" office:value="0.6154">
            <text:p text:style-name="P21">61,54%</text:p>
          </table:table-cell>
          <table:table-cell table:style-name="Tabelle15.C2" office:value-type="percentage" office:value="0.2308">
            <text:p text:style-name="Table_20_Contents"><text:span text:style-name="T2">23,08</text:span>%</text:p>
          </table:table-cell>
          <table:table-cell table:style-name="Tabelle15.G2" office:value-type="float" office:value="780">
            <text:p text:style-name="Table_20_Contents">780</text:p>
          </table:table-cell>
        </table:table-row>
        <table:table-row>
          <table:table-cell table:style-name="Tabelle15.A2" office:value-type="float" office:value="4">
            <text:p text:style-name="P6">4</text:p>
          </table:table-cell>
          <table:table-cell table:style-name="Tabelle15.B2" office:value-type="string">
            <text:p text:style-name="P6">V26 occ. V6 inc.</text:p>
          </table:table-cell>
          <table:table-cell table:style-name="Tabelle15.C2" office:value-type="percentage" office:value="0.6">
            <text:p text:style-name="Table_20_Contents">60,00%</text:p>
          </table:table-cell>
          <table:table-cell table:style-name="Tabelle15.C2" office:value-type="percentage" office:value="0.3846">
            <text:p text:style-name="Table_20_Contents">38,46%</text:p>
          </table:table-cell>
          <table:table-cell table:style-name="Tabelle15.C2" office:value-type="percentage" office:value="0.5128">
            <text:p text:style-name="P19">51,28%</text:p>
          </table:table-cell>
          <table:table-cell table:style-name="Tabelle15.C2" office:value-type="percentage" office:value="0.1026">
            <text:p text:style-name="Table_20_Contents"><text:span text:style-name="T4">10,26</text:span>%</text:p>
          </table:table-cell>
          <table:table-cell table:style-name="Tabelle15.G2" office:value-type="float" office:value="312">
            <text:p text:style-name="P18">312</text:p>
          </table:table-cell>
        </table:table-row>
        <table:table-row>
          <table:table-cell table:style-name="Tabelle15.A2" office:value-type="float" office:value="5">
            <text:p text:style-name="P6">5</text:p>
          </table:table-cell>
          <table:table-cell table:style-name="Tabelle15.B2" office:value-type="string">
            <text:p text:style-name="P6">V6 occ. V26 inc.</text:p>
          </table:table-cell>
          <table:table-cell table:style-name="Tabelle15.C2" office:value-type="percentage" office:value="0.6">
            <text:p text:style-name="Table_20_Contents">60,00%</text:p>
          </table:table-cell>
          <table:table-cell table:style-name="Tabelle15.C2" office:value-type="percentage" office:value="0.1685">
            <text:p text:style-name="Table_20_Contents">16,85%</text:p>
          </table:table-cell>
          <table:table-cell table:style-name="Tabelle15.C2" office:value-type="percentage" office:value="0.6011">
            <text:p text:style-name="P21">60,11%</text:p>
          </table:table-cell>
          <table:table-cell table:style-name="Tabelle15.C2" office:value-type="percentage" office:value="0.2303">
            <text:p text:style-name="Table_20_Contents">23,03%</text:p>
          </table:table-cell>
          <table:table-cell table:style-name="Tabelle15.G2" office:value-type="float" office:value="712">
            <text:p text:style-name="Table_20_Contents">712</text:p>
          </table:table-cell>
        </table:table-row>
        <table:table-row>
          <table:table-cell table:style-name="Tabelle15.A2" office:value-type="float" office:value="6">
            <text:p text:style-name="P6">6</text:p>
          </table:table-cell>
          <table:table-cell table:style-name="Tabelle15.B2" office:value-type="string">
            <text:p text:style-name="P6">V26 occ. V18 inc.</text:p>
          </table:table-cell>
          <table:table-cell table:style-name="Tabelle15.C2" office:value-type="percentage" office:value="0.6">
            <text:p text:style-name="Table_20_Contents">60,00%</text:p>
          </table:table-cell>
          <table:table-cell table:style-name="Tabelle15.C2" office:value-type="percentage" office:value="0.3846">
            <text:p text:style-name="Table_20_Contents">38,46%</text:p>
          </table:table-cell>
          <table:table-cell table:style-name="Tabelle15.C2" office:value-type="percentage" office:value="0.5128">
            <text:p text:style-name="P19">51,28%</text:p>
          </table:table-cell>
          <table:table-cell table:style-name="Tabelle15.C2" office:value-type="percentage" office:value="0.1026">
            <text:p text:style-name="Table_20_Contents"><text:span text:style-name="T4">10,26</text:span>%</text:p>
          </table:table-cell>
          <table:table-cell table:style-name="Tabelle15.G2" office:value-type="float" office:value="312">
            <text:p text:style-name="P18">312</text:p>
          </table:table-cell>
        </table:table-row>
        <table:table-row>
          <table:table-cell table:style-name="Tabelle15.A2" office:value-type="float" office:value="7">
            <text:p text:style-name="P6">7</text:p>
          </table:table-cell>
          <table:table-cell table:style-name="Tabelle15.B2" office:value-type="string">
            <text:p text:style-name="P6">V18 occ. V26 inc.</text:p>
          </table:table-cell>
          <table:table-cell table:style-name="Tabelle15.C2" office:value-type="percentage" office:value="0.6">
            <text:p text:style-name="Table_20_Contents">60,00%</text:p>
          </table:table-cell>
          <table:table-cell table:style-name="Tabelle15.C2" office:value-type="percentage" office:value="0.2128">
            <text:p text:style-name="Table_20_Contents">21,28%</text:p>
          </table:table-cell>
          <table:table-cell table:style-name="Tabelle15.C2" office:value-type="percentage" office:value="0.617">
            <text:p text:style-name="P21">61,70%</text:p>
          </table:table-cell>
          <table:table-cell table:style-name="Tabelle15.C2" office:value-type="percentage" office:value="0.1702">
            <text:p text:style-name="Table_20_Contents">17,02%</text:p>
          </table:table-cell>
          <table:table-cell table:style-name="Tabelle15.G2" office:value-type="float" office:value="564">
            <text:p text:style-name="P18">564</text:p>
          </table:table-cell>
        </table:table-row>
        <table:table-row>
          <table:table-cell table:style-name="Tabelle15.A2" office:value-type="float" office:value="8">
            <text:p text:style-name="P6">8</text:p>
          </table:table-cell>
          <table:table-cell table:style-name="Tabelle15.B2" office:value-type="string">
            <text:p text:style-name="P6">V26 occ. V6 inc. </text:p>
            <text:p text:style-name="P6">edge detection</text:p>
          </table:table-cell>
          <table:table-cell table:style-name="Tabelle15.C2" office:value-type="percentage" office:value="0.6">
            <text:p text:style-name="Table_20_Contents">60,00%</text:p>
          </table:table-cell>
          <table:table-cell table:style-name="Tabelle15.C2" office:value-type="percentage" office:value="0.3846">
            <text:p text:style-name="Table_20_Contents">38,46%</text:p>
          </table:table-cell>
          <table:table-cell table:style-name="Tabelle15.C2" office:value-type="percentage" office:value="0.5128">
            <text:p text:style-name="P19">51,28%</text:p>
          </table:table-cell>
          <table:table-cell table:style-name="Tabelle15.C2" office:value-type="percentage" office:value="0.1026">
            <text:p text:style-name="Table_20_Contents"><text:span text:style-name="T4">10,26</text:span>%</text:p>
          </table:table-cell>
          <table:table-cell table:style-name="Tabelle15.G2" office:value-type="float" office:value="312">
            <text:p text:style-name="P18">312</text:p>
          </table:table-cell>
        </table:table-row>
        <table:table-row>
          <table:table-cell table:style-name="Tabelle15.A2" office:value-type="float" office:value="9">
            <text:p text:style-name="P6">9</text:p>
          </table:table-cell>
          <table:table-cell table:style-name="Tabelle15.B2" office:value-type="string">
            <text:p text:style-name="P6">V6 occ. V26 inc.</text:p>
            <text:p text:style-name="P6">edge detection</text:p>
          </table:table-cell>
          <table:table-cell table:style-name="Tabelle15.C2" office:value-type="percentage" office:value="0.6">
            <text:p text:style-name="Table_20_Contents">60,00%</text:p>
          </table:table-cell>
          <table:table-cell table:style-name="Tabelle15.C2" office:value-type="percentage" office:value="0.1685">
            <text:p text:style-name="Table_20_Contents">16,85%</text:p>
          </table:table-cell>
          <table:table-cell table:style-name="Tabelle15.C2" office:value-type="percentage" office:value="0.6011">
            <text:p text:style-name="P21">60,11%</text:p>
          </table:table-cell>
          <table:table-cell table:style-name="Tabelle15.C2" office:value-type="percentage" office:value="0.2303">
            <text:p text:style-name="Table_20_Contents">23,03%</text:p>
          </table:table-cell>
          <table:table-cell table:style-name="Tabelle15.G2" office:value-type="float" office:value="712">
            <text:p text:style-name="Table_20_Contents">712</text:p>
          </table:table-cell>
        </table:table-row>
        <table:table-row>
          <table:table-cell table:style-name="Tabelle15.A2" office:value-type="float" office:value="10">
            <text:p text:style-name="P6">10</text:p>
          </table:table-cell>
          <table:table-cell table:style-name="Tabelle15.B2" office:value-type="string">
            <text:p text:style-name="P6">V26 occ. V18 inc.</text:p>
            <text:p text:style-name="P6">edge detection</text:p>
          </table:table-cell>
          <table:table-cell table:style-name="Tabelle15.C2" office:value-type="percentage" office:value="0.6">
            <text:p text:style-name="Table_20_Contents">60,00%</text:p>
          </table:table-cell>
          <table:table-cell table:style-name="Tabelle15.C2" office:value-type="percentage" office:value="0.3846">
            <text:p text:style-name="Table_20_Contents">38,46%</text:p>
          </table:table-cell>
          <table:table-cell table:style-name="Tabelle15.C2" office:value-type="percentage" office:value="0.5128">
            <text:p text:style-name="P19">51,28%</text:p>
          </table:table-cell>
          <table:table-cell table:style-name="Tabelle15.C2" office:value-type="percentage" office:value="0.1026">
            <text:p text:style-name="Table_20_Contents"><text:span text:style-name="T4">10,26</text:span>%</text:p>
          </table:table-cell>
          <table:table-cell table:style-name="Tabelle15.G2" office:value-type="float" office:value="312">
            <text:p text:style-name="P18">312</text:p>
          </table:table-cell>
        </table:table-row>
        <table:table-row>
          <table:table-cell table:style-name="Tabelle15.A2" office:value-type="float" office:value="11">
            <text:p text:style-name="P6">11</text:p>
          </table:table-cell>
          <table:table-cell table:style-name="Tabelle15.B2" office:value-type="string">
            <text:p text:style-name="P6">V18 occ. V26 inc.</text:p>
            <text:p text:style-name="P6">edge detection</text:p>
          </table:table-cell>
          <table:table-cell table:style-name="Tabelle15.C2" office:value-type="percentage" office:value="0.6">
            <text:p text:style-name="Text_20_body">60,00%</text:p>
          </table:table-cell>
          <table:table-cell table:style-name="Tabelle15.C2" office:value-type="percentage" office:value="0.2128">
            <text:p text:style-name="Table_20_Contents">21,28%</text:p>
          </table:table-cell>
          <table:table-cell table:style-name="Tabelle15.C2" office:value-type="percentage" office:value="0.617">
            <text:p text:style-name="P21">61,70%</text:p>
          </table:table-cell>
          <table:table-cell table:style-name="Tabelle15.C2" office:value-type="percentage" office:value="0.1702">
            <text:p text:style-name="Table_20_Contents">17,02%</text:p>
          </table:table-cell>
          <table:table-cell table:style-name="Tabelle15.G2" office:value-type="float" office:value="564">
            <text:p text:style-name="P18">564</text:p>
          </table:table-cell>
        </table:table-row>
      </table:table>
      <text:p text:style-name="P12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column table:style-name="Tabelle16.D"/>
        <table:table-column table:style-name="Tabelle16.E"/>
        <table:table-column table:style-name="Tabelle16.F"/>
        <table:table-column table:style-name="Tabelle16.G"/>
        <table:table-row>
          <table:table-cell table:style-name="Tabelle16.A1" office:value-type="string">
            <text:p text:style-name="P6"/>
          </table:table-cell>
          <table:table-cell table:style-name="Tabelle16.A1" office:value-type="string">
            <text:p text:style-name="P6">Environnement <text:span text:style-name="T1">réel</text:span> 3<text:line-break/>Résolution [360,90]</text:p>
          </table:table-cell>
          <table:table-cell table:style-name="Tabelle16.A1" office:value-type="string">
            <text:p text:style-name="P1">intégrité</text:p>
          </table:table-cell>
          <table:table-cell table:style-name="Tabelle16.A1" office:value-type="string">
            <text:p text:style-name="P7">Frontières</text:p>
            <text:p text:style-name="P7">primaires</text:p>
          </table:table-cell>
          <table:table-cell table:style-name="Tabelle16.A1" office:value-type="string">
            <text:p text:style-name="P7">Frontières</text:p>
            <text:p text:style-name="P7">secondaires</text:p>
          </table:table-cell>
          <table:table-cell table:style-name="Tabelle16.A1" office:value-type="string">
            <text:p text:style-name="P7">Fausses</text:p>
            <text:p text:style-name="P7">Frontières</text:p>
          </table:table-cell>
          <table:table-cell table:style-name="Tabelle16.G1" office:value-type="string">
            <text:p text:style-name="P7">Total</text:p>
          </table:table-cell>
        </table:table-row>
        <table:table-row>
          <table:table-cell table:style-name="Tabelle16.A2" office:value-type="float" office:value="1">
            <text:p text:style-name="P6">1</text:p>
          </table:table-cell>
          <table:table-cell table:style-name="Tabelle16.B2" office:value-type="string">
            <text:p text:style-name="P6">V6 pour tout les points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.3412">
            <text:p text:style-name="Table_20_Contents">34,12%</text:p>
          </table:table-cell>
          <table:table-cell table:style-name="Tabelle16.C2" office:value-type="percentage" office:value="0.6588">
            <text:p text:style-name="Table_20_Contents">65,88%</text:p>
          </table:table-cell>
          <table:table-cell table:style-name="Tabelle16.G2" office:value-type="float" office:value="1348">
            <text:p text:style-name="P18">1348</text:p>
          </table:table-cell>
        </table:table-row>
        <table:table-row>
          <table:table-cell table:style-name="Tabelle16.A2" office:value-type="float" office:value="2">
            <text:p text:style-name="P6">2</text:p>
          </table:table-cell>
          <table:table-cell table:style-name="Tabelle16.B2" office:value-type="string">
            <text:p text:style-name="P6">V18 pour tout les points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.204">
            <text:p text:style-name="Table_20_Contents">20,40%</text:p>
          </table:table-cell>
          <table:table-cell table:style-name="Tabelle16.C2" office:value-type="percentage" office:value="0.796">
            <text:p text:style-name="Table_20_Contents">79,60%</text:p>
          </table:table-cell>
          <table:table-cell table:style-name="Tabelle16.G2" office:value-type="float" office:value="6156">
            <text:p text:style-name="Table_20_Contents">6156</text:p>
          </table:table-cell>
        </table:table-row>
        <table:table-row>
          <table:table-cell table:style-name="Tabelle16.A2" office:value-type="float" office:value="3">
            <text:p text:style-name="P6">3</text:p>
          </table:table-cell>
          <table:table-cell table:style-name="Tabelle16.B2" office:value-type="string">
            <text:p text:style-name="P6">V26 pour tout les points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.1543">
            <text:p text:style-name="Table_20_Contents">15,43%</text:p>
          </table:table-cell>
          <table:table-cell table:style-name="Tabelle16.C2" office:value-type="percentage" office:value="0.8457">
            <text:p text:style-name="Table_20_Contents">84,57%</text:p>
          </table:table-cell>
          <table:table-cell table:style-name="Tabelle16.G2" office:value-type="float" office:value="9796">
            <text:p text:style-name="Table_20_Contents">9796</text:p>
          </table:table-cell>
        </table:table-row>
        <table:table-row>
          <table:table-cell table:style-name="Tabelle16.A2" office:value-type="float" office:value="4">
            <text:p text:style-name="P6">4</text:p>
          </table:table-cell>
          <table:table-cell table:style-name="Tabelle16.B2" office:value-type="string">
            <text:p text:style-name="P6">V26 occ. V6 inc.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.434">
            <text:p text:style-name="Table_20_Contents">43,40%</text:p>
          </table:table-cell>
          <table:table-cell table:style-name="Tabelle16.C2" office:value-type="percentage" office:value="0.566">
            <text:p text:style-name="Table_20_Contents">56,60%</text:p>
          </table:table-cell>
          <table:table-cell table:style-name="Tabelle16.G2" office:value-type="float" office:value="2728">
            <text:p text:style-name="P18">2728</text:p>
          </table:table-cell>
        </table:table-row>
        <table:table-row>
          <table:table-cell table:style-name="Tabelle16.A2" office:value-type="float" office:value="5">
            <text:p text:style-name="P6">5</text:p>
          </table:table-cell>
          <table:table-cell table:style-name="Tabelle16.B2" office:value-type="string">
            <text:p text:style-name="P6">V6 occ. V26 inc.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.0895">
            <text:p text:style-name="Table_20_Contents">8,95%</text:p>
          </table:table-cell>
          <table:table-cell table:style-name="Tabelle16.C2" office:value-type="percentage" office:value="0.9105">
            <text:p text:style-name="Table_20_Contents">91,05%</text:p>
          </table:table-cell>
          <table:table-cell table:style-name="Tabelle16.G2" office:value-type="float" office:value="7148">
            <text:p text:style-name="Table_20_Contents">7148</text:p>
          </table:table-cell>
        </table:table-row>
        <table:table-row>
          <table:table-cell table:style-name="Tabelle16.A2" office:value-type="float" office:value="6">
            <text:p text:style-name="P6">6</text:p>
          </table:table-cell>
          <table:table-cell table:style-name="Tabelle16.B2" office:value-type="string">
            <text:p text:style-name="P6">V26 occ. V18 inc.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.4038">
            <text:p text:style-name="Table_20_Contents">40,38%</text:p>
          </table:table-cell>
          <table:table-cell table:style-name="Tabelle16.C2" office:value-type="percentage" office:value="0.5962">
            <text:p text:style-name="Table_20_Contents">59,62%</text:p>
          </table:table-cell>
          <table:table-cell table:style-name="Tabelle16.G2" office:value-type="float" office:value="2496">
            <text:p text:style-name="P18">2496</text:p>
          </table:table-cell>
        </table:table-row>
        <table:table-row>
          <table:table-cell table:style-name="Tabelle16.A2" office:value-type="float" office:value="7">
            <text:p text:style-name="P6">7</text:p>
          </table:table-cell>
          <table:table-cell table:style-name="Tabelle16.B2" office:value-type="string">
            <text:p text:style-name="P6">V18 occ. V26 inc.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.1372">
            <text:p text:style-name="Table_20_Contents">13,72%</text:p>
          </table:table-cell>
          <table:table-cell table:style-name="Tabelle16.C2" office:value-type="percentage" office:value="0.8627">
            <text:p text:style-name="Table_20_Contents">86,27%</text:p>
          </table:table-cell>
          <table:table-cell table:style-name="Tabelle16.G2" office:value-type="float" office:value="4604">
            <text:p text:style-name="Table_20_Contents">4604</text:p>
          </table:table-cell>
        </table:table-row>
        <table:table-row>
          <table:table-cell table:style-name="Tabelle16.A2" office:value-type="float" office:value="8">
            <text:p text:style-name="P6">8</text:p>
          </table:table-cell>
          <table:table-cell table:style-name="Tabelle16.B2" office:value-type="string">
            <text:p text:style-name="P6">V26 occ. V6 inc. </text:p>
            <text:p text:style-name="P6">edge detection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.4353">
            <text:p text:style-name="Table_20_Contents">43,53%</text:p>
          </table:table-cell>
          <table:table-cell table:style-name="Tabelle16.C2" office:value-type="percentage" office:value="0.5647">
            <text:p text:style-name="Table_20_Contents">56,47%</text:p>
          </table:table-cell>
          <table:table-cell table:style-name="Tabelle16.G2" office:value-type="float" office:value="2720">
            <text:p text:style-name="P18">2720</text:p>
          </table:table-cell>
        </table:table-row>
        <table:table-row>
          <table:table-cell table:style-name="Tabelle16.A2" office:value-type="float" office:value="9">
            <text:p text:style-name="P6">9</text:p>
          </table:table-cell>
          <table:table-cell table:style-name="Tabelle16.B2" office:value-type="string">
            <text:p text:style-name="P6">V6 occ. V26 inc.</text:p>
            <text:p text:style-name="P6">edge detection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.0927">
            <text:p text:style-name="Table_20_Contents">9,27%</text:p>
          </table:table-cell>
          <table:table-cell table:style-name="Tabelle16.C2" office:value-type="percentage" office:value="0.9073">
            <text:p text:style-name="Table_20_Contents">90,73%</text:p>
          </table:table-cell>
          <table:table-cell table:style-name="Tabelle16.G2" office:value-type="float" office:value="6904">
            <text:p text:style-name="Table_20_Contents">6904</text:p>
          </table:table-cell>
        </table:table-row>
        <table:table-row>
          <table:table-cell table:style-name="Tabelle16.A2" office:value-type="float" office:value="10">
            <text:p text:style-name="P6">10</text:p>
          </table:table-cell>
          <table:table-cell table:style-name="Tabelle16.B2" office:value-type="string">
            <text:p text:style-name="P6">V26 occ. V18 inc.</text:p>
            <text:p text:style-name="P6">edge detection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.4051">
            <text:p text:style-name="Table_20_Contents">40,51%</text:p>
          </table:table-cell>
          <table:table-cell table:style-name="Tabelle16.C2" office:value-type="percentage" office:value="0.5949">
            <text:p text:style-name="Table_20_Contents">59,49%</text:p>
          </table:table-cell>
          <table:table-cell table:style-name="Tabelle16.G2" office:value-type="float" office:value="2488">
            <text:p text:style-name="P18">2488</text:p>
          </table:table-cell>
        </table:table-row>
        <table:table-row>
          <table:table-cell table:style-name="Tabelle16.A2" office:value-type="float" office:value="11">
            <text:p text:style-name="P6">11</text:p>
          </table:table-cell>
          <table:table-cell table:style-name="Tabelle16.B2" office:value-type="string">
            <text:p text:style-name="P6">V18 occ. V26 inc.</text:p>
            <text:p text:style-name="P6">edge detection</text:p>
          </table:table-cell>
          <table:table-cell table:style-name="Tabelle16.C2" office:value-type="percentage" office:value="0">
            <text:p text:style-name="Text_20_body">0,00%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.1379">
            <text:p text:style-name="Table_20_Contents">13,79%</text:p>
          </table:table-cell>
          <table:table-cell table:style-name="Tabelle16.C2" office:value-type="percentage" office:value="0.8621">
            <text:p text:style-name="Table_20_Contents">86,21%</text:p>
          </table:table-cell>
          <table:table-cell table:style-name="Tabelle16.G2" office:value-type="float" office:value="4584">
            <text:p text:style-name="Table_20_Contents">4584</text:p>
          </table:table-cell>
        </table:table-row>
      </table:table>
      <text:p text:style-name="Standard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column table:style-name="Tabelle17.D"/>
        <table:table-column table:style-name="Tabelle17.E"/>
        <table:table-column table:style-name="Tabelle17.F"/>
        <table:table-column table:style-name="Tabelle17.G"/>
        <table:table-row>
          <table:table-cell table:style-name="Tabelle17.A1" office:value-type="string">
            <text:p text:style-name="P6"/>
          </table:table-cell>
          <table:table-cell table:style-name="Tabelle17.A1" office:value-type="string">
            <text:p text:style-name="P6">Environnement <text:span text:style-name="T1">réel</text:span> 4<text:line-break/>Résolution [360,90]</text:p>
          </table:table-cell>
          <table:table-cell table:style-name="Tabelle17.A1" office:value-type="string">
            <text:p text:style-name="P1">intégrité</text:p>
          </table:table-cell>
          <table:table-cell table:style-name="Tabelle17.A1" office:value-type="string">
            <text:p text:style-name="P7">Frontières</text:p>
            <text:p text:style-name="P7">primaires</text:p>
          </table:table-cell>
          <table:table-cell table:style-name="Tabelle17.A1" office:value-type="string">
            <text:p text:style-name="P7">Frontières</text:p>
            <text:p text:style-name="P7">secondaires</text:p>
          </table:table-cell>
          <table:table-cell table:style-name="Tabelle17.A1" office:value-type="string">
            <text:p text:style-name="P7">Fausses</text:p>
            <text:p text:style-name="P7">Frontières</text:p>
          </table:table-cell>
          <table:table-cell table:style-name="Tabelle17.G1" office:value-type="string">
            <text:p text:style-name="P7">Total</text:p>
          </table:table-cell>
        </table:table-row>
        <table:table-row>
          <table:table-cell table:style-name="Tabelle17.A2" office:value-type="float" office:value="1">
            <text:p text:style-name="P6">1</text:p>
          </table:table-cell>
          <table:table-cell table:style-name="Tabelle17.B2" office:value-type="string">
            <text:p text:style-name="P6">V6 pour tout les points</text:p>
          </table:table-cell>
          <table:table-cell table:style-name="Tabelle17.C2" office:value-type="percentage" office:value="0.1089">
            <text:p text:style-name="Table_20_Contents">10,89%</text:p>
          </table:table-cell>
          <table:table-cell table:style-name="Tabelle17.C2" office:value-type="percentage" office:value="0.0073">
            <text:p text:style-name="Table_20_Contents">0,73%</text:p>
          </table:table-cell>
          <table:table-cell table:style-name="Tabelle17.C2" office:value-type="percentage" office:value="0.1208">
            <text:p text:style-name="Table_20_Contents">12,08%</text:p>
          </table:table-cell>
          <table:table-cell table:style-name="Tabelle17.C2" office:value-type="percentage" office:value="0.8719">
            <text:p text:style-name="Table_20_Contents">87,19%</text:p>
          </table:table-cell>
          <table:table-cell table:style-name="Tabelle17.G2" office:value-type="float" office:value="6041">
            <text:p text:style-name="P18">6041</text:p>
          </table:table-cell>
        </table:table-row>
        <table:table-row>
          <table:table-cell table:style-name="Tabelle17.A2" office:value-type="float" office:value="2">
            <text:p text:style-name="P6">2</text:p>
          </table:table-cell>
          <table:table-cell table:style-name="Tabelle17.B2" office:value-type="string">
            <text:p text:style-name="P6">V18 pour tout les points</text:p>
          </table:table-cell>
          <table:table-cell table:style-name="Tabelle17.C2" office:value-type="percentage" office:value="0.1733">
            <text:p text:style-name="Table_20_Contents">17,33%</text:p>
          </table:table-cell>
          <table:table-cell table:style-name="Tabelle17.C2" office:value-type="percentage" office:value="0.0054">
            <text:p text:style-name="Table_20_Contents">0,54%</text:p>
          </table:table-cell>
          <table:table-cell table:style-name="Tabelle17.C2" office:value-type="percentage" office:value="0.1171">
            <text:p text:style-name="Table_20_Contents">11,71%</text:p>
          </table:table-cell>
          <table:table-cell table:style-name="Tabelle17.C2" office:value-type="percentage" office:value="0.8775">
            <text:p text:style-name="Table_20_Contents">87,75%</text:p>
          </table:table-cell>
          <table:table-cell table:style-name="Tabelle17.G2" office:value-type="float" office:value="13012">
            <text:p text:style-name="Table_20_Contents">13012</text:p>
          </table:table-cell>
        </table:table-row>
        <table:table-row>
          <table:table-cell table:style-name="Tabelle17.A2" office:value-type="float" office:value="3">
            <text:p text:style-name="P6">3</text:p>
          </table:table-cell>
          <table:table-cell table:style-name="Tabelle17.B2" office:value-type="string">
            <text:p text:style-name="P6">V26 pour tout les points</text:p>
          </table:table-cell>
          <table:table-cell table:style-name="Tabelle17.C2" office:value-type="percentage" office:value="0.2921">
            <text:p text:style-name="Table_20_Contents"><text:span text:style-name="T4">29,21</text:span>%</text:p>
          </table:table-cell>
          <table:table-cell table:style-name="Tabelle17.C2" office:value-type="percentage" office:value="0.0075">
            <text:p text:style-name="Table_20_Contents">0,75%</text:p>
          </table:table-cell>
          <table:table-cell table:style-name="Tabelle17.C2" office:value-type="percentage" office:value="0.1248">
            <text:p text:style-name="Table_20_Contents">12,48%</text:p>
          </table:table-cell>
          <table:table-cell table:style-name="Tabelle17.C2" office:value-type="percentage" office:value="0.8677">
            <text:p text:style-name="Table_20_Contents">86,77%</text:p>
          </table:table-cell>
          <table:table-cell table:style-name="Tabelle17.G2" office:value-type="float" office:value="15756">
            <text:p text:style-name="Table_20_Contents">15756</text:p>
          </table:table-cell>
        </table:table-row>
        <table:table-row>
          <table:table-cell table:style-name="Tabelle17.A2" office:value-type="float" office:value="4">
            <text:p text:style-name="P6">4</text:p>
          </table:table-cell>
          <table:table-cell table:style-name="Tabelle17.B2" office:value-type="string">
            <text:p text:style-name="P6">V26 occ. V6 inc.</text:p>
          </table:table-cell>
          <table:table-cell table:style-name="Tabelle17.C2" office:value-type="percentage" office:value="0.2921">
            <text:p text:style-name="Table_20_Contents"><text:span text:style-name="T4">29,21</text:span>%</text:p>
          </table:table-cell>
          <table:table-cell table:style-name="Tabelle17.C2" office:value-type="percentage" office:value="0.0089">
            <text:p text:style-name="Table_20_Contents">0,89%</text:p>
          </table:table-cell>
          <table:table-cell table:style-name="Tabelle17.C2" office:value-type="percentage" office:value="0.1407">
            <text:p text:style-name="Table_20_Contents">14,07%</text:p>
          </table:table-cell>
          <table:table-cell table:style-name="Tabelle17.C2" office:value-type="percentage" office:value="0.8505">
            <text:p text:style-name="Table_20_Contents">85,05%</text:p>
          </table:table-cell>
          <table:table-cell table:style-name="Tabelle17.G2" office:value-type="float" office:value="13327">
            <text:p text:style-name="Table_20_Contents">13327</text:p>
          </table:table-cell>
        </table:table-row>
        <table:table-row>
          <table:table-cell table:style-name="Tabelle17.A2" office:value-type="float" office:value="5">
            <text:p text:style-name="P6">5</text:p>
          </table:table-cell>
          <table:table-cell table:style-name="Tabelle17.B2" office:value-type="string">
            <text:p text:style-name="P6">V6 occ. V26 inc.</text:p>
          </table:table-cell>
          <table:table-cell table:style-name="Tabelle17.C2" office:value-type="percentage" office:value="0.1089">
            <text:p text:style-name="Table_20_Contents">10,89%</text:p>
          </table:table-cell>
          <table:table-cell table:style-name="Tabelle17.C2" office:value-type="percentage" office:value="0.006">
            <text:p text:style-name="Table_20_Contents">0,60%</text:p>
          </table:table-cell>
          <table:table-cell table:style-name="Tabelle17.C2" office:value-type="percentage" office:value="0.1053">
            <text:p text:style-name="Table_20_Contents">10,53%</text:p>
          </table:table-cell>
          <table:table-cell table:style-name="Tabelle17.C2" office:value-type="percentage" office:value="0.8887">
            <text:p text:style-name="Table_20_Contents">88,87%</text:p>
          </table:table-cell>
          <table:table-cell table:style-name="Tabelle17.G2" office:value-type="float" office:value="7379">
            <text:p text:style-name="P18">7379</text:p>
          </table:table-cell>
        </table:table-row>
        <table:table-row>
          <table:table-cell table:style-name="Tabelle17.A2" office:value-type="float" office:value="6">
            <text:p text:style-name="P6">6</text:p>
          </table:table-cell>
          <table:table-cell table:style-name="Tabelle17.B2" office:value-type="string">
            <text:p text:style-name="P6">V26 occ. V18 inc.</text:p>
          </table:table-cell>
          <table:table-cell table:style-name="Tabelle17.C2" office:value-type="percentage" office:value="0.1733">
            <text:p text:style-name="Table_20_Contents">17,33%</text:p>
          </table:table-cell>
          <table:table-cell table:style-name="Tabelle17.C2" office:value-type="percentage" office:value="0.0063">
            <text:p text:style-name="Table_20_Contents">0,63%</text:p>
          </table:table-cell>
          <table:table-cell table:style-name="Tabelle17.C2" office:value-type="percentage" office:value="0.1305">
            <text:p text:style-name="Table_20_Contents">13,05%</text:p>
          </table:table-cell>
          <table:table-cell table:style-name="Tabelle17.C2" office:value-type="percentage" office:value="0.8632">
            <text:p text:style-name="Table_20_Contents">86,32%</text:p>
          </table:table-cell>
          <table:table-cell table:style-name="Tabelle17.G2" office:value-type="float" office:value="11056">
            <text:p text:style-name="Table_20_Contents">11056</text:p>
          </table:table-cell>
        </table:table-row>
        <table:table-row>
          <table:table-cell table:style-name="Tabelle17.A2" office:value-type="float" office:value="7">
            <text:p text:style-name="P6">7</text:p>
          </table:table-cell>
          <table:table-cell table:style-name="Tabelle17.B2" office:value-type="string">
            <text:p text:style-name="P6">V18 occ. V26 inc.</text:p>
          </table:table-cell>
          <table:table-cell table:style-name="Tabelle17.C2" office:value-type="percentage" office:value="0.1089">
            <text:p text:style-name="Table_20_Contents">10,89%</text:p>
          </table:table-cell>
          <table:table-cell table:style-name="Tabelle17.C2" office:value-type="percentage" office:value="0.0061">
            <text:p text:style-name="Table_20_Contents">0,61%</text:p>
          </table:table-cell>
          <table:table-cell table:style-name="Tabelle17.C2" office:value-type="percentage" office:value="0.1072">
            <text:p text:style-name="Table_20_Contents">10,72%</text:p>
          </table:table-cell>
          <table:table-cell table:style-name="Tabelle17.C2" office:value-type="percentage" office:value="0.8867">
            <text:p text:style-name="Table_20_Contents">88,67%</text:p>
          </table:table-cell>
          <table:table-cell table:style-name="Tabelle17.G2" office:value-type="float" office:value="7249">
            <text:p text:style-name="P18">7249</text:p>
          </table:table-cell>
        </table:table-row>
        <table:table-row>
          <table:table-cell table:style-name="Tabelle17.A2" office:value-type="float" office:value="8">
            <text:p text:style-name="P6">8</text:p>
          </table:table-cell>
          <table:table-cell table:style-name="Tabelle17.B2" office:value-type="string">
            <text:p text:style-name="P6">V26 occ. V6 inc. </text:p>
            <text:p text:style-name="P6">edge detection</text:p>
          </table:table-cell>
          <table:table-cell table:style-name="Tabelle17.C2" office:value-type="percentage" office:value="0.2921">
            <text:p text:style-name="Table_20_Contents"><text:span text:style-name="T4">29,21</text:span>%</text:p>
          </table:table-cell>
          <table:table-cell table:style-name="Tabelle17.C2" office:value-type="percentage" office:value="0.0089">
            <text:p text:style-name="Table_20_Contents">0,89%</text:p>
          </table:table-cell>
          <table:table-cell table:style-name="Tabelle17.C2" office:value-type="percentage" office:value="0.1416">
            <text:p text:style-name="Table_20_Contents">14,16%</text:p>
          </table:table-cell>
          <table:table-cell table:style-name="Tabelle17.C2" office:value-type="percentage" office:value="0.8495">
            <text:p text:style-name="Table_20_Contents">84,95%</text:p>
          </table:table-cell>
          <table:table-cell table:style-name="Tabelle17.G2" office:value-type="float" office:value="13245">
            <text:p text:style-name="Table_20_Contents">13245</text:p>
          </table:table-cell>
        </table:table-row>
        <table:table-row>
          <table:table-cell table:style-name="Tabelle17.A2" office:value-type="float" office:value="9">
            <text:p text:style-name="P6">9</text:p>
          </table:table-cell>
          <table:table-cell table:style-name="Tabelle17.B2" office:value-type="string">
            <text:p text:style-name="P6">V6 occ. V26 inc.</text:p>
            <text:p text:style-name="P6">edge detection</text:p>
          </table:table-cell>
          <table:table-cell table:style-name="Tabelle17.C2" office:value-type="percentage" office:value="0.1089">
            <text:p text:style-name="Table_20_Contents">10,89%</text:p>
          </table:table-cell>
          <table:table-cell table:style-name="Tabelle17.C2" office:value-type="percentage" office:value="0.006">
            <text:p text:style-name="Table_20_Contents">0,60%</text:p>
          </table:table-cell>
          <table:table-cell table:style-name="Tabelle17.C2" office:value-type="percentage" office:value="0.1055">
            <text:p text:style-name="Table_20_Contents">10,55%</text:p>
          </table:table-cell>
          <table:table-cell table:style-name="Tabelle17.C2" office:value-type="percentage" office:value="0.8885">
            <text:p text:style-name="Table_20_Contents">88,85%</text:p>
          </table:table-cell>
          <table:table-cell table:style-name="Tabelle17.G2" office:value-type="float" office:value="7367">
            <text:p text:style-name="P18">7367</text:p>
          </table:table-cell>
        </table:table-row>
        <table:table-row>
          <table:table-cell table:style-name="Tabelle17.A2" office:value-type="float" office:value="10">
            <text:p text:style-name="P6">10</text:p>
          </table:table-cell>
          <table:table-cell table:style-name="Tabelle17.B2" office:value-type="string">
            <text:p text:style-name="P6">V26 occ. V18 inc.</text:p>
            <text:p text:style-name="P6">edge detection</text:p>
          </table:table-cell>
          <table:table-cell table:style-name="Tabelle17.C2" office:value-type="percentage" office:value="0.1733">
            <text:p text:style-name="Table_20_Contents">17,33%</text:p>
          </table:table-cell>
          <table:table-cell table:style-name="Tabelle17.C2" office:value-type="percentage" office:value="0.0064">
            <text:p text:style-name="Table_20_Contents">0,64%</text:p>
          </table:table-cell>
          <table:table-cell table:style-name="Tabelle17.C2" office:value-type="percentage" office:value="0.1314">
            <text:p text:style-name="Table_20_Contents">13,14%</text:p>
          </table:table-cell>
          <table:table-cell table:style-name="Tabelle17.C2" office:value-type="percentage" office:value="0.8622">
            <text:p text:style-name="Table_20_Contents">86,22%</text:p>
          </table:table-cell>
          <table:table-cell table:style-name="Tabelle17.G2" office:value-type="float" office:value="10982">
            <text:p text:style-name="Table_20_Contents">10982</text:p>
          </table:table-cell>
        </table:table-row>
        <table:table-row>
          <table:table-cell table:style-name="Tabelle17.A2" office:value-type="float" office:value="11">
            <text:p text:style-name="P6">11</text:p>
          </table:table-cell>
          <table:table-cell table:style-name="Tabelle17.B2" office:value-type="string">
            <text:p text:style-name="P6">V18 occ. V26 inc.</text:p>
            <text:p text:style-name="P6">edge detection</text:p>
          </table:table-cell>
          <table:table-cell table:style-name="Tabelle17.C2" office:value-type="percentage" office:value="0.1089">
            <text:p text:style-name="Text_20_body">10,89%</text:p>
          </table:table-cell>
          <table:table-cell table:style-name="Tabelle17.C2" office:value-type="percentage" office:value="0.0061">
            <text:p text:style-name="Table_20_Contents">0,61%</text:p>
          </table:table-cell>
          <table:table-cell table:style-name="Tabelle17.C2" office:value-type="percentage" office:value="0.1073">
            <text:p text:style-name="Table_20_Contents">10,73%</text:p>
          </table:table-cell>
          <table:table-cell table:style-name="Tabelle17.C2" office:value-type="percentage" office:value="0.8866">
            <text:p text:style-name="Table_20_Contents">88,66%</text:p>
          </table:table-cell>
          <table:table-cell table:style-name="Tabelle17.G2" office:value-type="float" office:value="7241">
            <text:p text:style-name="P18">7241</text:p>
          </table:table-cell>
        </table:table-row>
      </table:table>
      <text:p text:style-name="Standard"/>
      <text:p text:style-name="P14"/>
      <text:p text:style-name="P13">Vieux analyses:</text:p>
      <text:p text:style-name="Standard"/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column table:style-name="Tabelle18.E"/>
        <table:table-row>
          <table:table-cell table:style-name="Tabelle18.A1" office:value-type="string">
            <text:p text:style-name="P6"/>
          </table:table-cell>
          <table:table-cell table:style-name="Tabelle18.A1" office:value-type="string">
            <text:p text:style-name="P6"><text:s text:c="26"/>environnement<text:line-break/>algorithme</text:p>
          </table:table-cell>
          <table:table-cell table:style-name="Tabelle18.A1" office:value-type="string">
            <text:p text:style-name="P7">cube avec carré de frontières (400)</text:p>
          </table:table-cell>
          <table:table-cell table:style-name="Tabelle18.A1" office:value-type="string">
            <text:p text:style-name="P7">cube avec cercle de frontières (189)</text:p>
          </table:table-cell>
          <table:table-cell table:style-name="Tabelle18.E1" office:value-type="string">
            <text:p text:style-name="P7">Sphere</text:p>
            <text:p text:style-name="P7">(314)</text:p>
          </table:table-cell>
        </table:table-row>
        <table:table-row>
          <table:table-cell table:style-name="Tabelle18.A2" office:value-type="float" office:value="1">
            <text:p text:style-name="P6">1</text:p>
          </table:table-cell>
          <table:table-cell table:style-name="Tabelle18.B2" office:value-type="string">
            <text:p text:style-name="P6">V6 pour tout les points</text:p>
          </table:table-cell>
          <table:table-cell table:style-name="Tabelle18.A2" office:value-type="float" office:value="480">
            <text:p text:style-name="P7">480</text:p>
          </table:table-cell>
          <table:table-cell table:style-name="Tabelle18.A2" office:value-type="float" office:value="480">
            <text:p text:style-name="P7">480</text:p>
          </table:table-cell>
          <table:table-cell table:style-name="Tabelle18.E2" office:value-type="float" office:value="1135">
            <text:p text:style-name="P7">1135</text:p>
          </table:table-cell>
        </table:table-row>
        <table:table-row>
          <table:table-cell table:style-name="Tabelle18.A2" office:value-type="float" office:value="2">
            <text:p text:style-name="P6">2</text:p>
          </table:table-cell>
          <table:table-cell table:style-name="Tabelle18.B2" office:value-type="string">
            <text:p text:style-name="P6">V18 pour tout les points</text:p>
          </table:table-cell>
          <table:table-cell table:style-name="Tabelle18.A2" office:value-type="float" office:value="3998">
            <text:p text:style-name="P7">3998</text:p>
          </table:table-cell>
          <table:table-cell table:style-name="Tabelle18.A2" office:value-type="float" office:value="3998">
            <text:p text:style-name="P7">3998</text:p>
          </table:table-cell>
          <table:table-cell table:style-name="Tabelle18.E2" office:value-type="float" office:value="2800">
            <text:p text:style-name="P7">2800</text:p>
          </table:table-cell>
        </table:table-row>
        <table:table-row>
          <table:table-cell table:style-name="Tabelle18.A2" office:value-type="float" office:value="3">
            <text:p text:style-name="P6">3</text:p>
          </table:table-cell>
          <table:table-cell table:style-name="Tabelle18.B2" office:value-type="string">
            <text:p text:style-name="P6">V26 pour tout les points</text:p>
          </table:table-cell>
          <table:table-cell table:style-name="Tabelle18.A2" office:value-type="float" office:value="4738">
            <text:p text:style-name="P7">4738</text:p>
          </table:table-cell>
          <table:table-cell table:style-name="Tabelle18.A2" office:value-type="float" office:value="4738">
            <text:p text:style-name="P7">4738</text:p>
          </table:table-cell>
          <table:table-cell table:style-name="Tabelle18.E2" office:value-type="float" office:value="3553">
            <text:p text:style-name="P7">3553</text:p>
          </table:table-cell>
        </table:table-row>
        <table:table-row>
          <table:table-cell table:style-name="Tabelle18.A2" office:value-type="float" office:value="4">
            <text:p text:style-name="P6">4</text:p>
          </table:table-cell>
          <table:table-cell table:style-name="Tabelle18.B2" office:value-type="string">
            <text:p text:style-name="P6">V26 occ. V6 inc.</text:p>
          </table:table-cell>
          <table:table-cell table:style-name="Tabelle18.A2" office:value-type="float" office:value="1946">
            <text:p text:style-name="P7">1946</text:p>
          </table:table-cell>
          <table:table-cell table:style-name="Tabelle18.A2" office:value-type="float" office:value="1946">
            <text:p text:style-name="P7">1946</text:p>
          </table:table-cell>
          <table:table-cell table:style-name="Tabelle18.E2" office:value-type="float" office:value="1487">
            <text:p text:style-name="P7">1487</text:p>
          </table:table-cell>
        </table:table-row>
        <table:table-row>
          <table:table-cell table:style-name="Tabelle18.A2" office:value-type="float" office:value="5">
            <text:p text:style-name="P6">5</text:p>
          </table:table-cell>
          <table:table-cell table:style-name="Tabelle18.B2" office:value-type="string">
            <text:p text:style-name="P6">V6 occ. V26 inc.</text:p>
          </table:table-cell>
          <table:table-cell table:style-name="Tabelle18.A2" office:value-type="float" office:value="3147">
            <text:p text:style-name="P7">3147</text:p>
          </table:table-cell>
          <table:table-cell table:style-name="Tabelle18.A2" office:value-type="float" office:value="3147">
            <text:p text:style-name="P7">3147</text:p>
          </table:table-cell>
          <table:table-cell table:style-name="Tabelle18.E2" office:value-type="float" office:value="2597">
            <text:p text:style-name="P7">2597</text:p>
          </table:table-cell>
        </table:table-row>
        <table:table-row>
          <table:table-cell table:style-name="Tabelle18.A2" office:value-type="float" office:value="6">
            <text:p text:style-name="P6">6</text:p>
          </table:table-cell>
          <table:table-cell table:style-name="Tabelle18.B2" office:value-type="string">
            <text:p text:style-name="P6">V26 occ. V18 inc.</text:p>
          </table:table-cell>
          <table:table-cell table:style-name="Tabelle18.A2" office:value-type="float" office:value="1934">
            <text:p text:style-name="P7">1934</text:p>
          </table:table-cell>
          <table:table-cell table:style-name="Tabelle18.A2" office:value-type="float" office:value="1934">
            <text:p text:style-name="P7">1934</text:p>
          </table:table-cell>
          <table:table-cell table:style-name="Tabelle18.E2" office:value-type="float" office:value="1416">
            <text:p text:style-name="P7">1416</text:p>
          </table:table-cell>
        </table:table-row>
        <table:table-row>
          <table:table-cell table:style-name="Tabelle18.A2" office:value-type="float" office:value="7">
            <text:p text:style-name="P6">7</text:p>
          </table:table-cell>
          <table:table-cell table:style-name="Tabelle18.B2" office:value-type="string">
            <text:p text:style-name="P6">V18 occ. V26 inc.</text:p>
          </table:table-cell>
          <table:table-cell table:style-name="Tabelle18.A2" office:value-type="float" office:value="2497">
            <text:p text:style-name="P7">2497</text:p>
          </table:table-cell>
          <table:table-cell table:style-name="Tabelle18.A2" office:value-type="float" office:value="2497">
            <text:p text:style-name="P7">2497</text:p>
          </table:table-cell>
          <table:table-cell table:style-name="Tabelle18.E2" office:value-type="float" office:value="2281">
            <text:p text:style-name="P7">2281</text:p>
          </table:table-cell>
        </table:table-row>
        <table:table-row>
          <table:table-cell table:style-name="Tabelle18.A2" office:value-type="float" office:value="8">
            <text:p text:style-name="P6">8</text:p>
          </table:table-cell>
          <table:table-cell table:style-name="Tabelle18.B2" office:value-type="string">
            <text:p text:style-name="P6">V26 occ. V6 inc. </text:p>
            <text:p text:style-name="P6">edge detection</text:p>
          </table:table-cell>
          <table:table-cell table:style-name="Tabelle18.A2" office:value-type="float" office:value="1946">
            <text:p text:style-name="P7">1946</text:p>
          </table:table-cell>
          <table:table-cell table:style-name="Tabelle18.A2" office:value-type="float" office:value="1946">
            <text:p text:style-name="P7">1946</text:p>
          </table:table-cell>
          <table:table-cell table:style-name="Tabelle18.E2" office:value-type="float" office:value="1487">
            <text:p text:style-name="P7">1487</text:p>
          </table:table-cell>
        </table:table-row>
        <table:table-row>
          <table:table-cell table:style-name="Tabelle18.A2" office:value-type="float" office:value="9">
            <text:p text:style-name="P6">9</text:p>
          </table:table-cell>
          <table:table-cell table:style-name="Tabelle18.B2" office:value-type="string">
            <text:p text:style-name="P6">V6 occ. V26 inc.</text:p>
            <text:p text:style-name="P6">edge detection</text:p>
          </table:table-cell>
          <table:table-cell table:style-name="Tabelle18.A2" office:value-type="float" office:value="3147">
            <text:p text:style-name="P7">3147</text:p>
          </table:table-cell>
          <table:table-cell table:style-name="Tabelle18.A2" office:value-type="float" office:value="3147">
            <text:p text:style-name="P7">3147</text:p>
          </table:table-cell>
          <table:table-cell table:style-name="Tabelle18.E2" office:value-type="float" office:value="2597">
            <text:p text:style-name="P7">2597</text:p>
          </table:table-cell>
        </table:table-row>
        <table:table-row>
          <table:table-cell table:style-name="Tabelle18.A2" office:value-type="float" office:value="10">
            <text:p text:style-name="P6">10</text:p>
          </table:table-cell>
          <table:table-cell table:style-name="Tabelle18.B2" office:value-type="string">
            <text:p text:style-name="P6">V26 occ. V18 inc.</text:p>
            <text:p text:style-name="P6">edge detection</text:p>
          </table:table-cell>
          <table:table-cell table:style-name="Tabelle18.A2" office:value-type="float" office:value="1934">
            <text:p text:style-name="P7">1934</text:p>
          </table:table-cell>
          <table:table-cell table:style-name="Tabelle18.A2" office:value-type="float" office:value="1934">
            <text:p text:style-name="P7">1934</text:p>
          </table:table-cell>
          <table:table-cell table:style-name="Tabelle18.E2" office:value-type="float" office:value="1416">
            <text:p text:style-name="P7">1416</text:p>
          </table:table-cell>
        </table:table-row>
        <table:table-row>
          <table:table-cell table:style-name="Tabelle18.A2" office:value-type="float" office:value="11">
            <text:p text:style-name="P6">11</text:p>
          </table:table-cell>
          <table:table-cell table:style-name="Tabelle18.B2" office:value-type="string">
            <text:p text:style-name="P6">V18 occ. V26 inc.</text:p>
            <text:p text:style-name="P6">edge detection</text:p>
          </table:table-cell>
          <table:table-cell table:style-name="Tabelle18.A2" office:value-type="float" office:value="2497">
            <text:p text:style-name="P7">2497</text:p>
          </table:table-cell>
          <table:table-cell table:style-name="Tabelle18.A2" office:value-type="float" office:value="2497">
            <text:p text:style-name="P7">2497</text:p>
          </table:table-cell>
          <table:table-cell table:style-name="Tabelle18.E2" office:value-type="float" office:value="2281">
            <text:p text:style-name="P7">2281</text:p>
          </table:table-cell>
        </table:table-row>
      </table:table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6"><text:s text:c="14"/>environnement<text:line-break/>algorithme</text:p>
          </table:table-cell>
          <table:table-cell table:style-name="Tabelle3.A1" office:value-type="string">
            <text:p text:style-name="P7">cube avec carré de frontières (400)</text:p>
          </table:table-cell>
          <table:table-cell table:style-name="Tabelle3.A1" office:value-type="string">
            <text:p text:style-name="P7">cube avec cercle de frontières (189)</text:p>
          </table:table-cell>
          <table:table-cell table:style-name="Tabelle3.D1" office:value-type="string">
            <text:p text:style-name="P7">Sphere</text:p>
            <text:p text:style-name="P7">(314)</text:p>
          </table:table-cell>
        </table:table-row>
        <table:table-row>
          <table:table-cell table:style-name="Tabelle3.A2" office:value-type="string">
            <text:p text:style-name="P6">V6 pour tout les points</text:p>
          </table:table-cell>
          <table:table-cell table:style-name="Tabelle3.B2" office:value-type="float" office:value="404">
            <text:p text:style-name="P20">404</text:p>
          </table:table-cell>
          <table:table-cell table:style-name="Tabelle3.B2" office:value-type="float" office:value="168">
            <text:p text:style-name="P20">168</text:p>
          </table:table-cell>
          <table:table-cell table:style-name="Tabelle3.D2" office:value-type="float" office:value="852">
            <text:p text:style-name="P20">852</text:p>
          </table:table-cell>
        </table:table-row>
        <table:table-row>
          <table:table-cell table:style-name="Tabelle3.A2" office:value-type="string">
            <text:p text:style-name="P6">V18 pour tout les points</text:p>
          </table:table-cell>
          <table:table-cell table:style-name="Tabelle3.B2" office:value-type="float" office:value="812">
            <text:p text:style-name="P7">812</text:p>
          </table:table-cell>
          <table:table-cell table:style-name="Tabelle3.B2" office:value-type="float" office:value="236">
            <text:p text:style-name="P7">236</text:p>
          </table:table-cell>
          <table:table-cell table:style-name="Tabelle3.D2" office:value-type="float" office:value="5552">
            <text:p text:style-name="P7">5552</text:p>
          </table:table-cell>
        </table:table-row>
        <table:table-row>
          <table:table-cell table:style-name="Tabelle3.A2" office:value-type="string">
            <text:p text:style-name="P6">V26 pour tout les points</text:p>
          </table:table-cell>
          <table:table-cell table:style-name="Tabelle3.B2" office:value-type="float" office:value="816">
            <text:p text:style-name="P7">816</text:p>
          </table:table-cell>
          <table:table-cell table:style-name="Tabelle3.B2" office:value-type="float" office:value="244">
            <text:p text:style-name="P7">244</text:p>
          </table:table-cell>
          <table:table-cell table:style-name="Tabelle3.D2" office:value-type="float" office:value="8876">
            <text:p text:style-name="P7">8876</text:p>
          </table:table-cell>
        </table:table-row>
        <table:table-row>
          <table:table-cell table:style-name="Tabelle3.A2" office:value-type="string">
            <text:p text:style-name="P6">V26 occ. V6 inc.</text:p>
          </table:table-cell>
          <table:table-cell table:style-name="Tabelle3.B2" office:value-type="float" office:value="816">
            <text:p text:style-name="P7">816</text:p>
          </table:table-cell>
          <table:table-cell table:style-name="Tabelle3.B2" office:value-type="float" office:value="168">
            <text:p text:style-name="P20">168</text:p>
          </table:table-cell>
          <table:table-cell table:style-name="Tabelle3.D2" office:value-type="float" office:value="1124">
            <text:p text:style-name="P7">1124</text:p>
          </table:table-cell>
        </table:table-row>
        <table:table-row>
          <table:table-cell table:style-name="Tabelle3.A2" office:value-type="string">
            <text:p text:style-name="P6">V6 occ. V26 inc.</text:p>
          </table:table-cell>
          <table:table-cell table:style-name="Tabelle3.B2" office:value-type="float" office:value="404">
            <text:p text:style-name="P20">404</text:p>
          </table:table-cell>
          <table:table-cell table:style-name="Tabelle3.B2" office:value-type="float" office:value="244">
            <text:p text:style-name="P7">244</text:p>
          </table:table-cell>
          <table:table-cell table:style-name="Tabelle3.D2" office:value-type="float" office:value="8604">
            <text:p text:style-name="P7">8604</text:p>
          </table:table-cell>
        </table:table-row>
        <table:table-row>
          <table:table-cell table:style-name="Tabelle3.A2" office:value-type="string">
            <text:p text:style-name="P6">V26 occ. V18 inc.</text:p>
          </table:table-cell>
          <table:table-cell table:style-name="Tabelle3.B2" office:value-type="float" office:value="812">
            <text:p text:style-name="P7">812</text:p>
          </table:table-cell>
          <table:table-cell table:style-name="Tabelle3.B2" office:value-type="float" office:value="168">
            <text:p text:style-name="P20">168</text:p>
          </table:table-cell>
          <table:table-cell table:style-name="Tabelle3.D2" office:value-type="float" office:value="1084">
            <text:p text:style-name="P7">1084</text:p>
          </table:table-cell>
        </table:table-row>
        <table:table-row>
          <table:table-cell table:style-name="Tabelle3.A2" office:value-type="string">
            <text:p text:style-name="P6">V18 occ. V26 inc.</text:p>
          </table:table-cell>
          <table:table-cell table:style-name="Tabelle3.B2" office:value-type="float" office:value="404">
            <text:p text:style-name="P20">404</text:p>
          </table:table-cell>
          <table:table-cell table:style-name="Tabelle3.B2" office:value-type="float" office:value="236">
            <text:p text:style-name="P7">236</text:p>
          </table:table-cell>
          <table:table-cell table:style-name="Tabelle3.D2" office:value-type="float" office:value="5320">
            <text:p text:style-name="P7">5320</text:p>
          </table:table-cell>
        </table:table-row>
      </table:table>
      <text:p text:style-name="Standard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office:value-type="string">
            <text:p text:style-name="P6">V26 occ. V6 inc. </text:p>
            <text:p text:style-name="P6">edge detection</text:p>
          </table:table-cell>
          <table:table-cell table:style-name="Tabelle4.A1" office:value-type="string">
            <text:p text:style-name="P7">420 (0.5)</text:p>
            <text:p text:style-name="P7">816 (0.2)</text:p>
          </table:table-cell>
          <table:table-cell table:style-name="Tabelle4.A1" office:value-type="string">
            <text:p text:style-name="P7">0</text:p>
            <text:p text:style-name="P20">168</text:p>
          </table:table-cell>
          <table:table-cell table:style-name="Tabelle4.D1" office:value-type="string">
            <text:p text:style-name="P20">376</text:p>
            <text:p text:style-name="P7">1124</text:p>
          </table:table-cell>
        </table:table-row>
        <table:table-row>
          <table:table-cell table:style-name="Tabelle4.A2" office:value-type="string">
            <text:p text:style-name="P6">V6 occ. V26 inc.</text:p>
            <text:p text:style-name="P6">edge detection</text:p>
          </table:table-cell>
          <table:table-cell table:style-name="Tabelle4.A2" office:value-type="string">
            <text:p text:style-name="P20">404</text:p>
            <text:p text:style-name="P20">404</text:p>
          </table:table-cell>
          <table:table-cell table:style-name="Tabelle4.A2" office:value-type="string">
            <text:p text:style-name="P7">0</text:p>
            <text:p text:style-name="P7">244</text:p>
          </table:table-cell>
          <table:table-cell table:style-name="Tabelle4.D2" office:value-type="string">
            <text:p text:style-name="P7">120</text:p>
            <text:p text:style-name="P7">8604</text:p>
          </table:table-cell>
        </table:table-row>
        <table:table-row>
          <table:table-cell table:style-name="Tabelle4.A2" office:value-type="string">
            <text:p text:style-name="P6">V26 occ. V18 inc.</text:p>
            <text:p text:style-name="P6">edge detection</text:p>
          </table:table-cell>
          <table:table-cell table:style-name="Tabelle4.A2" office:value-type="string">
            <text:p text:style-name="P7">416</text:p>
            <text:p text:style-name="P7">812</text:p>
          </table:table-cell>
          <table:table-cell table:style-name="Tabelle4.A2" office:value-type="string">
            <text:p text:style-name="P7">0</text:p>
            <text:p text:style-name="P20">168</text:p>
          </table:table-cell>
          <table:table-cell table:style-name="Tabelle4.D2" office:value-type="string">
            <text:p text:style-name="P20">336</text:p>
            <text:p text:style-name="P7">1084</text:p>
          </table:table-cell>
        </table:table-row>
        <table:table-row>
          <table:table-cell table:style-name="Tabelle4.A2" office:value-type="string">
            <text:p text:style-name="P6">V18 occ. V26 inc.</text:p>
            <text:p text:style-name="P6">edge detection</text:p>
          </table:table-cell>
          <table:table-cell table:style-name="Tabelle4.A2" office:value-type="string">
            <text:p text:style-name="P20">404</text:p>
            <text:p text:style-name="P20">404</text:p>
          </table:table-cell>
          <table:table-cell table:style-name="Tabelle4.A2" office:value-type="string">
            <text:p text:style-name="P7">0</text:p>
            <text:p text:style-name="P7">236</text:p>
          </table:table-cell>
          <table:table-cell table:style-name="Tabelle4.D2" office:value-type="string">
            <text:p text:style-name="P7">120</text:p>
            <text:p text:style-name="P7">532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06T07:53:45.88</meta:creation-date>
    <dc:date>2019-12-13T20:31:07.12</dc:date>
    <meta:editing-duration>P1DT6H20M59S</meta:editing-duration>
    <meta:editing-cycles>8</meta:editing-cycles>
    <meta:generator>OpenOffice/4.1.6$Win32 OpenOffice.org_project/416m1$Build-9790</meta:generator>
    <meta:document-statistic meta:table-count="15" meta:image-count="0" meta:object-count="0" meta:page-count="7" meta:paragraph-count="1210" meta:word-count="1835" meta:character-count="9136"/>
  </office:meta>
</office:document-meta>
</file>